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ans-serif" svg:font-family="sans-serif" style:font-family-generic="swiss" style:font-pitch="variable"/>
  </office:font-face-decls>
  <office:automatic-styles>
    <style:style style:name="dp1" style:family="drawing-page"/>
    <style:style style:name="gr1" style:family="graphic" style:parent-style-name="standard">
      <style:graphic-properties draw:stroke="none" draw:stroke-dash="Dash_20_Dot_20_4" svg:stroke-width="0cm" draw:stroke-linejoin="none" svg:stroke-linecap="butt" draw:fill="solid" draw:fill-color="#ffffff" draw:textarea-horizontal-align="center" draw:textarea-vertical-align="middle"/>
    </style:style>
    <style:style style:name="gr2" style:family="graphic" style:parent-style-name="standard">
      <style:graphic-properties draw:stroke="solid" draw:stroke-dash="Dash_20_Dot_20_4" svg:stroke-width="0.007cm" svg:stroke-color="#555555" draw:stroke-linejoin="miter" svg:stroke-linecap="butt" draw:textarea-horizontal-align="center" draw:textarea-vertical-align="middle" fo:padding-top="0.128cm" fo:padding-bottom="0.128cm" fo:padding-left="0.253cm" fo:padding-right="0.253cm"/>
    </style:style>
    <style:style style:name="gr3" style:family="graphic" style:parent-style-name="standard">
      <style:graphic-properties draw:stroke="solid" draw:stroke-dash="Dash_20_Dot_20_5" svg:stroke-width="0.005cm" svg:stroke-color="#888888" draw:stroke-linejoin="miter" svg:stroke-linecap="butt" draw:textarea-horizontal-align="center" draw:textarea-vertical-align="middle" fo:padding-top="0.127cm" fo:padding-bottom="0.127cm" fo:padding-left="0.252cm" fo:padding-right="0.252cm"/>
    </style:style>
    <style:style style:name="gr4" style:family="graphic" style:parent-style-name="standard">
      <style:graphic-properties draw:stroke="none" draw:fill="none" draw:fill-color="#ffffff" draw:textarea-horizontal-align="left" draw:auto-grow-width="true" fo:min-height="0.2cm" fo:min-width="2.265cm" fo:padding-top="0cm" fo:padding-bottom="0cm" fo:padding-left="0cm" fo:padding-right="0cm"/>
      <style:paragraph-properties style:writing-mode="lr-tb"/>
    </style:style>
    <style:style style:name="gr5" style:family="graphic" style:parent-style-name="standard">
      <style:graphic-properties draw:stroke="solid" draw:stroke-dash="Dash_20_Dot_20_4" svg:stroke-width="0.021cm" svg:stroke-color="#c00000" draw:stroke-linejoin="miter" svg:stroke-linecap="round" draw:textarea-horizontal-align="center" draw:textarea-vertical-align="middle" fo:padding-top="0.135cm" fo:padding-bottom="0.135cm" fo:padding-left="0.26cm" fo:padding-right="0.26cm"/>
    </style:style>
    <style:style style:name="gr6" style:family="graphic" style:parent-style-name="standard">
      <style:graphic-properties draw:stroke="solid" draw:stroke-dash="Dash_20_Dot_20_4" svg:stroke-width="0.019cm" svg:stroke-color="#888888" draw:stroke-linejoin="miter" svg:stroke-linecap="round" draw:textarea-horizontal-align="center" draw:textarea-vertical-align="middle" fo:padding-top="0.134cm" fo:padding-bottom="0.134cm" fo:padding-left="0.259cm" fo:padding-right="0.259cm"/>
    </style:style>
    <style:style style:name="gr7" style:family="graphic" style:parent-style-name="standard">
      <style:graphic-properties draw:stroke="solid" draw:stroke-dash="Dash_20_Dot_20_4" svg:stroke-width="0.018cm" svg:stroke-color="#888888" draw:stroke-linejoin="miter" svg:stroke-linecap="round" draw:textarea-horizontal-align="center" draw:textarea-vertical-align="middle" fo:padding-top="0.134cm" fo:padding-bottom="0.134cm" fo:padding-left="0.259cm" fo:padding-right="0.259cm"/>
    </style:style>
    <style:style style:name="gr8" style:family="graphic" style:parent-style-name="standard">
      <style:graphic-properties draw:stroke="solid" draw:stroke-dash="Dash_20_Dot_20_4" svg:stroke-width="0.016cm" svg:stroke-color="#1060d0" draw:stroke-linejoin="miter" svg:stroke-linecap="round" draw:textarea-horizontal-align="center" draw:textarea-vertical-align="middle" fo:padding-top="0.133cm" fo:padding-bottom="0.133cm" fo:padding-left="0.258cm" fo:padding-right="0.258cm"/>
    </style:style>
    <style:style style:name="gr9" style:family="graphic" style:parent-style-name="standard">
      <style:graphic-properties draw:stroke="solid" draw:stroke-dash="Dash_20_Dot_20_4" svg:stroke-width="0.015cm" svg:stroke-color="#888888" draw:stroke-linejoin="miter" svg:stroke-linecap="round" draw:textarea-horizontal-align="center" draw:textarea-vertical-align="middle" fo:padding-top="0.132cm" fo:padding-bottom="0.132cm" fo:padding-left="0.257cm" fo:padding-right="0.257cm"/>
    </style:style>
    <style:style style:name="gr10" style:family="graphic" style:parent-style-name="standard">
      <style:graphic-properties draw:stroke="solid" draw:stroke-dash="Dash_20_Dot_20_4" svg:stroke-width="0.013cm" svg:stroke-color="#888888" draw:stroke-linejoin="miter" svg:stroke-linecap="round" draw:textarea-horizontal-align="center" draw:textarea-vertical-align="middle" fo:padding-top="0.131cm" fo:padding-bottom="0.131cm" fo:padding-left="0.256cm" fo:padding-right="0.256cm"/>
    </style:style>
    <style:style style:name="gr11" style:family="graphic" style:parent-style-name="standard">
      <style:graphic-properties draw:stroke="solid" draw:stroke-dash="Dash_20_Dot_20_4" svg:stroke-width="0.013cm" svg:stroke-color="#c00000" draw:stroke-linejoin="miter" svg:stroke-linecap="round" draw:textarea-horizontal-align="center" draw:textarea-vertical-align="middle" fo:padding-top="0.131cm" fo:padding-bottom="0.131cm" fo:padding-left="0.256cm" fo:padding-right="0.256cm"/>
    </style:style>
    <style:style style:name="gr12" style:family="graphic" style:parent-style-name="standard">
      <style:graphic-properties draw:stroke="solid" draw:stroke-dash="Dash_20_Dot_20_4" svg:stroke-width="0.011cm" svg:stroke-color="#888888" draw:stroke-linejoin="miter" svg:stroke-linecap="round" draw:textarea-horizontal-align="center" draw:textarea-vertical-align="middle" fo:padding-top="0.13cm" fo:padding-bottom="0.13cm" fo:padding-left="0.255cm" fo:padding-right="0.255cm"/>
    </style:style>
    <style:style style:name="gr13" style:family="graphic" style:parent-style-name="standard">
      <style:graphic-properties draw:stroke="solid" draw:stroke-dash="Dash_20_Dot_20_4" svg:stroke-width="0.033cm" svg:stroke-color="#888888" draw:stroke-linejoin="miter" svg:stroke-linecap="round" draw:textarea-horizontal-align="center" draw:textarea-vertical-align="middle" fo:padding-top="0.141cm" fo:padding-bottom="0.141cm" fo:padding-left="0.266cm" fo:padding-right="0.266cm"/>
    </style:style>
    <style:style style:name="gr14" style:family="graphic" style:parent-style-name="standard">
      <style:graphic-properties draw:stroke="solid" draw:stroke-dash="Dash_20_Dot_20_4" svg:stroke-width="0.031cm" svg:stroke-color="#1060d0" draw:stroke-linejoin="miter" svg:stroke-linecap="round" draw:textarea-horizontal-align="center" draw:textarea-vertical-align="middle" fo:padding-top="0.14cm" fo:padding-bottom="0.14cm" fo:padding-left="0.265cm" fo:padding-right="0.265cm"/>
    </style:style>
    <style:style style:name="gr15" style:family="graphic" style:parent-style-name="standard">
      <style:graphic-properties draw:stroke="solid" draw:stroke-dash="Dash_20_Dot_20_4" svg:stroke-width="0.029cm" svg:stroke-color="#888888" draw:stroke-linejoin="miter" svg:stroke-linecap="round" draw:textarea-horizontal-align="center" draw:textarea-vertical-align="middle" fo:padding-top="0.139cm" fo:padding-bottom="0.139cm" fo:padding-left="0.264cm" fo:padding-right="0.264cm"/>
    </style:style>
    <style:style style:name="gr16" style:family="graphic" style:parent-style-name="standard">
      <style:graphic-properties draw:stroke="solid" draw:stroke-dash="Dash_20_Dot_20_4" svg:stroke-width="0.027cm" svg:stroke-color="#888888" draw:stroke-linejoin="miter" svg:stroke-linecap="round" draw:textarea-horizontal-align="center" draw:textarea-vertical-align="middle" fo:padding-top="0.138cm" fo:padding-bottom="0.138cm" fo:padding-left="0.263cm" fo:padding-right="0.263cm"/>
    </style:style>
    <style:style style:name="gr17" style:family="graphic" style:parent-style-name="standard">
      <style:graphic-properties draw:stroke="solid" draw:stroke-dash="Dash_20_Dot_20_4" svg:stroke-width="0.025cm" svg:stroke-color="#888888" draw:stroke-linejoin="miter" svg:stroke-linecap="round" draw:textarea-horizontal-align="center" draw:textarea-vertical-align="middle" fo:padding-top="0.137cm" fo:padding-bottom="0.137cm" fo:padding-left="0.262cm" fo:padding-right="0.262cm"/>
    </style:style>
    <style:style style:name="gr18" style:family="graphic" style:parent-style-name="standard">
      <style:graphic-properties draw:stroke="solid" draw:stroke-dash="Dash_20_Dot_20_4" svg:stroke-width="0.025cm" svg:stroke-color="#c00000" draw:stroke-linejoin="miter" svg:stroke-linecap="round" draw:textarea-horizontal-align="center" draw:textarea-vertical-align="middle" fo:padding-top="0.137cm" fo:padding-bottom="0.137cm" fo:padding-left="0.262cm" fo:padding-right="0.262cm"/>
    </style:style>
    <style:style style:name="gr19" style:family="graphic" style:parent-style-name="standard">
      <style:graphic-properties draw:stroke="solid" draw:stroke-dash="Dash_20_Dot_20_4" svg:stroke-width="0.024cm" svg:stroke-color="#888888" draw:stroke-linejoin="miter" svg:stroke-linecap="round" draw:textarea-horizontal-align="center" draw:textarea-vertical-align="middle" fo:padding-top="0.137cm" fo:padding-bottom="0.137cm" fo:padding-left="0.262cm" fo:padding-right="0.262cm"/>
    </style:style>
    <style:style style:name="gr20" style:family="graphic" style:parent-style-name="standard">
      <style:graphic-properties draw:stroke="solid" draw:stroke-dash="Dash_20_Dot_20_4" svg:stroke-width="0.021cm" svg:stroke-color="#888888" draw:stroke-linejoin="miter" svg:stroke-linecap="round" draw:textarea-horizontal-align="center" draw:textarea-vertical-align="middle" fo:padding-top="0.135cm" fo:padding-bottom="0.135cm" fo:padding-left="0.26cm" fo:padding-right="0.26cm"/>
    </style:style>
    <style:style style:name="gr21" style:family="graphic" style:parent-style-name="standard">
      <style:graphic-properties draw:stroke="solid" draw:stroke-dash="Dash_20_Dot_20_4" svg:stroke-width="0.021cm" svg:stroke-color="#1060d0" draw:stroke-linejoin="miter" svg:stroke-linecap="round" draw:textarea-horizontal-align="center" draw:textarea-vertical-align="middle" fo:padding-top="0.135cm" fo:padding-bottom="0.135cm" fo:padding-left="0.26cm" fo:padding-right="0.26cm"/>
    </style:style>
    <style:style style:name="gr22" style:family="graphic" style:parent-style-name="standard">
      <style:graphic-properties draw:stroke="solid" draw:stroke-dash="Dash_20_Dot_20_4" svg:stroke-width="0.016cm" svg:stroke-color="#888888" draw:stroke-linejoin="miter" svg:stroke-linecap="round" draw:textarea-horizontal-align="center" draw:textarea-vertical-align="middle" fo:padding-top="0.133cm" fo:padding-bottom="0.133cm" fo:padding-left="0.258cm" fo:padding-right="0.258cm"/>
    </style:style>
    <style:style style:name="gr23" style:family="graphic" style:parent-style-name="standard">
      <style:graphic-properties draw:stroke="solid" draw:stroke-dash="Dash_20_Dot_20_4" svg:stroke-width="0.016cm" svg:stroke-color="#c00000" draw:stroke-linejoin="miter" svg:stroke-linecap="round" draw:textarea-horizontal-align="center" draw:textarea-vertical-align="middle" fo:padding-top="0.133cm" fo:padding-bottom="0.133cm" fo:padding-left="0.258cm" fo:padding-right="0.258cm"/>
    </style:style>
    <style:style style:name="gr24" style:family="graphic" style:parent-style-name="standard">
      <style:graphic-properties draw:stroke="solid" draw:stroke-dash="Dash_20_Dot_20_4" svg:stroke-width="0.014cm" svg:stroke-color="#888888" draw:stroke-linejoin="miter" svg:stroke-linecap="round" draw:textarea-horizontal-align="center" draw:textarea-vertical-align="middle" fo:padding-top="0.132cm" fo:padding-bottom="0.132cm" fo:padding-left="0.257cm" fo:padding-right="0.257cm"/>
    </style:style>
    <style:style style:name="gr25" style:family="graphic" style:parent-style-name="standard">
      <style:graphic-properties draw:stroke="solid" draw:stroke-dash="Dash_20_Dot_20_4" svg:stroke-width="0.014cm" svg:stroke-color="#1060d0" draw:stroke-linejoin="miter" svg:stroke-linecap="round" draw:textarea-horizontal-align="center" draw:textarea-vertical-align="middle" fo:padding-top="0.132cm" fo:padding-bottom="0.132cm" fo:padding-left="0.257cm" fo:padding-right="0.257cm"/>
    </style:style>
    <style:style style:name="gr26" style:family="graphic" style:parent-style-name="standard">
      <style:graphic-properties draw:stroke="solid" draw:stroke-dash="Dash_20_Dot_20_4" svg:stroke-width="0.011cm" svg:stroke-color="#1060d0" draw:stroke-linejoin="miter" svg:stroke-linecap="round" draw:textarea-horizontal-align="center" draw:textarea-vertical-align="middle" fo:padding-top="0.13cm" fo:padding-bottom="0.13cm" fo:padding-left="0.255cm" fo:padding-right="0.255cm"/>
    </style:style>
    <style:style style:name="gr27" style:family="graphic" style:parent-style-name="standard">
      <style:graphic-properties draw:stroke="solid" draw:stroke-dash="Dash_20_Dot_20_4" svg:stroke-width="0.01cm" svg:stroke-color="#888888" draw:stroke-linejoin="miter" svg:stroke-linecap="round" draw:textarea-horizontal-align="center" draw:textarea-vertical-align="middle" fo:padding-top="0.13cm" fo:padding-bottom="0.13cm" fo:padding-left="0.255cm" fo:padding-right="0.255cm"/>
    </style:style>
    <style:style style:name="gr28" style:family="graphic" style:parent-style-name="standard">
      <style:graphic-properties draw:stroke="solid" draw:stroke-dash="Dash_20_Dot_20_4" svg:stroke-width="0.01cm" svg:stroke-color="#c00000" draw:stroke-linejoin="miter" svg:stroke-linecap="round" draw:textarea-horizontal-align="center" draw:textarea-vertical-align="middle" fo:padding-top="0.13cm" fo:padding-bottom="0.13cm" fo:padding-left="0.255cm" fo:padding-right="0.255cm"/>
    </style:style>
    <style:style style:name="gr29" style:family="graphic" style:parent-style-name="standard">
      <style:graphic-properties draw:stroke="solid" draw:stroke-dash="Dash_20_Dot_20_4" svg:stroke-width="0.009cm" svg:stroke-color="#888888" draw:stroke-linejoin="miter" svg:stroke-linecap="round" draw:textarea-horizontal-align="center" draw:textarea-vertical-align="middle" fo:padding-top="0.129cm" fo:padding-bottom="0.129cm" fo:padding-left="0.254cm" fo:padding-right="0.254cm"/>
    </style:style>
    <style:style style:name="gr30" style:family="graphic" style:parent-style-name="standard">
      <style:graphic-properties draw:stroke="solid" draw:stroke-dash="Dash_20_Dot_20_4" svg:stroke-width="0.009cm" svg:stroke-color="#1060d0" draw:stroke-linejoin="miter" svg:stroke-linecap="round" draw:textarea-horizontal-align="center" draw:textarea-vertical-align="middle" fo:padding-top="0.129cm" fo:padding-bottom="0.129cm" fo:padding-left="0.254cm" fo:padding-right="0.254cm"/>
    </style:style>
    <style:style style:name="gr31" style:family="graphic" style:parent-style-name="standard">
      <style:graphic-properties draw:stroke="solid" draw:stroke-dash="Dash_20_Dot_20_4" svg:stroke-width="0.008cm" svg:stroke-color="#888888" draw:stroke-linejoin="miter" svg:stroke-linecap="round" draw:textarea-horizontal-align="center" draw:textarea-vertical-align="middle" fo:padding-top="0.129cm" fo:padding-bottom="0.129cm" fo:padding-left="0.254cm" fo:padding-right="0.254cm"/>
    </style:style>
    <style:style style:name="gr32" style:family="graphic" style:parent-style-name="standard">
      <style:graphic-properties draw:stroke="solid" draw:stroke-dash="Dash_20_Dot_20_4" svg:stroke-width="0.008cm" svg:stroke-color="#c00000" draw:stroke-linejoin="miter" svg:stroke-linecap="round" draw:textarea-horizontal-align="center" draw:textarea-vertical-align="middle" fo:padding-top="0.129cm" fo:padding-bottom="0.129cm" fo:padding-left="0.254cm" fo:padding-right="0.254cm"/>
    </style:style>
    <style:style style:name="gr33" style:family="graphic" style:parent-style-name="standard">
      <style:graphic-properties draw:stroke="solid" draw:stroke-dash="Dash_20_Dot_20_4" svg:stroke-width="0.008cm" svg:stroke-color="#1060d0" draw:stroke-linejoin="miter" svg:stroke-linecap="round" draw:textarea-horizontal-align="center" draw:textarea-vertical-align="middle" fo:padding-top="0.129cm" fo:padding-bottom="0.129cm" fo:padding-left="0.254cm" fo:padding-right="0.254cm"/>
    </style:style>
    <style:style style:name="gr34" style:family="graphic" style:parent-style-name="standard">
      <style:graphic-properties draw:stroke="solid" draw:stroke-dash="Dash_20_Dot_20_4" svg:stroke-width="0.004cm" svg:stroke-color="#888888" draw:stroke-linejoin="miter" svg:stroke-linecap="butt" draw:textarea-horizontal-align="center" draw:textarea-vertical-align="middle" fo:padding-top="0.127cm" fo:padding-bottom="0.127cm" fo:padding-left="0.252cm" fo:padding-right="0.252cm"/>
    </style:style>
    <style:style style:name="gr35" style:family="graphic" style:parent-style-name="standard">
      <style:graphic-properties draw:stroke="solid" draw:stroke-dash="Dash_20_Dot_20_4" svg:stroke-width="0.005cm" svg:stroke-color="#000000" draw:stroke-linejoin="miter" svg:stroke-linecap="butt" draw:fill="none" draw:fill-color="#ffffff" draw:textarea-horizontal-align="center" draw:textarea-vertical-align="middle" fo:padding-top="0.127cm" fo:padding-bottom="0.127cm" fo:padding-left="0.252cm" fo:padding-right="0.252cm"/>
    </style:style>
    <style:style style:name="gr36" style:family="graphic" style:parent-style-name="standard">
      <style:graphic-properties draw:stroke="none" draw:fill="none" draw:fill-color="#ffffff" draw:textarea-horizontal-align="left" draw:auto-grow-width="true" fo:min-height="0.071cm" fo:min-width="0.08cm" fo:padding-top="0cm" fo:padding-bottom="0cm" fo:padding-left="0cm" fo:padding-right="0cm"/>
      <style:paragraph-properties style:writing-mode="lr-tb"/>
    </style:style>
    <style:style style:name="gr37" style:family="graphic" style:parent-style-name="standard">
      <style:graphic-properties draw:stroke="none" draw:stroke-dash="Dash_20_Dot_20_4" svg:stroke-width="0cm" svg:stroke-color="#000000" draw:stroke-linejoin="none" svg:stroke-linecap="butt" draw:fill="solid" draw:fill-color="#9467bd" draw:textarea-horizontal-align="center" draw:textarea-vertical-align="middle"/>
    </style:style>
    <style:style style:name="gr38" style:family="graphic" style:parent-style-name="standard">
      <style:graphic-properties draw:stroke="none" draw:stroke-dash="Dash_20_Dot_20_4" svg:stroke-width="0cm" svg:stroke-color="#000000" draw:stroke-linejoin="none" svg:stroke-linecap="butt" draw:fill="solid" draw:fill-color="#d62728" draw:textarea-horizontal-align="center" draw:textarea-vertical-align="middle"/>
    </style:style>
    <style:style style:name="gr39" style:family="graphic" style:parent-style-name="standard">
      <style:graphic-properties draw:stroke="solid" draw:stroke-dash="Dash_20_Dot_20_4" svg:stroke-width="0.005cm" svg:stroke-color="#000000" draw:stroke-linejoin="miter" svg:stroke-linecap="butt" draw:fill="none" draw:fill-color="#d62728" draw:textarea-horizontal-align="center" draw:textarea-vertical-align="middle" fo:padding-top="0.127cm" fo:padding-bottom="0.127cm" fo:padding-left="0.252cm" fo:padding-right="0.252cm"/>
    </style:style>
    <style:style style:name="gr40" style:family="graphic" style:parent-style-name="standard">
      <style:graphic-properties draw:stroke="none" draw:fill="none" draw:fill-color="#ffffff" draw:textarea-horizontal-align="left" draw:auto-grow-width="true" fo:min-height="0.071cm" fo:min-width="0.085cm" fo:padding-top="0cm" fo:padding-bottom="0cm" fo:padding-left="0cm" fo:padding-right="0cm"/>
      <style:paragraph-properties style:writing-mode="lr-tb"/>
    </style:style>
    <style:style style:name="gr41" style:family="graphic" style:parent-style-name="standard">
      <style:graphic-properties draw:stroke="none" draw:fill="none" draw:fill-color="#ffffff" draw:textarea-horizontal-align="left" draw:auto-grow-width="true" fo:min-height="0.071cm" fo:min-width="0.076cm" fo:padding-top="0cm" fo:padding-bottom="0cm" fo:padding-left="0cm" fo:padding-right="0cm"/>
      <style:paragraph-properties style:writing-mode="lr-tb"/>
    </style:style>
    <style:style style:name="gr42" style:family="graphic" style:parent-style-name="standard">
      <style:graphic-properties draw:stroke="none" draw:fill="none" draw:fill-color="#ffffff" draw:textarea-horizontal-align="left" draw:auto-grow-width="true" fo:min-height="0.071cm" fo:min-width="0.073cm" fo:padding-top="0cm" fo:padding-bottom="0cm" fo:padding-left="0cm" fo:padding-right="0cm"/>
      <style:paragraph-properties style:writing-mode="lr-tb"/>
    </style:style>
    <style:style style:name="gr43" style:family="graphic" style:parent-style-name="standard">
      <style:graphic-properties draw:stroke="none" draw:fill="none" draw:fill-color="#ffffff" draw:textarea-horizontal-align="left" draw:auto-grow-width="true" fo:min-height="0.071cm" fo:min-width="0.079cm" fo:padding-top="0cm" fo:padding-bottom="0cm" fo:padding-left="0cm" fo:padding-right="0cm"/>
      <style:paragraph-properties style:writing-mode="lr-tb"/>
    </style:style>
    <style:style style:name="gr44" style:family="graphic" style:parent-style-name="standard">
      <style:graphic-properties draw:stroke="none" draw:stroke-dash="Dash_20_Dot_20_4" svg:stroke-width="0cm" svg:stroke-color="#000000" draw:stroke-linejoin="none" svg:stroke-linecap="butt" draw:fill="solid" draw:fill-color="#2ca02c" draw:textarea-horizontal-align="center" draw:textarea-vertical-align="middle"/>
    </style:style>
    <style:style style:name="gr45" style:family="graphic" style:parent-style-name="standard">
      <style:graphic-properties draw:stroke="solid" draw:stroke-dash="Dash_20_Dot_20_4" svg:stroke-width="0.005cm" svg:stroke-color="#000000" draw:stroke-linejoin="miter" svg:stroke-linecap="butt" draw:fill="none" draw:fill-color="#2ca02c" draw:textarea-horizontal-align="center" draw:textarea-vertical-align="middle" fo:padding-top="0.127cm" fo:padding-bottom="0.127cm" fo:padding-left="0.252cm" fo:padding-right="0.252cm"/>
    </style:style>
    <style:style style:name="gr46" style:family="graphic" style:parent-style-name="standard">
      <style:graphic-properties draw:stroke="none" draw:stroke-dash="Dash_20_Dot_20_4" svg:stroke-width="0cm" svg:stroke-color="#000000" draw:stroke-linejoin="none" svg:stroke-linecap="butt" draw:fill="solid" draw:fill-color="#ff7f0e" draw:textarea-horizontal-align="center" draw:textarea-vertical-align="middle"/>
    </style:style>
    <style:style style:name="gr47" style:family="graphic" style:parent-style-name="standard">
      <style:graphic-properties draw:stroke="none" draw:stroke-dash="Dash_20_Dot_20_4" svg:stroke-width="0cm" svg:stroke-color="#000000" draw:stroke-linejoin="none" svg:stroke-linecap="butt" draw:fill="solid" draw:fill-color="#1f77b4" draw:textarea-horizontal-align="center" draw:textarea-vertical-align="middle"/>
    </style:style>
    <style:style style:name="gr48" style:family="graphic" style:parent-style-name="standard">
      <style:graphic-properties draw:stroke="none" draw:fill="none" draw:fill-color="#ffffff" draw:textarea-horizontal-align="left" draw:auto-grow-width="true" fo:min-height="0.2cm" fo:min-width="0.245cm" fo:padding-top="0cm" fo:padding-bottom="0cm" fo:padding-left="0cm" fo:padding-right="0cm"/>
      <style:paragraph-properties style:writing-mode="lr-tb"/>
    </style:style>
    <style:style style:name="gr49" style:family="graphic" style:parent-style-name="standard">
      <style:graphic-properties draw:stroke="none" draw:fill="none" draw:fill-color="#ffffff" draw:textarea-horizontal-align="left" draw:auto-grow-width="true" fo:min-height="0.141cm" fo:min-width="0.076cm" fo:padding-top="0cm" fo:padding-bottom="0cm" fo:padding-left="0cm" fo:padding-right="0cm"/>
      <style:paragraph-properties style:writing-mode="lr-tb"/>
    </style:style>
    <style:style style:name="gr50" style:family="graphic" style:parent-style-name="standard">
      <style:graphic-properties draw:stroke="none" draw:fill="none" draw:fill-color="#ffffff" draw:textarea-horizontal-align="left" draw:auto-grow-width="true" fo:min-height="0.2cm" fo:min-width="0.262cm" fo:padding-top="0cm" fo:padding-bottom="0cm" fo:padding-left="0cm" fo:padding-right="0cm"/>
      <style:paragraph-properties style:writing-mode="lr-tb"/>
    </style:style>
    <style:style style:name="gr51" style:family="graphic" style:parent-style-name="standard">
      <style:graphic-properties draw:stroke="none" draw:fill="none" draw:fill-color="#ffffff" draw:textarea-horizontal-align="left" draw:auto-grow-width="true" fo:min-height="0.2cm" fo:min-width="0.236cm" fo:padding-top="0cm" fo:padding-bottom="0cm" fo:padding-left="0cm" fo:padding-right="0cm"/>
      <style:paragraph-properties style:writing-mode="lr-tb"/>
    </style:style>
    <style:style style:name="gr52" style:family="graphic" style:parent-style-name="standard">
      <style:graphic-properties draw:stroke="none" draw:fill="none" draw:fill-color="#ffffff" draw:textarea-horizontal-align="left" draw:auto-grow-width="true" fo:min-height="0.2cm" fo:min-width="0.26cm" fo:padding-top="0cm" fo:padding-bottom="0cm" fo:padding-left="0cm" fo:padding-right="0cm"/>
      <style:paragraph-properties style:writing-mode="lr-tb"/>
    </style:style>
    <style:style style:name="gr53" style:family="graphic" style:parent-style-name="standard">
      <style:graphic-properties draw:stroke="none" draw:fill="none" draw:fill-color="#ffffff" draw:textarea-horizontal-align="left" draw:auto-grow-width="true" fo:min-height="0.2cm" fo:min-width="0.252cm" fo:padding-top="0cm" fo:padding-bottom="0cm" fo:padding-left="0cm" fo:padding-right="0cm"/>
      <style:paragraph-properties style:writing-mode="lr-tb"/>
    </style:style>
    <style:style style:name="gr54" style:family="graphic" style:parent-style-name="standard">
      <style:graphic-properties draw:stroke="none" draw:fill="none" draw:fill-color="#ffffff" draw:textarea-horizontal-align="left" draw:auto-grow-width="true" fo:min-height="0.2cm" fo:min-width="0.25cm" fo:padding-top="0cm" fo:padding-bottom="0cm" fo:padding-left="0cm" fo:padding-right="0cm"/>
      <style:paragraph-properties style:writing-mode="lr-tb"/>
    </style:style>
    <style:style style:name="gr55" style:family="graphic" style:parent-style-name="standard">
      <style:graphic-properties draw:stroke="none" draw:fill="none" draw:fill-color="#ffffff" draw:textarea-horizontal-align="left" draw:auto-grow-width="true" fo:min-height="0.141cm" fo:min-width="0.154cm" fo:padding-top="0cm" fo:padding-bottom="0cm" fo:padding-left="0cm" fo:padding-right="0cm"/>
      <style:paragraph-properties style:writing-mode="lr-tb"/>
    </style:style>
    <style:style style:name="gr56" style:family="graphic" style:parent-style-name="standard">
      <style:graphic-properties draw:stroke="none" draw:stroke-dash="Dash_20_Dot_20_4" svg:stroke-width="0cm" svg:stroke-color="#000000" draw:stroke-linejoin="none" svg:stroke-linecap="butt" draw:fill="solid" draw:fill-color="#000000" draw:textarea-horizontal-align="center" draw:textarea-vertical-align="middle"/>
    </style:style>
    <style:style style:name="gr57" style:family="graphic" style:parent-style-name="standard">
      <style:graphic-properties draw:stroke="none" draw:fill="none" draw:fill-color="#ffffff" draw:textarea-horizontal-align="left" draw:auto-grow-width="true" fo:min-height="0.256cm" fo:min-width="0.353cm" fo:padding-top="0cm" fo:padding-bottom="0cm" fo:padding-left="0cm" fo:padding-right="0cm"/>
      <style:paragraph-properties style:writing-mode="lr-tb"/>
    </style:style>
    <style:style style:name="gr58" style:family="graphic" style:parent-style-name="standard">
      <style:graphic-properties draw:stroke="none" draw:fill="none" draw:fill-color="#ffffff" draw:textarea-horizontal-align="left" draw:auto-grow-width="true" fo:min-height="0.256cm" fo:min-width="0.335cm" fo:padding-top="0cm" fo:padding-bottom="0cm" fo:padding-left="0cm" fo:padding-right="0cm"/>
      <style:paragraph-properties style:writing-mode="lr-tb"/>
    </style:style>
    <style:style style:name="gr59" style:family="graphic" style:parent-style-name="standard">
      <style:graphic-properties draw:stroke="none" draw:fill="none" draw:fill-color="#ffffff" draw:textarea-horizontal-align="left" draw:auto-grow-width="true" fo:min-height="0.256cm" fo:min-width="0.309cm" fo:padding-top="0cm" fo:padding-bottom="0cm" fo:padding-left="0cm" fo:padding-right="0cm"/>
      <style:paragraph-properties style:writing-mode="lr-tb"/>
    </style:style>
    <style:style style:name="gr60" style:family="graphic" style:parent-style-name="standard">
      <style:graphic-properties draw:stroke="solid" draw:stroke-dash="Dash_20_Dot_20_4" svg:stroke-width="0.02cm" svg:stroke-color="#ff69b4" draw:stroke-linejoin="miter" svg:stroke-linecap="butt" draw:textarea-horizontal-align="center" draw:textarea-vertical-align="middle" fo:padding-top="0.135cm" fo:padding-bottom="0.135cm" fo:padding-left="0.26cm" fo:padding-right="0.26cm"/>
    </style:style>
    <style:style style:name="gr61" style:family="graphic" style:parent-style-name="standard">
      <style:graphic-properties draw:stroke="none" draw:stroke-dash="Dash_20_Dot_20_4" svg:stroke-width="0cm" svg:stroke-color="#ff69b4" draw:stroke-linejoin="none" svg:stroke-linecap="butt" draw:fill="solid" draw:fill-color="#000000" draw:textarea-horizontal-align="center" draw:textarea-vertical-align="middle"/>
    </style:style>
    <style:style style:name="P1" style:family="paragraph">
      <loext:graphic-properties draw:fill="solid" draw:fill-color="#ffffff"/>
      <style:paragraph-properties fo:text-align="center"/>
    </style:style>
    <style:style style:name="P2" style:family="paragraph">
      <style:paragraph-properties fo:text-align="center"/>
    </style:style>
    <style:style style:name="P3" style:family="paragraph">
      <style:text-properties fo:color="#000000" loext:opacity="100%" style:text-outline="false" style:text-line-through-style="none" style:text-line-through-type="none" style:font-name="sans-serif" fo:font-size="4.90000009536743pt" fo:font-style="normal" fo:text-shadow="none" style:text-underline-style="none" fo:font-weight="bold" style:text-underline-mode="continuous" style:text-overline-mode="continuous" style:text-line-through-mode="continuous" style:font-name-asian="sans-serif" style:font-size-asian="4.90000009536743pt" style:font-name-complex="sans-serif" style:font-size-complex="4.90000009536743pt" style:text-scale="100%" style:text-overline-style="none" style:text-overline-color="font-color"/>
    </style:style>
    <style:style style:name="P4" style:family="paragraph">
      <loext:graphic-properties draw:fill="none" draw:fill-color="#ffffff"/>
      <style:text-properties fo:color="#000000" loext:opacity="100%" style:text-outline="false" style:text-line-through-style="none" style:text-line-through-type="none" style:font-name="sans-serif" fo:font-size="4.90000009536743pt" fo:font-style="normal" fo:text-shadow="none" style:text-underline-style="none" fo:font-weight="bold" style:text-underline-mode="continuous" style:text-overline-mode="continuous" style:text-line-through-mode="continuous" style:font-name-asian="sans-serif" style:font-size-asian="4.90000009536743pt" style:font-name-complex="sans-serif" style:font-size-complex="4.90000009536743pt" style:text-scale="100%" style:text-overline-style="none" style:text-overline-color="font-color"/>
    </style:style>
    <style:style style:name="P5" style:family="paragraph">
      <loext:graphic-properties draw:fill="none" draw:fill-color="#ffffff"/>
      <style:paragraph-properties fo:text-align="center"/>
    </style:style>
    <style:style style:name="P6" style:family="paragraph">
      <style:text-properties fo:color="#000000" loext:opacity="100%" style:text-outline="false" style:text-line-through-style="none" style:text-line-through-type="none" style:font-name="sans-serif" fo:font-size="1.79999995231628pt" fo:font-style="normal" fo:text-shadow="none" style:text-underline-style="none" fo:font-weight="normal" style:text-underline-mode="continuous" style:text-overline-mode="continuous" style:text-line-through-mode="continuous" style:font-name-asian="sans-serif" style:font-size-asian="1.79999995231628pt" style:font-name-complex="sans-serif" style:font-size-complex="1.79999995231628pt" style:text-scale="100%" style:text-overline-style="none" style:text-overline-color="font-color"/>
    </style:style>
    <style:style style:name="P7" style:family="paragraph">
      <loext:graphic-properties draw:fill="none" draw:fill-color="#ffffff"/>
      <style:text-properties fo:color="#000000" loext:opacity="100%" style:text-outline="false" style:text-line-through-style="none" style:text-line-through-type="none" style:font-name="sans-serif" fo:font-size="1.79999995231628pt" fo:font-style="normal" fo:text-shadow="none" style:text-underline-style="none" fo:font-weight="normal" style:text-underline-mode="continuous" style:text-overline-mode="continuous" style:text-line-through-mode="continuous" style:font-name-asian="sans-serif" style:font-size-asian="1.79999995231628pt" style:font-name-complex="sans-serif" style:font-size-complex="1.79999995231628pt" style:text-scale="100%" style:text-overline-style="none" style:text-overline-color="font-color"/>
    </style:style>
    <style:style style:name="P8" style:family="paragraph">
      <loext:graphic-properties draw:fill="solid" draw:fill-color="#9467bd"/>
      <style:paragraph-properties fo:text-align="center"/>
    </style:style>
    <style:style style:name="P9" style:family="paragraph">
      <loext:graphic-properties draw:fill="solid" draw:fill-color="#d62728"/>
      <style:paragraph-properties fo:text-align="center"/>
    </style:style>
    <style:style style:name="P10" style:family="paragraph">
      <loext:graphic-properties draw:fill="none" draw:fill-color="#d62728"/>
      <style:paragraph-properties fo:text-align="center"/>
    </style:style>
    <style:style style:name="P11" style:family="paragraph">
      <loext:graphic-properties draw:fill="solid" draw:fill-color="#2ca02c"/>
      <style:paragraph-properties fo:text-align="center"/>
    </style:style>
    <style:style style:name="P12" style:family="paragraph">
      <loext:graphic-properties draw:fill="none" draw:fill-color="#2ca02c"/>
      <style:paragraph-properties fo:text-align="center"/>
    </style:style>
    <style:style style:name="P13" style:family="paragraph">
      <loext:graphic-properties draw:fill="solid" draw:fill-color="#ff7f0e"/>
      <style:paragraph-properties fo:text-align="center"/>
    </style:style>
    <style:style style:name="P14" style:family="paragraph">
      <loext:graphic-properties draw:fill="solid" draw:fill-color="#1f77b4"/>
      <style:paragraph-properties fo:text-align="center"/>
    </style:style>
    <style:style style:name="P15" style:family="paragraph">
      <style:text-properties fo:color="#222222" loext:opacity="100%" style:text-outline="false" style:text-line-through-style="none" style:text-line-through-type="none" style:font-name="sans-serif" fo:font-size="4.90000009536743pt" fo:font-style="normal" fo:text-shadow="none" style:text-underline-style="none" fo:font-weight="bold" style:text-underline-mode="continuous" style:text-overline-mode="continuous" style:text-line-through-mode="continuous" style:font-name-asian="sans-serif" style:font-size-asian="4.90000009536743pt" style:font-name-complex="sans-serif" style:font-size-complex="4.90000009536743pt" style:text-scale="100%" style:text-overline-style="none" style:text-overline-color="font-color"/>
    </style:style>
    <style:style style:name="P16" style:family="paragraph">
      <loext:graphic-properties draw:fill="none" draw:fill-color="#ffffff"/>
      <style:text-properties fo:color="#222222" loext:opacity="100%" style:text-outline="false" style:text-line-through-style="none" style:text-line-through-type="none" style:font-name="sans-serif" fo:font-size="4.90000009536743pt" fo:font-style="normal" fo:text-shadow="none" style:text-underline-style="none" fo:font-weight="bold" style:text-underline-mode="continuous" style:text-overline-mode="continuous" style:text-line-through-mode="continuous" style:font-name-asian="sans-serif" style:font-size-asian="4.90000009536743pt" style:font-name-complex="sans-serif" style:font-size-complex="4.90000009536743pt" style:text-scale="100%" style:text-overline-style="none" style:text-overline-color="font-color"/>
    </style:style>
    <style:style style:name="P17" style:family="paragraph">
      <style:text-properties fo:color="#333333" loext:opacity="100%" style:text-outline="false" style:text-line-through-style="none" style:text-line-through-type="none" style:font-name="sans-serif" fo:font-size="3.5pt" fo:font-style="normal" fo:text-shadow="none" style:text-underline-style="none" fo:font-weight="normal" style:text-underline-mode="continuous" style:text-overline-mode="continuous" style:text-line-through-mode="continuous" style:font-name-asian="sans-serif" style:font-size-asian="3.5pt" style:font-name-complex="sans-serif" style:font-size-complex="3.5pt" style:text-scale="100%" style:text-overline-style="none" style:text-overline-color="font-color"/>
    </style:style>
    <style:style style:name="P18" style:family="paragraph">
      <loext:graphic-properties draw:fill="none" draw:fill-color="#ffffff"/>
      <style:text-properties fo:color="#333333" loext:opacity="100%" style:text-outline="false" style:text-line-through-style="none" style:text-line-through-type="none" style:font-name="sans-serif" fo:font-size="3.5pt" fo:font-style="normal" fo:text-shadow="none" style:text-underline-style="none" fo:font-weight="normal" style:text-underline-mode="continuous" style:text-overline-mode="continuous" style:text-line-through-mode="continuous" style:font-name-asian="sans-serif" style:font-size-asian="3.5pt" style:font-name-complex="sans-serif" style:font-size-complex="3.5pt" style:text-scale="100%" style:text-overline-style="none" style:text-overline-color="font-color"/>
    </style:style>
    <style:style style:name="P19" style:family="paragraph">
      <loext:graphic-properties draw:fill="solid" draw:fill-color="#000000"/>
      <style:paragraph-properties fo:text-align="center"/>
    </style:style>
    <style:style style:name="P20" style:family="paragraph">
      <style:text-properties fo:color="#000000" loext:opacity="100%" style:text-outline="false" style:text-line-through-style="none" style:text-line-through-type="none" style:font-name="sans-serif" fo:font-size="6.30000019073486pt" fo:font-style="normal" fo:text-shadow="none" style:text-underline-style="none" fo:font-weight="bold" style:text-underline-mode="continuous" style:text-overline-mode="continuous" style:text-line-through-mode="continuous" style:font-name-asian="sans-serif" style:font-size-asian="6.30000019073486pt" style:font-name-complex="sans-serif" style:font-size-complex="6.30000019073486pt" style:text-scale="100%" style:text-overline-style="none" style:text-overline-color="font-color"/>
    </style:style>
    <style:style style:name="P21" style:family="paragraph">
      <loext:graphic-properties draw:fill="none" draw:fill-color="#ffffff"/>
      <style:text-properties fo:color="#000000" loext:opacity="100%" style:text-outline="false" style:text-line-through-style="none" style:text-line-through-type="none" style:font-name="sans-serif" fo:font-size="6.30000019073486pt" fo:font-style="normal" fo:text-shadow="none" style:text-underline-style="none" fo:font-weight="bold" style:text-underline-mode="continuous" style:text-overline-mode="continuous" style:text-line-through-mode="continuous" style:font-name-asian="sans-serif" style:font-size-asian="6.30000019073486pt" style:font-name-complex="sans-serif" style:font-size-complex="6.30000019073486pt" style:text-scale="100%"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11.745cm" svg:height="23.784cm" svg:x="0.013cm" svg:y="0.026cm" svg:viewBox="0 0 11746 23785" draw:points="5874,23785 0,23785 0,0 11746,0 11746,23785">
          <text:p/>
        </draw:polygon>
        <draw:line draw:style-name="gr2" draw:text-style-name="P2" draw:layer="layout" svg:x1="0.651cm" svg:y1="21.508cm" svg:x2="10.359cm" svg:y2="5.971cm">
          <text:p/>
        </draw:line>
        <draw:line draw:style-name="gr3" draw:text-style-name="P2" draw:layer="layout" svg:x1="0.41cm" svg:y1="0.496cm" svg:x2="0.41cm" svg:y2="23.655cm">
          <text:p/>
        </draw:line>
        <draw:frame draw:style-name="gr4" draw:text-style-name="P4" draw:layer="layout" svg:width="2.288cm" svg:height="0.204cm" draw:transform="rotate (1.5707963267949) translate (0.41cm 13.061cm)">
          <draw:text-box>
            <text:p text:style-name="P3">COLUMN 39 x 1877 mm</text:p>
          </draw:text-box>
        </draw:frame>
        <draw:line draw:style-name="gr5" draw:text-style-name="P2" draw:layer="layout" svg:x1="1.268cm" svg:y1="20.521cm" svg:x2="1.268cm" svg:y2="1.834cm">
          <text:p/>
        </draw:line>
        <draw:line draw:style-name="gr6" draw:text-style-name="P2" draw:layer="layout" svg:x1="1.489cm" svg:y1="20.167cm" svg:x2="1.489cm" svg:y2="1.791cm">
          <text:p/>
        </draw:line>
        <draw:line draw:style-name="gr7" draw:text-style-name="P2" draw:layer="layout" svg:x1="1.71cm" svg:y1="19.813cm" svg:x2="1.71cm" svg:y2="1.748cm">
          <text:p/>
        </draw:line>
        <draw:line draw:style-name="gr8" draw:text-style-name="P2" draw:layer="layout" svg:x1="1.932cm" svg:y1="19.459cm" svg:x2="1.932cm" svg:y2="1.706cm">
          <text:p/>
        </draw:line>
        <draw:line draw:style-name="gr9" draw:text-style-name="P2" draw:layer="layout" svg:x1="2.153cm" svg:y1="19.105cm" svg:x2="2.153cm" svg:y2="1.725cm">
          <text:p/>
        </draw:line>
        <draw:line draw:style-name="gr9" draw:text-style-name="P2" draw:layer="layout" svg:x1="2.374cm" svg:y1="18.751cm" svg:x2="2.374cm" svg:y2="1.745cm">
          <text:p/>
        </draw:line>
        <draw:line draw:style-name="gr10" draw:text-style-name="P2" draw:layer="layout" svg:x1="2.595cm" svg:y1="18.396cm" svg:x2="2.595cm" svg:y2="1.765cm">
          <text:p/>
        </draw:line>
        <draw:line draw:style-name="gr11" draw:text-style-name="P2" draw:layer="layout" svg:x1="2.817cm" svg:y1="18.042cm" svg:x2="2.817cm" svg:y2="1.784cm">
          <text:p/>
        </draw:line>
        <draw:line draw:style-name="gr12" draw:text-style-name="P2" draw:layer="layout" svg:x1="3.038cm" svg:y1="17.688cm" svg:x2="3.038cm" svg:y2="1.867cm">
          <text:p/>
        </draw:line>
        <draw:line draw:style-name="gr13" draw:text-style-name="P2" draw:layer="layout" svg:x1="3.259cm" svg:y1="17.334cm" svg:x2="3.259cm" svg:y2="2.011cm">
          <text:p/>
        </draw:line>
        <draw:line draw:style-name="gr14" draw:text-style-name="P2" draw:layer="layout" svg:x1="3.48cm" svg:y1="16.98cm" svg:x2="3.48cm" svg:y2="1.905cm">
          <text:p/>
        </draw:line>
        <draw:line draw:style-name="gr15" draw:text-style-name="P2" draw:layer="layout" svg:x1="3.702cm" svg:y1="16.626cm" svg:x2="3.702cm" svg:y2="1.988cm">
          <text:p/>
        </draw:line>
        <draw:line draw:style-name="gr16" draw:text-style-name="P2" draw:layer="layout" svg:x1="3.917cm" svg:y1="16.282cm" svg:x2="3.917cm" svg:y2="2.578cm">
          <text:p/>
        </draw:line>
        <draw:line draw:style-name="gr17" draw:text-style-name="P2" draw:layer="layout" svg:x1="4.132cm" svg:y1="15.938cm" svg:x2="4.132cm" svg:y2="2.919cm">
          <text:p/>
        </draw:line>
        <draw:line draw:style-name="gr18" draw:text-style-name="P2" draw:layer="layout" svg:x1="4.347cm" svg:y1="15.594cm" svg:x2="4.347cm" svg:y2="3.385cm">
          <text:p/>
        </draw:line>
        <draw:line draw:style-name="gr19" draw:text-style-name="P2" draw:layer="layout" svg:x1="4.561cm" svg:y1="15.251cm" svg:x2="4.561cm" svg:y2="3.851cm">
          <text:p/>
        </draw:line>
        <draw:line draw:style-name="gr20" draw:text-style-name="P2" draw:layer="layout" svg:x1="4.764cm" svg:y1="14.927cm" svg:x2="4.764cm" svg:y2="4.275cm">
          <text:p/>
        </draw:line>
        <draw:line draw:style-name="gr21" draw:text-style-name="P2" draw:layer="layout" svg:x1="4.966cm" svg:y1="14.603cm" svg:x2="4.966cm" svg:y2="4.823cm">
          <text:p/>
        </draw:line>
        <draw:line draw:style-name="gr6" draw:text-style-name="P2" draw:layer="layout" svg:x1="5.168cm" svg:y1="14.28cm" svg:x2="5.168cm" svg:y2="5.247cm">
          <text:p/>
        </draw:line>
        <draw:line draw:style-name="gr6" draw:text-style-name="P2" draw:layer="layout" svg:x1="5.358cm" svg:y1="13.976cm" svg:x2="5.358cm" svg:y2="5.753cm">
          <text:p/>
        </draw:line>
        <draw:line draw:style-name="gr22" draw:text-style-name="P2" draw:layer="layout" svg:x1="5.548cm" svg:y1="13.673cm" svg:x2="5.548cm" svg:y2="6.01cm">
          <text:p/>
        </draw:line>
        <draw:line draw:style-name="gr23" draw:text-style-name="P2" draw:layer="layout" svg:x1="5.737cm" svg:y1="13.369cm" svg:x2="5.737cm" svg:y2="6.33cm">
          <text:p/>
        </draw:line>
        <draw:line draw:style-name="gr22" draw:text-style-name="P2" draw:layer="layout" svg:x1="5.926cm" svg:y1="13.065cm" svg:x2="5.926cm" svg:y2="6.587cm">
          <text:p/>
        </draw:line>
        <draw:line draw:style-name="gr24" draw:text-style-name="P2" draw:layer="layout" svg:x1="6.116cm" svg:y1="12.762cm" svg:x2="6.116cm" svg:y2="6.781cm">
          <text:p/>
        </draw:line>
        <draw:line draw:style-name="gr25" draw:text-style-name="P2" draw:layer="layout" svg:x1="6.305cm" svg:y1="12.458cm" svg:x2="6.305cm" svg:y2="6.914cm">
          <text:p/>
        </draw:line>
        <draw:line draw:style-name="gr24" draw:text-style-name="P2" draw:layer="layout" svg:x1="6.495cm" svg:y1="12.155cm" svg:x2="6.495cm" svg:y2="7.047cm">
          <text:p/>
        </draw:line>
        <draw:line draw:style-name="gr10" draw:text-style-name="P2" draw:layer="layout" svg:x1="6.672cm" svg:y1="11.872cm" svg:x2="6.672cm" svg:y2="7.137cm">
          <text:p/>
        </draw:line>
        <draw:line draw:style-name="gr10" draw:text-style-name="P2" draw:layer="layout" svg:x1="6.849cm" svg:y1="11.588cm" svg:x2="6.849cm" svg:y2="7.228cm">
          <text:p/>
        </draw:line>
        <draw:line draw:style-name="gr11" draw:text-style-name="P2" draw:layer="layout" svg:x1="7.026cm" svg:y1="11.305cm" svg:x2="7.026cm" svg:y2="7.256cm">
          <text:p/>
        </draw:line>
        <draw:line draw:style-name="gr12" draw:text-style-name="P2" draw:layer="layout" svg:x1="7.203cm" svg:y1="11.022cm" svg:x2="7.203cm" svg:y2="7.284cm">
          <text:p/>
        </draw:line>
        <draw:line draw:style-name="gr12" draw:text-style-name="P2" draw:layer="layout" svg:x1="7.38cm" svg:y1="10.738cm" svg:x2="7.38cm" svg:y2="7.312cm">
          <text:p/>
        </draw:line>
        <draw:line draw:style-name="gr26" draw:text-style-name="P2" draw:layer="layout" svg:x1="7.557cm" svg:y1="10.455cm" svg:x2="7.557cm" svg:y2="7.216cm">
          <text:p/>
        </draw:line>
        <draw:line draw:style-name="gr27" draw:text-style-name="P2" draw:layer="layout" svg:x1="7.734cm" svg:y1="10.172cm" svg:x2="7.734cm" svg:y2="7.244cm">
          <text:p/>
        </draw:line>
        <draw:line draw:style-name="gr27" draw:text-style-name="P2" draw:layer="layout" svg:x1="7.899cm" svg:y1="9.909cm" svg:x2="7.899cm" svg:y2="7.168cm">
          <text:p/>
        </draw:line>
        <draw:line draw:style-name="gr27" draw:text-style-name="P2" draw:layer="layout" svg:x1="8.063cm" svg:y1="9.646cm" svg:x2="8.063cm" svg:y2="7.092cm">
          <text:p/>
        </draw:line>
        <draw:line draw:style-name="gr28" draw:text-style-name="P2" draw:layer="layout" svg:x1="8.227cm" svg:y1="9.383cm" svg:x2="8.227cm" svg:y2="7.015cm">
          <text:p/>
        </draw:line>
        <draw:line draw:style-name="gr29" draw:text-style-name="P2" draw:layer="layout" svg:x1="8.392cm" svg:y1="9.119cm" svg:x2="8.392cm" svg:y2="6.939cm">
          <text:p/>
        </draw:line>
        <draw:line draw:style-name="gr29" draw:text-style-name="P2" draw:layer="layout" svg:x1="8.556cm" svg:y1="8.857cm" svg:x2="8.556cm" svg:y2="6.863cm">
          <text:p/>
        </draw:line>
        <draw:line draw:style-name="gr30" draw:text-style-name="P2" draw:layer="layout" svg:x1="8.721cm" svg:y1="8.593cm" svg:x2="8.721cm" svg:y2="6.787cm">
          <text:p/>
        </draw:line>
        <draw:line draw:style-name="gr29" draw:text-style-name="P2" draw:layer="layout" svg:x1="8.885cm" svg:y1="8.33cm" svg:x2="8.885cm" svg:y2="6.711cm">
          <text:p/>
        </draw:line>
        <draw:line draw:style-name="gr29" draw:text-style-name="P2" draw:layer="layout" svg:x1="9.049cm" svg:y1="8.067cm" svg:x2="9.049cm" svg:y2="6.572cm">
          <text:p/>
        </draw:line>
        <draw:line draw:style-name="gr31" draw:text-style-name="P2" draw:layer="layout" svg:x1="9.214cm" svg:y1="7.804cm" svg:x2="9.214cm" svg:y2="6.434cm">
          <text:p/>
        </draw:line>
        <draw:line draw:style-name="gr32" draw:text-style-name="P2" draw:layer="layout" svg:x1="9.378cm" svg:y1="7.541cm" svg:x2="9.378cm" svg:y2="6.295cm">
          <text:p/>
        </draw:line>
        <draw:line draw:style-name="gr31" draw:text-style-name="P2" draw:layer="layout" svg:x1="9.542cm" svg:y1="7.278cm" svg:x2="9.542cm" svg:y2="6.157cm">
          <text:p/>
        </draw:line>
        <draw:line draw:style-name="gr31" draw:text-style-name="P2" draw:layer="layout" svg:x1="9.707cm" svg:y1="7.015cm" svg:x2="9.707cm" svg:y2="6.018cm">
          <text:p/>
        </draw:line>
        <draw:line draw:style-name="gr33" draw:text-style-name="P2" draw:layer="layout" svg:x1="9.871cm" svg:y1="6.752cm" svg:x2="9.871cm" svg:y2="5.88cm">
          <text:p/>
        </draw:line>
        <draw:line draw:style-name="gr31" draw:text-style-name="P2" draw:layer="layout" svg:x1="10.036cm" svg:y1="6.489cm" svg:x2="10.036cm" svg:y2="5.741cm">
          <text:p/>
        </draw:line>
        <draw:line draw:style-name="gr34" draw:text-style-name="P2" draw:layer="layout" svg:x1="1.268cm" svg:y1="1.834cm" svg:x2="1.405cm" svg:y2="1.364cm">
          <text:p/>
        </draw:line>
        <draw:line draw:style-name="gr34" draw:text-style-name="P2" draw:layer="layout" svg:x1="1.489cm" svg:y1="1.791cm" svg:x2="1.626cm" svg:y2="1.321cm">
          <text:p/>
        </draw:line>
        <draw:line draw:style-name="gr34" draw:text-style-name="P2" draw:layer="layout" svg:x1="1.71cm" svg:y1="1.748cm" svg:x2="1.847cm" svg:y2="1.278cm">
          <text:p/>
        </draw:line>
        <draw:line draw:style-name="gr34" draw:text-style-name="P2" draw:layer="layout" svg:x1="1.932cm" svg:y1="1.706cm" svg:x2="2.068cm" svg:y2="1.236cm">
          <text:p/>
        </draw:line>
        <draw:line draw:style-name="gr34" draw:text-style-name="P2" draw:layer="layout" svg:x1="2.153cm" svg:y1="1.725cm" svg:x2="2.265cm" svg:y2="1.255cm">
          <text:p/>
        </draw:line>
        <draw:line draw:style-name="gr34" draw:text-style-name="P2" draw:layer="layout" svg:x1="2.374cm" svg:y1="1.745cm" svg:x2="2.486cm" svg:y2="1.275cm">
          <text:p/>
        </draw:line>
        <draw:line draw:style-name="gr34" draw:text-style-name="P2" draw:layer="layout" svg:x1="2.595cm" svg:y1="1.765cm" svg:x2="2.708cm" svg:y2="1.295cm">
          <text:p/>
        </draw:line>
        <draw:line draw:style-name="gr34" draw:text-style-name="P2" draw:layer="layout" svg:x1="2.817cm" svg:y1="1.784cm" svg:x2="2.929cm" svg:y2="1.314cm">
          <text:p/>
        </draw:line>
        <draw:line draw:style-name="gr34" draw:text-style-name="P2" draw:layer="layout" svg:x1="3.038cm" svg:y1="1.867cm" svg:x2="3.15cm" svg:y2="1.397cm">
          <text:p/>
        </draw:line>
        <draw:line draw:style-name="gr34" draw:text-style-name="P2" draw:layer="layout" svg:x1="3.259cm" svg:y1="2.011cm" svg:x2="3.372cm" svg:y2="1.541cm">
          <text:p/>
        </draw:line>
        <draw:line draw:style-name="gr34" draw:text-style-name="P2" draw:layer="layout" svg:x1="3.48cm" svg:y1="1.905cm" svg:x2="3.593cm" svg:y2="1.435cm">
          <text:p/>
        </draw:line>
        <draw:line draw:style-name="gr34" draw:text-style-name="P2" draw:layer="layout" svg:x1="3.702cm" svg:y1="1.988cm" svg:x2="3.814cm" svg:y2="1.518cm">
          <text:p/>
        </draw:line>
        <draw:line draw:style-name="gr34" draw:text-style-name="P2" draw:layer="layout" svg:x1="3.917cm" svg:y1="2.578cm" svg:x2="4.029cm" svg:y2="2.108cm">
          <text:p/>
        </draw:line>
        <draw:line draw:style-name="gr34" draw:text-style-name="P2" draw:layer="layout" svg:x1="4.132cm" svg:y1="2.919cm" svg:x2="4.244cm" svg:y2="2.449cm">
          <text:p/>
        </draw:line>
        <draw:line draw:style-name="gr34" draw:text-style-name="P2" draw:layer="layout" svg:x1="4.347cm" svg:y1="3.385cm" svg:x2="4.459cm" svg:y2="2.915cm">
          <text:p/>
        </draw:line>
        <draw:line draw:style-name="gr34" draw:text-style-name="P2" draw:layer="layout" svg:x1="4.561cm" svg:y1="3.851cm" svg:x2="4.674cm" svg:y2="3.381cm">
          <text:p/>
        </draw:line>
        <draw:line draw:style-name="gr34" draw:text-style-name="P2" draw:layer="layout" svg:x1="4.764cm" svg:y1="4.275cm" svg:x2="4.876cm" svg:y2="3.805cm">
          <text:p/>
        </draw:line>
        <draw:line draw:style-name="gr34" draw:text-style-name="P2" draw:layer="layout" svg:x1="4.966cm" svg:y1="4.823cm" svg:x2="5.079cm" svg:y2="4.353cm">
          <text:p/>
        </draw:line>
        <draw:line draw:style-name="gr34" draw:text-style-name="P2" draw:layer="layout" svg:x1="5.168cm" svg:y1="5.247cm" svg:x2="5.281cm" svg:y2="4.777cm">
          <text:p/>
        </draw:line>
        <draw:line draw:style-name="gr34" draw:text-style-name="P2" draw:layer="layout" svg:x1="5.358cm" svg:y1="5.753cm" svg:x2="5.471cm" svg:y2="5.283cm">
          <text:p/>
        </draw:line>
        <draw:line draw:style-name="gr34" draw:text-style-name="P2" draw:layer="layout" svg:x1="5.548cm" svg:y1="6.01cm" svg:x2="5.66cm" svg:y2="5.54cm">
          <text:p/>
        </draw:line>
        <draw:line draw:style-name="gr34" draw:text-style-name="P2" draw:layer="layout" svg:x1="5.737cm" svg:y1="6.33cm" svg:x2="5.85cm" svg:y2="5.86cm">
          <text:p/>
        </draw:line>
        <draw:line draw:style-name="gr34" draw:text-style-name="P2" draw:layer="layout" svg:x1="5.926cm" svg:y1="6.587cm" svg:x2="6.038cm" svg:y2="6.117cm">
          <text:p/>
        </draw:line>
        <draw:line draw:style-name="gr34" draw:text-style-name="P2" draw:layer="layout" svg:x1="6.116cm" svg:y1="6.781cm" svg:x2="6.228cm" svg:y2="6.311cm">
          <text:p/>
        </draw:line>
        <draw:line draw:style-name="gr34" draw:text-style-name="P2" draw:layer="layout" svg:x1="6.305cm" svg:y1="6.914cm" svg:x2="6.418cm" svg:y2="6.444cm">
          <text:p/>
        </draw:line>
        <draw:line draw:style-name="gr34" draw:text-style-name="P2" draw:layer="layout" svg:x1="6.495cm" svg:y1="7.047cm" svg:x2="6.607cm" svg:y2="6.577cm">
          <text:p/>
        </draw:line>
        <draw:line draw:style-name="gr34" draw:text-style-name="P2" draw:layer="layout" svg:x1="6.672cm" svg:y1="7.137cm" svg:x2="6.784cm" svg:y2="6.667cm">
          <text:p/>
        </draw:line>
        <draw:line draw:style-name="gr34" draw:text-style-name="P2" draw:layer="layout" svg:x1="6.849cm" svg:y1="7.228cm" svg:x2="6.961cm" svg:y2="6.758cm">
          <text:p/>
        </draw:line>
        <draw:line draw:style-name="gr34" draw:text-style-name="P2" draw:layer="layout" svg:x1="7.026cm" svg:y1="7.256cm" svg:x2="7.138cm" svg:y2="6.786cm">
          <text:p/>
        </draw:line>
        <draw:line draw:style-name="gr34" draw:text-style-name="P2" draw:layer="layout" svg:x1="7.203cm" svg:y1="7.284cm" svg:x2="7.315cm" svg:y2="6.814cm">
          <text:p/>
        </draw:line>
        <draw:line draw:style-name="gr34" draw:text-style-name="P2" draw:layer="layout" svg:x1="7.38cm" svg:y1="7.312cm" svg:x2="7.492cm" svg:y2="6.842cm">
          <text:p/>
        </draw:line>
        <draw:line draw:style-name="gr34" draw:text-style-name="P2" draw:layer="layout" svg:x1="7.557cm" svg:y1="7.216cm" svg:x2="7.669cm" svg:y2="6.746cm">
          <text:p/>
        </draw:line>
        <draw:line draw:style-name="gr34" draw:text-style-name="P2" draw:layer="layout" svg:x1="7.734cm" svg:y1="7.244cm" svg:x2="7.846cm" svg:y2="6.774cm">
          <text:p/>
        </draw:line>
        <draw:line draw:style-name="gr34" draw:text-style-name="P2" draw:layer="layout" svg:x1="7.899cm" svg:y1="7.168cm" svg:x2="8.011cm" svg:y2="6.698cm">
          <text:p/>
        </draw:line>
        <draw:line draw:style-name="gr34" draw:text-style-name="P2" draw:layer="layout" svg:x1="8.063cm" svg:y1="7.092cm" svg:x2="8.175cm" svg:y2="6.622cm">
          <text:p/>
        </draw:line>
        <draw:line draw:style-name="gr34" draw:text-style-name="P2" draw:layer="layout" svg:x1="8.227cm" svg:y1="7.015cm" svg:x2="8.34cm" svg:y2="6.545cm">
          <text:p/>
        </draw:line>
        <draw:line draw:style-name="gr34" draw:text-style-name="P2" draw:layer="layout" svg:x1="8.392cm" svg:y1="6.939cm" svg:x2="8.504cm" svg:y2="6.469cm">
          <text:p/>
        </draw:line>
        <draw:line draw:style-name="gr34" draw:text-style-name="P2" draw:layer="layout" svg:x1="8.556cm" svg:y1="6.863cm" svg:x2="8.668cm" svg:y2="6.393cm">
          <text:p/>
        </draw:line>
        <draw:line draw:style-name="gr34" draw:text-style-name="P2" draw:layer="layout" svg:x1="8.721cm" svg:y1="6.787cm" svg:x2="8.833cm" svg:y2="6.317cm">
          <text:p/>
        </draw:line>
        <draw:line draw:style-name="gr34" draw:text-style-name="P2" draw:layer="layout" svg:x1="8.885cm" svg:y1="6.711cm" svg:x2="8.997cm" svg:y2="6.241cm">
          <text:p/>
        </draw:line>
        <draw:line draw:style-name="gr34" draw:text-style-name="P2" draw:layer="layout" svg:x1="9.049cm" svg:y1="6.572cm" svg:x2="9.161cm" svg:y2="6.102cm">
          <text:p/>
        </draw:line>
        <draw:line draw:style-name="gr34" draw:text-style-name="P2" draw:layer="layout" svg:x1="9.214cm" svg:y1="6.434cm" svg:x2="9.326cm" svg:y2="5.964cm">
          <text:p/>
        </draw:line>
        <draw:line draw:style-name="gr34" draw:text-style-name="P2" draw:layer="layout" svg:x1="9.378cm" svg:y1="6.295cm" svg:x2="9.49cm" svg:y2="5.825cm">
          <text:p/>
        </draw:line>
        <draw:line draw:style-name="gr34" draw:text-style-name="P2" draw:layer="layout" svg:x1="9.542cm" svg:y1="6.157cm" svg:x2="9.655cm" svg:y2="5.687cm">
          <text:p/>
        </draw:line>
        <draw:line draw:style-name="gr34" draw:text-style-name="P2" draw:layer="layout" svg:x1="9.707cm" svg:y1="6.018cm" svg:x2="9.819cm" svg:y2="5.548cm">
          <text:p/>
        </draw:line>
        <draw:line draw:style-name="gr34" draw:text-style-name="P2" draw:layer="layout" svg:x1="9.871cm" svg:y1="5.88cm" svg:x2="9.983cm" svg:y2="5.41cm">
          <text:p/>
        </draw:line>
        <draw:line draw:style-name="gr34" draw:text-style-name="P2" draw:layer="layout" svg:x1="10.036cm" svg:y1="5.741cm" svg:x2="10.148cm" svg:y2="5.271cm">
          <text:p/>
        </draw:line>
        <draw:path draw:style-name="gr35" draw:text-style-name="P5" draw:layer="layout" svg:width="0.295cm" svg:height="0.295cm" svg:x="1.257cm" svg:y="1.216cm" svg:viewBox="0 0 296 296" svg:d="M296 148c0 26-7 51-20 74-13 22-32 41-54 54-23 13-48 20-74 20s-52-7-74-20c-23-13-41-32-54-54-13-23-20-48-20-74s7-52 20-74c13-23 31-42 54-55 22-13 48-19 74-19s51 6 74 19c22 13 41 32 54 55 13 22 20 48 20 74z">
          <text:p/>
        </draw:path>
        <draw:frame draw:style-name="gr36" draw:text-style-name="P7" draw:layer="layout" svg:width="0.087cm" svg:height="0.077cm" svg:x="1.368cm" svg:y="1.244cm">
          <draw:text-box>
            <text:p text:style-name="P6">C1</text:p>
          </draw:text-box>
        </draw:frame>
        <draw:path draw:style-name="gr37" draw:text-style-name="P8" draw:layer="layout" svg:width="0.064cm" svg:height="0.064cm" svg:x="1.372cm" svg:y="1.331cm" svg:viewBox="0 0 65 65" svg:d="M65 33c0 5-1 11-4 16s-7 9-12 12-11 4-16 4c-6 0-12-1-17-4s-8-7-11-12-5-11-5-16c0-6 2-12 5-17 2-5 6-9 11-12s11-4 17-4c5 0 11 1 16 4s9 7 12 12 4 11 4 17z">
          <text:p/>
        </draw:path>
        <draw:path draw:style-name="gr38" draw:text-style-name="P9" draw:layer="layout" svg:width="0.064cm" svg:height="0.064cm" svg:x="1.235cm" svg:y="1.801cm" svg:viewBox="0 0 65 65" svg:d="M65 33c0 5-1 11-4 16s-7 9-12 12-11 4-16 4c-6 0-12-1-17-4s-8-7-11-12-5-11-5-16c0-6 2-12 5-17 2-5 6-9 11-12s11-4 17-4c5 0 11 1 16 4s9 7 12 12 4 11 4 17z">
          <text:p/>
        </draw:path>
        <draw:path draw:style-name="gr39" draw:text-style-name="P10" draw:layer="layout" svg:width="0.295cm" svg:height="0.295cm" svg:x="1.478cm" svg:y="1.173cm" svg:viewBox="0 0 296 296" svg:d="M296 148c0 26-7 51-20 74-13 22-32 41-54 54-23 13-48 20-74 20s-52-7-74-20c-23-13-41-32-54-54-13-23-20-48-20-74s7-52 20-74c13-23 31-41 54-54 22-13 48-20 74-20s51 7 74 20c22 13 41 31 54 54 13 22 20 48 20 74z">
          <text:p/>
        </draw:path>
        <draw:frame draw:style-name="gr40" draw:text-style-name="P7" draw:layer="layout" svg:width="0.095cm" svg:height="0.077cm" svg:x="1.583cm" svg:y="1.201cm">
          <draw:text-box>
            <text:p text:style-name="P6">D1</text:p>
          </draw:text-box>
        </draw:frame>
        <draw:path draw:style-name="gr37" draw:text-style-name="P8" draw:layer="layout" svg:width="0.065cm" svg:height="0.065cm" svg:x="1.593cm" svg:y="1.288cm" svg:viewBox="0 0 66 66" svg:d="M66 33c0 6-2 11-5 16s-7 9-12 12-10 5-16 5-11-2-16-5-9-7-12-12-5-10-5-16 2-11 5-16 7-9 12-12 10-5 16-5 11 2 16 5 9 7 12 12 5 10 5 16z">
          <text:p/>
        </draw:path>
        <draw:path draw:style-name="gr38" draw:text-style-name="P9" draw:layer="layout" svg:width="0.065cm" svg:height="0.065cm" svg:x="1.456cm" svg:y="1.758cm" svg:viewBox="0 0 66 66" svg:d="M66 33c0 6-2 11-5 16s-7 9-12 12-10 5-16 5-11-2-16-5-9-7-12-12-5-10-5-16 2-11 5-16 7-9 12-12 10-5 16-5 11 2 16 5 9 7 12 12 5 10 5 16z">
          <text:p/>
        </draw:path>
        <draw:path draw:style-name="gr39" draw:text-style-name="P10" draw:layer="layout" svg:width="0.295cm" svg:height="0.295cm" svg:x="1.699cm" svg:y="1.13cm" svg:viewBox="0 0 296 296" svg:d="M296 148c0 26-7 51-20 74-13 22-32 42-54 55-23 13-48 19-74 19s-52-6-74-19c-23-13-41-33-54-55-13-23-20-48-20-74s7-52 20-74c13-23 31-41 54-54 22-13 48-20 74-20s51 7 74 20c22 13 41 31 54 54 13 22 20 48 20 74z">
          <text:p/>
        </draw:path>
        <draw:frame draw:style-name="gr41" draw:text-style-name="P7" draw:layer="layout" svg:width="0.082cm" svg:height="0.077cm" svg:x="1.81cm" svg:y="1.159cm">
          <draw:text-box>
            <text:p text:style-name="P6">E1</text:p>
          </draw:text-box>
        </draw:frame>
        <draw:path draw:style-name="gr37" draw:text-style-name="P8" draw:layer="layout" svg:width="0.064cm" svg:height="0.064cm" svg:x="1.815cm" svg:y="1.246cm" svg:viewBox="0 0 65 65" svg:d="M65 32c0 6-2 12-5 17s-7 9-12 12-10 4-16 4-11-1-16-4-9-7-12-12-4-11-4-17c0-5 1-11 4-16s7-9 12-12 10-4 16-4 11 1 16 4 9 7 12 12 5 11 5 16z">
          <text:p/>
        </draw:path>
        <draw:path draw:style-name="gr38" draw:text-style-name="P9" draw:layer="layout" svg:width="0.064cm" svg:height="0.064cm" svg:x="1.678cm" svg:y="1.716cm" svg:viewBox="0 0 65 65" svg:d="M65 32c0 6-2 12-5 17s-7 9-12 12-10 4-16 4-11-1-16-4-9-7-12-12-4-11-4-17c0-5 1-11 4-16s7-9 12-12 10-4 16-4 11 1 16 4 10 7 12 12c3 5 5 11 5 16z">
          <text:p/>
        </draw:path>
        <draw:path draw:style-name="gr39" draw:text-style-name="P10" draw:layer="layout" svg:width="0.295cm" svg:height="0.295cm" svg:x="1.92cm" svg:y="1.088cm" svg:viewBox="0 0 296 296" svg:d="M296 148c0 26-6 51-19 74-13 22-33 41-55 54-23 13-48 20-74 20s-52-7-74-20c-23-13-41-32-54-54-13-23-20-48-20-74s7-52 20-74c13-23 31-41 54-54 22-13 48-20 74-20s51 7 74 20c22 13 42 31 55 54 13 22 19 48 19 74z">
          <text:p/>
        </draw:path>
        <draw:frame draw:style-name="gr42" draw:text-style-name="P7" draw:layer="layout" svg:width="0.082cm" svg:height="0.077cm" svg:x="2.031cm" svg:y="1.116cm">
          <draw:text-box>
            <text:p text:style-name="P6">F1</text:p>
          </draw:text-box>
        </draw:frame>
        <draw:path draw:style-name="gr37" draw:text-style-name="P8" draw:layer="layout" svg:width="0.064cm" svg:height="0.064cm" svg:x="2.036cm" svg:y="1.203cm" svg:viewBox="0 0 65 65" svg:d="M65 33c0 6-1 11-4 16s-7 9-12 12-12 4-17 4c-6 0-11-1-16-4s-9-7-12-12-4-10-4-16 1-11 4-16 7-9 12-12 11-5 16-5c6 0 12 2 17 5s9 7 12 12c2 5 4 10 4 16z">
          <text:p/>
        </draw:path>
        <draw:path draw:style-name="gr38" draw:text-style-name="P9" draw:layer="layout" svg:width="0.064cm" svg:height="0.064cm" svg:x="1.899cm" svg:y="1.673cm" svg:viewBox="0 0 65 65" svg:d="M65 33c0 6-1 11-4 16s-7 9-12 12-11 4-16 4c-6 0-12-1-17-4s-9-7-12-12-4-10-4-16 2-11 4-16c3-5 7-9 12-12s11-5 17-5c5 0 11 2 16 5s9 7 12 12 4 10 4 16z">
          <text:p/>
        </draw:path>
        <draw:path draw:style-name="gr37" draw:text-style-name="P8" draw:layer="layout" svg:width="0.064cm" svg:height="0.064cm" svg:x="2.233cm" svg:y="1.223cm" svg:viewBox="0 0 65 65" svg:d="M65 32c0 6-2 12-5 17s-7 8-11 11c-5 2-11 5-17 5s-11-2-16-5-9-6-12-11-4-11-4-17c0-5 1-11 4-16s7-9 12-12 10-4 16-4 12 1 17 4 9 7 11 12c3 5 5 11 5 16z">
          <text:p/>
        </draw:path>
        <draw:path draw:style-name="gr38" draw:text-style-name="P9" draw:layer="layout" svg:width="0.065cm" svg:height="0.064cm" svg:x="2.12cm" svg:y="1.693cm" svg:viewBox="0 0 66 65" svg:d="M66 32c0 6-2 12-5 17s-7 9-12 12-10 4-16 4-11-1-16-4-9-7-12-12-5-11-5-17c0-5 2-11 5-16s7-9 12-12 10-4 16-4 11 1 16 4 9 7 12 12 5 11 5 16z">
          <text:p/>
        </draw:path>
        <draw:path draw:style-name="gr37" draw:text-style-name="P8" draw:layer="layout" svg:width="0.064cm" svg:height="0.065cm" svg:x="2.454cm" svg:y="1.242cm" svg:viewBox="0 0 65 66" svg:d="M65 33c0 6-1 11-4 16s-7 9-12 12-12 5-17 5c-6 0-11-2-16-5s-9-7-12-12-4-10-4-16 1-11 4-16 7-9 12-12 11-5 16-5c6 0 12 2 17 5s9 7 12 12c2 5 4 10 4 16z">
          <text:p/>
        </draw:path>
        <draw:path draw:style-name="gr38" draw:text-style-name="P9" draw:layer="layout" svg:width="0.064cm" svg:height="0.065cm" svg:x="2.342cm" svg:y="1.712cm" svg:viewBox="0 0 65 66" svg:d="M65 33c0 6-2 11-5 16s-7 9-12 12-10 5-16 5-11-2-16-5-9-7-12-12-4-10-4-16 1-11 4-16 7-9 12-12 10-5 16-5 11 2 16 5 9 7 12 12 5 10 5 16z">
          <text:p/>
        </draw:path>
        <draw:path draw:style-name="gr37" draw:text-style-name="P8" draw:layer="layout" svg:width="0.064cm" svg:height="0.064cm" svg:x="2.675cm" svg:y="1.262cm" svg:viewBox="0 0 65 65" svg:d="M65 33c0 5-1 11-4 16s-7 9-12 12-11 4-16 4c-6 0-12-1-17-4s-9-7-12-12-4-11-4-16c0-6 2-12 4-17 3-4 7-8 12-11s11-5 17-5c5 0 11 2 16 5s9 7 12 11c3 5 4 11 4 17z">
          <text:p/>
        </draw:path>
        <draw:path draw:style-name="gr38" draw:text-style-name="P9" draw:layer="layout" svg:width="0.064cm" svg:height="0.064cm" svg:x="2.563cm" svg:y="1.732cm" svg:viewBox="0 0 65 65" svg:d="M65 33c0 5-1 11-4 16s-7 9-12 12-12 4-17 4c-6 0-11-1-16-4s-9-7-12-12-4-11-4-16c0-6 1-12 4-17 3-4 7-8 12-11s11-5 16-5c6 0 12 2 17 5s9 7 12 11c2 5 4 11 4 17z">
          <text:p/>
        </draw:path>
        <draw:path draw:style-name="gr39" draw:text-style-name="P10" draw:layer="layout" svg:width="0.295cm" svg:height="0.296cm" svg:x="2.781cm" svg:y="1.166cm" svg:viewBox="0 0 296 297" svg:d="M296 148c0 26-7 52-20 75-13 22-32 41-54 54-23 13-48 20-74 20s-52-7-74-20c-23-13-41-32-54-54-13-23-20-50-20-75 0-26 7-52 20-74 13-23 31-41 54-54 22-13 48-20 74-20s51 7 74 20c22 13 41 31 54 54 13 22 20 49 20 74z">
          <text:p/>
        </draw:path>
        <draw:frame draw:style-name="gr36" draw:text-style-name="P7" draw:layer="layout" svg:width="0.087cm" svg:height="0.077cm" svg:x="2.892cm" svg:y="1.195cm">
          <draw:text-box>
            <text:p text:style-name="P6">C2</text:p>
          </draw:text-box>
        </draw:frame>
        <draw:path draw:style-name="gr37" draw:text-style-name="P8" draw:layer="layout" svg:width="0.064cm" svg:height="0.064cm" svg:x="2.896cm" svg:y="1.282cm" svg:viewBox="0 0 65 65" svg:d="M65 32c0 6-1 12-4 17s-7 9-12 12-10 4-16 4-11-1-16-4-9-7-12-12-5-11-5-17c0-5 2-11 5-16 2-5 7-9 12-12s10-4 16-4 11 1 16 4 9 7 12 12 4 11 4 16z">
          <text:p/>
        </draw:path>
        <draw:path draw:style-name="gr38" draw:text-style-name="P9" draw:layer="layout" svg:width="0.064cm" svg:height="0.064cm" svg:x="2.784cm" svg:y="1.752cm" svg:viewBox="0 0 65 65" svg:d="M65 32c0 6-1 12-4 17s-7 9-12 12-11 4-16 4c-6 0-12-1-17-4s-9-7-12-12-4-11-4-17c0-5 1-11 4-16s7-9 12-12 11-4 17-4c5 0 11 1 16 4s9 7 12 12 4 11 4 16z">
          <text:p/>
        </draw:path>
        <draw:path draw:style-name="gr37" draw:text-style-name="P8" draw:layer="layout" svg:width="0.065cm" svg:height="0.064cm" svg:x="3.117cm" svg:y="1.364cm" svg:viewBox="0 0 66 65" svg:d="M66 33c0 5-2 11-5 16s-7 9-12 12-10 4-16 4-11-1-16-4-9-7-12-12-5-11-5-16c0-6 2-12 5-17s7-9 12-12 10-4 16-4 11 1 16 4 9 7 12 12 5 11 5 17z">
          <text:p/>
        </draw:path>
        <draw:path draw:style-name="gr38" draw:text-style-name="P9" draw:layer="layout" svg:width="0.065cm" svg:height="0.064cm" svg:x="3.005cm" svg:y="1.834cm" svg:viewBox="0 0 66 65" svg:d="M66 33c0 5-2 11-5 16s-7 9-12 12-10 4-16 4-11-1-16-4-9-7-12-12-5-11-5-16c0-6 2-12 5-17s7-9 12-12 10-4 16-4 11 1 16 4 9 7 12 12 5 11 5 17z">
          <text:p/>
        </draw:path>
        <draw:path draw:style-name="gr37" draw:text-style-name="P8" draw:layer="layout" svg:width="0.064cm" svg:height="0.064cm" svg:x="3.339cm" svg:y="1.508cm" svg:viewBox="0 0 65 65" svg:d="M65 33c0 5-1 11-4 16s-7 9-12 12-11 4-16 4c-6 0-12-1-17-4s-9-7-12-12-4-11-4-16c0-6 1-12 4-17s7-8 12-11 11-5 17-5c5 0 11 2 16 5s9 6 12 11 4 11 4 17z">
          <text:p/>
        </draw:path>
        <draw:path draw:style-name="gr38" draw:text-style-name="P9" draw:layer="layout" svg:width="0.064cm" svg:height="0.064cm" svg:x="3.227cm" svg:y="1.978cm" svg:viewBox="0 0 65 65" svg:d="M65 33c0 5-2 11-5 16s-6 9-11 12-12 4-17 4c-6 0-11-1-16-4s-9-7-12-12-4-11-4-16c0-6 1-12 4-17s7-8 12-11 11-5 16-5c6 0 12 2 17 5s9 6 11 11c3 5 5 11 5 17z">
          <text:p/>
        </draw:path>
        <draw:path draw:style-name="gr39" draw:text-style-name="P10" draw:layer="layout" svg:width="0.295cm" svg:height="0.295cm" svg:x="3.445cm" svg:y="1.287cm" svg:viewBox="0 0 296 296" svg:d="M296 148c0 26-7 51-20 74-13 22-32 42-54 55-23 13-48 19-74 19s-52-6-74-19c-23-13-41-33-54-55-13-23-20-48-20-74s7-52 20-74c13-23 31-41 54-54 22-13 48-20 74-20s51 7 74 20c22 13 41 31 54 54 13 22 20 48 20 74z">
          <text:p/>
        </draw:path>
        <draw:frame draw:style-name="gr42" draw:text-style-name="P7" draw:layer="layout" svg:width="0.082cm" svg:height="0.077cm" svg:x="3.556cm" svg:y="1.316cm">
          <draw:text-box>
            <text:p text:style-name="P6">F2</text:p>
          </draw:text-box>
        </draw:frame>
        <draw:path draw:style-name="gr37" draw:text-style-name="P8" draw:layer="layout" svg:width="0.064cm" svg:height="0.064cm" svg:x="3.56cm" svg:y="1.403cm" svg:viewBox="0 0 65 65" svg:d="M65 32c0 6-1 12-4 17s-7 9-12 12-11 4-16 4c-6 0-12-1-17-4s-8-7-11-12-5-11-5-17c0-5 2-11 5-16 2-5 6-9 11-12s11-4 17-4c5 0 11 1 16 4s9 7 12 12 4 11 4 16z">
          <text:p/>
        </draw:path>
        <draw:path draw:style-name="gr38" draw:text-style-name="P9" draw:layer="layout" svg:width="0.064cm" svg:height="0.064cm" svg:x="3.448cm" svg:y="1.873cm" svg:viewBox="0 0 65 65" svg:d="M65 32c0 6-1 12-4 17s-7 9-12 12-12 4-17 4c-6 0-11-1-16-4s-9-7-12-12-4-11-4-17c0-5 1-11 4-16s7-9 12-12 11-4 16-4c6 0 12 1 17 4s9 7 12 12 4 11 4 16z">
          <text:p/>
        </draw:path>
        <draw:path draw:style-name="gr39" draw:text-style-name="P10" draw:layer="layout" svg:width="0.295cm" svg:height="0.295cm" svg:x="3.666cm" svg:y="1.37cm" svg:viewBox="0 0 296 296" svg:d="M296 148c0 26-7 51-20 74-13 22-32 41-54 54-23 13-48 20-74 20s-52-7-74-20c-23-13-41-32-54-54-13-23-20-48-20-74s7-52 20-74c13-23 31-42 54-55 22-13 48-19 74-19s51 6 74 19c22 13 41 32 54 55 13 22 20 48 20 74z">
          <text:p/>
        </draw:path>
        <draw:frame draw:style-name="gr40" draw:text-style-name="P7" draw:layer="layout" svg:width="0.095cm" svg:height="0.077cm" svg:x="3.771cm" svg:y="1.398cm">
          <draw:text-box>
            <text:p text:style-name="P6">G2</text:p>
          </draw:text-box>
        </draw:frame>
        <draw:path draw:style-name="gr37" draw:text-style-name="P8" draw:layer="layout" svg:width="0.065cm" svg:height="0.064cm" svg:x="3.781cm" svg:y="1.485cm" svg:viewBox="0 0 66 65" svg:d="M66 33c0 5-2 11-5 16s-7 9-12 12-10 4-16 4-11-1-16-4-9-7-12-12-5-11-5-16c0-6 2-12 5-17s7-9 12-12 10-4 16-4 11 1 16 4 9 7 12 12 5 11 5 17z">
          <text:p/>
        </draw:path>
        <draw:path draw:style-name="gr38" draw:text-style-name="P9" draw:layer="layout" svg:width="0.064cm" svg:height="0.064cm" svg:x="3.669cm" svg:y="1.955cm" svg:viewBox="0 0 65 65" svg:d="M65 33c0 5-1 11-4 16s-7 9-12 12-11 4-16 4c-6 0-12-1-17-4s-9-7-12-12-4-11-4-16c0-6 2-12 4-17 3-5 7-9 12-12s11-4 17-4c5 0 11 1 16 4s9 7 12 12 4 11 4 17z">
          <text:p/>
        </draw:path>
        <draw:path draw:style-name="gr37" draw:text-style-name="P8" draw:layer="layout" svg:width="0.064cm" svg:height="0.064cm" svg:x="3.996cm" svg:y="2.075cm" svg:viewBox="0 0 65 65" svg:d="M65 33c0 6-1 11-4 16s-7 9-12 12-10 4-16 4-11-1-16-4-9-7-12-12-5-10-5-16 2-11 5-16 7-9 12-12 10-5 16-5 11 2 16 5 9 7 12 12 4 10 4 16z">
          <text:p/>
        </draw:path>
        <draw:path draw:style-name="gr38" draw:text-style-name="P9" draw:layer="layout" svg:width="0.064cm" svg:height="0.064cm" svg:x="3.884cm" svg:y="2.545cm" svg:viewBox="0 0 65 65" svg:d="M65 33c0 6-1 11-4 16s-7 9-12 12-11 4-16 4c-6 0-12-1-17-4s-9-7-12-12-4-10-4-16 2-11 4-16c3-5 7-9 12-12s11-5 17-5c5 0 11 2 16 5s9 7 12 12 4 10 4 16z">
          <text:p/>
        </draw:path>
        <draw:path draw:style-name="gr39" draw:text-style-name="P10" draw:layer="layout" svg:width="0.295cm" svg:height="0.295cm" svg:x="4.096cm" svg:y="2.301cm" svg:viewBox="0 0 296 296" svg:d="M296 148c0 26-7 51-20 74-13 22-32 42-54 55-23 13-48 19-74 19s-52-6-74-19c-23-13-41-33-54-55-13-23-20-48-20-74s7-52 20-74c13-23 31-41 54-54 22-13 48-20 74-20s51 7 74 20c22 13 41 31 54 54 13 22 20 48 20 74z">
          <text:p/>
        </draw:path>
        <draw:frame draw:style-name="gr36" draw:text-style-name="P7" draw:layer="layout" svg:width="0.087cm" svg:height="0.077cm" svg:x="4.207cm" svg:y="2.33cm">
          <draw:text-box>
            <text:p text:style-name="P6">B2</text:p>
          </draw:text-box>
        </draw:frame>
        <draw:path draw:style-name="gr37" draw:text-style-name="P8" draw:layer="layout" svg:width="0.064cm" svg:height="0.064cm" svg:x="4.211cm" svg:y="2.417cm" svg:viewBox="0 0 65 65" svg:d="M65 32c0 6-1 12-4 17s-7 9-12 12-10 4-16 4-11-2-16-4c-5-3-9-7-12-12s-5-11-5-17c0-5 2-11 5-16 2-5 7-9 12-12s10-4 16-4 11 1 16 4 9 7 12 12 4 11 4 16z">
          <text:p/>
        </draw:path>
        <draw:path draw:style-name="gr38" draw:text-style-name="P9" draw:layer="layout" svg:width="0.064cm" svg:height="0.064cm" svg:x="4.099cm" svg:y="2.887cm" svg:viewBox="0 0 65 65" svg:d="M65 32c0 6-1 12-4 17s-7 9-12 12-11 4-16 4c-6 0-12-1-17-4s-9-7-12-12-4-11-4-17c0-5 1-11 4-16s7-9 12-12 11-4 17-4c5 0 11 1 16 4s9 7 12 12 4 11 4 16z">
          <text:p/>
        </draw:path>
        <draw:path draw:style-name="gr39" draw:text-style-name="P10" draw:layer="layout" svg:width="0.295cm" svg:height="0.295cm" svg:x="4.311cm" svg:y="2.767cm" svg:viewBox="0 0 296 296" svg:d="M296 148c0 26-7 51-20 74-13 22-32 41-54 54-23 13-48 20-74 20s-52-7-74-20c-23-13-41-32-54-54-13-23-20-48-20-74s7-52 20-74c13-23 31-41 54-54 22-13 48-20 74-20s51 7 74 20c22 13 41 31 54 54 13 22 20 48 20 74z">
          <text:p/>
        </draw:path>
        <draw:frame draw:style-name="gr36" draw:text-style-name="P7" draw:layer="layout" svg:width="0.087cm" svg:height="0.077cm" svg:x="4.422cm" svg:y="2.795cm">
          <draw:text-box>
            <text:p text:style-name="P6">C3</text:p>
          </draw:text-box>
        </draw:frame>
        <draw:path draw:style-name="gr37" draw:text-style-name="P8" draw:layer="layout" svg:width="0.064cm" svg:height="0.065cm" svg:x="4.426cm" svg:y="2.882cm" svg:viewBox="0 0 65 66" svg:d="M65 33c0 6-1 11-4 16s-7 9-12 12-11 5-16 5c-6 0-12-2-17-5s-8-7-11-12-5-10-5-16 2-11 5-16c2-5 6-9 11-12s11-5 17-5c5 0 11 2 16 5s9 7 12 12 4 10 4 16z">
          <text:p/>
        </draw:path>
        <draw:path draw:style-name="gr38" draw:text-style-name="P9" draw:layer="layout" svg:width="0.064cm" svg:height="0.065cm" svg:x="4.314cm" svg:y="3.352cm" svg:viewBox="0 0 65 66" svg:d="M65 33c0 6-1 11-4 16s-7 9-12 12-11 5-16 5c-6 0-12-2-17-5s-9-7-12-12-4-10-4-16 1-11 4-16 7-9 12-12 11-5 17-5c5 0 11 2 16 5s9 7 12 12 4 10 4 16z">
          <text:p/>
        </draw:path>
        <draw:path draw:style-name="gr39" draw:text-style-name="P10" draw:layer="layout" svg:width="0.295cm" svg:height="0.295cm" svg:x="4.526cm" svg:y="3.233cm" svg:viewBox="0 0 296 296" svg:d="M296 148c0 26-7 51-20 74-13 22-32 41-54 54-23 13-48 20-74 20s-52-7-74-20c-23-13-41-32-54-54-13-23-20-48-20-74s7-52 20-74c13-23 31-41 54-54 22-13 48-20 74-20s51 7 74 20c22 13 41 31 54 54 13 22 20 48 20 74z">
          <text:p/>
        </draw:path>
        <draw:frame draw:style-name="gr40" draw:text-style-name="P7" draw:layer="layout" svg:width="0.095cm" svg:height="0.077cm" svg:x="4.631cm" svg:y="3.261cm">
          <draw:text-box>
            <text:p text:style-name="P6">D3</text:p>
          </draw:text-box>
        </draw:frame>
        <draw:path draw:style-name="gr37" draw:text-style-name="P8" draw:layer="layout" svg:width="0.064cm" svg:height="0.065cm" svg:x="4.641cm" svg:y="3.348cm" svg:viewBox="0 0 65 66" svg:d="M65 33c0 6-1 11-4 16s-7 9-12 12-11 5-16 5c-6 0-12-2-17-5s-9-7-12-12-4-10-4-16 2-11 4-16c3-5 7-9 12-12s11-5 17-5c5 0 11 2 16 5s9 7 12 12 4 10 4 16z">
          <text:p/>
        </draw:path>
        <draw:path draw:style-name="gr38" draw:text-style-name="P9" draw:layer="layout" svg:width="0.064cm" svg:height="0.065cm" svg:x="4.529cm" svg:y="3.818cm" svg:viewBox="0 0 65 66" svg:d="M65 33c0 6-1 11-4 16s-7 9-12 12-12 5-17 5c-6 0-11-2-16-5s-9-7-12-12-4-10-4-16 1-11 4-16 7-9 12-12 11-5 16-5c6 0 12 2 17 5s9 7 12 12 4 10 4 16z">
          <text:p/>
        </draw:path>
        <draw:path draw:style-name="gr39" draw:text-style-name="P10" draw:layer="layout" svg:width="0.295cm" svg:height="0.295cm" svg:x="4.728cm" svg:y="3.657cm" svg:viewBox="0 0 296 296" svg:d="M296 148c0 26-7 51-20 74-13 22-32 41-54 54-23 13-48 20-74 20s-52-7-74-20c-23-13-41-32-54-54-13-23-20-48-20-74s7-52 20-74c13-23 31-41 54-54 22-13 48-20 74-20s51 7 74 20c22 13 41 31 54 54 13 22 20 48 20 74z">
          <text:p/>
        </draw:path>
        <draw:frame draw:style-name="gr41" draw:text-style-name="P7" draw:layer="layout" svg:width="0.082cm" svg:height="0.077cm" svg:x="4.839cm" svg:y="3.685cm">
          <draw:text-box>
            <text:p text:style-name="P6">E3</text:p>
          </draw:text-box>
        </draw:frame>
        <draw:path draw:style-name="gr37" draw:text-style-name="P8" draw:layer="layout" svg:width="0.064cm" svg:height="0.065cm" svg:x="4.844cm" svg:y="3.772cm" svg:viewBox="0 0 65 66" svg:d="M65 33c0 6-2 11-5 16s-7 9-12 12-10 5-16 5-11-2-16-5-9-7-12-12-4-10-4-16 1-11 4-16 7-9 12-12 10-5 16-5 11 2 16 5 9 7 12 12 5 10 5 16z">
          <text:p/>
        </draw:path>
        <draw:path draw:style-name="gr38" draw:text-style-name="P9" draw:layer="layout" svg:width="0.064cm" svg:height="0.065cm" svg:x="4.731cm" svg:y="4.242cm" svg:viewBox="0 0 65 66" svg:d="M65 33c0 6-1 11-4 16s-7 9-12 12-10 5-16 5-11-2-16-5-9-7-12-12-5-10-5-16 2-11 5-16 7-9 12-12 10-5 16-5 11 2 16 5 9 7 12 12 4 10 4 16z">
          <text:p/>
        </draw:path>
        <draw:path draw:style-name="gr39" draw:text-style-name="P10" draw:layer="layout" svg:width="0.295cm" svg:height="0.295cm" svg:x="4.931cm" svg:y="4.205cm" svg:viewBox="0 0 296 296" svg:d="M296 148c0 26-7 51-20 74-13 22-32 41-54 54-23 13-48 20-74 20s-52-7-74-20c-23-13-42-32-55-54-13-23-19-48-19-74s6-52 19-74c13-23 32-41 55-54 22-13 48-20 74-20s51 7 74 20c22 13 41 31 54 54 13 22 20 48 20 74z">
          <text:p/>
        </draw:path>
        <draw:frame draw:style-name="gr42" draw:text-style-name="P7" draw:layer="layout" svg:width="0.082cm" svg:height="0.077cm" svg:x="5.042cm" svg:y="4.233cm">
          <draw:text-box>
            <text:p text:style-name="P6">F3</text:p>
          </draw:text-box>
        </draw:frame>
        <draw:path draw:style-name="gr37" draw:text-style-name="P8" draw:layer="layout" svg:width="0.064cm" svg:height="0.065cm" svg:x="5.046cm" svg:y="4.32cm" svg:viewBox="0 0 65 66" svg:d="M65 33c0 6-1 11-4 16s-7 9-12 12-11 5-16 5c-6 0-12-2-17-5s-9-7-12-12-4-10-4-16 1-11 4-16 7-9 12-12 11-5 17-5c5 0 11 2 16 5s9 7 12 12 4 10 4 16z">
          <text:p/>
        </draw:path>
        <draw:path draw:style-name="gr38" draw:text-style-name="P9" draw:layer="layout" svg:width="0.064cm" svg:height="0.065cm" svg:x="4.934cm" svg:y="4.79cm" svg:viewBox="0 0 65 66" svg:d="M65 33c0 6-1 11-4 16s-7 9-12 12-12 5-17 5c-6 0-11-2-16-5s-9-7-12-12-4-10-4-16 1-11 4-16 7-9 12-12 11-5 16-5c6 0 12 2 17 5s9 7 12 12c2 5 4 10 4 16z">
          <text:p/>
        </draw:path>
        <draw:path draw:style-name="gr39" draw:text-style-name="P10" draw:layer="layout" svg:width="0.295cm" svg:height="0.295cm" svg:x="5.133cm" svg:y="4.629cm" svg:viewBox="0 0 296 296" svg:d="M296 148c0 26-7 51-20 74-13 22-32 41-54 54-23 13-48 20-74 20s-52-7-74-20c-23-13-42-32-55-54-13-23-19-48-19-74s6-52 19-74c13-23 32-41 55-54 22-13 48-20 74-20s51 7 74 20c22 13 41 31 54 54 13 22 20 48 20 74z">
          <text:p/>
        </draw:path>
        <draw:frame draw:style-name="gr40" draw:text-style-name="P7" draw:layer="layout" svg:width="0.095cm" svg:height="0.077cm" svg:x="5.237cm" svg:y="4.657cm">
          <draw:text-box>
            <text:p text:style-name="P6">G3</text:p>
          </draw:text-box>
        </draw:frame>
        <draw:path draw:style-name="gr37" draw:text-style-name="P8" draw:layer="layout" svg:width="0.064cm" svg:height="0.064cm" svg:x="5.248cm" svg:y="4.744cm" svg:viewBox="0 0 65 65" svg:d="M65 33c0 6-1 11-4 16s-7 9-12 12-11 4-16 4c-6 0-12-1-17-4s-9-7-12-12-4-10-4-16 2-11 4-16c3-5 7-9 12-12s11-5 17-5c5 0 11 2 16 5s9 7 12 12 4 10 4 16z">
          <text:p/>
        </draw:path>
        <draw:path draw:style-name="gr38" draw:text-style-name="P9" draw:layer="layout" svg:width="0.064cm" svg:height="0.064cm" svg:x="5.136cm" svg:y="5.214cm" svg:viewBox="0 0 65 65" svg:d="M65 33c0 6-1 11-4 16s-7 9-12 12-12 4-17 4c-6 0-11-1-16-4s-9-7-12-12-4-10-4-16 1-11 4-16 7-9 12-12 11-5 16-5c6 0 12 2 17 5s9 7 12 12c2 5 4 10 4 16z">
          <text:p/>
        </draw:path>
        <draw:path draw:style-name="gr39" draw:text-style-name="P10" draw:layer="layout" svg:width="0.296cm" svg:height="0.295cm" svg:x="5.322cm" svg:y="5.135cm" svg:viewBox="0 0 297 296" svg:d="M297 148c0 26-7 51-20 74-13 22-32 41-54 54-23 13-49 20-74 20-26 0-53-7-75-20-23-13-41-32-54-54-13-23-20-48-20-74s7-52 20-74c13-23 31-41 54-54 22-13 49-20 75-20 25 0 51 7 74 20 22 13 41 31 54 54 13 22 20 48 20 74z">
          <text:p/>
        </draw:path>
        <draw:frame draw:style-name="gr43" draw:text-style-name="P7" draw:layer="layout" svg:width="0.087cm" svg:height="0.077cm" svg:x="5.433cm" svg:y="5.163cm">
          <draw:text-box>
            <text:p text:style-name="P6">A3</text:p>
          </draw:text-box>
        </draw:frame>
        <draw:path draw:style-name="gr37" draw:text-style-name="P8" draw:layer="layout" svg:width="0.064cm" svg:height="0.065cm" svg:x="5.438cm" svg:y="5.25cm" svg:viewBox="0 0 65 66" svg:d="M65 33c0 6-1 11-4 16s-7 9-12 12-11 5-16 5c-6 0-12-2-17-5s-9-7-12-12-4-10-4-16 1-11 4-16 7-9 12-12 11-5 17-5c5 0 11 2 16 5s9 7 12 12 4 10 4 16z">
          <text:p/>
        </draw:path>
        <draw:path draw:style-name="gr38" draw:text-style-name="P9" draw:layer="layout" svg:width="0.064cm" svg:height="0.065cm" svg:x="5.326cm" svg:y="5.72cm" svg:viewBox="0 0 65 66" svg:d="M65 33c0 6-2 11-5 16s-6 9-11 12-12 5-17 5c-6 0-11-2-16-5s-9-7-12-12-4-10-4-16 1-11 4-16 7-9 12-12 11-5 16-5c6 0 12 2 17 5s9 7 11 12c3 5 5 10 5 16z">
          <text:p/>
        </draw:path>
        <draw:path draw:style-name="gr39" draw:text-style-name="P10" draw:layer="layout" svg:width="0.295cm" svg:height="0.295cm" svg:x="5.512cm" svg:y="5.392cm" svg:viewBox="0 0 296 296" svg:d="M296 148c0 26-7 51-20 74-13 22-32 41-54 54-23 13-48 20-74 20s-52-7-74-20c-23-13-41-32-54-54-13-23-20-48-20-74s7-52 20-74c13-23 31-41 54-54 22-13 48-20 74-20s51 7 74 20c22 13 41 31 54 54 13 22 20 48 20 74z">
          <text:p/>
        </draw:path>
        <draw:frame draw:style-name="gr36" draw:text-style-name="P7" draw:layer="layout" svg:width="0.087cm" svg:height="0.077cm" svg:x="5.623cm" svg:y="5.421cm">
          <draw:text-box>
            <text:p text:style-name="P6">B3</text:p>
          </draw:text-box>
        </draw:frame>
        <draw:path draw:style-name="gr37" draw:text-style-name="P8" draw:layer="layout" svg:width="0.065cm" svg:height="0.064cm" svg:x="5.627cm" svg:y="5.508cm" svg:viewBox="0 0 66 65" svg:d="M66 32c0 6-2 11-5 16s-7 9-12 12-10 5-16 5-11-2-16-5-9-7-12-12-5-10-5-16 2-11 5-16 7-9 12-12 10-4 16-4 11 1 16 4 9 7 12 12 5 10 5 16z">
          <text:p/>
        </draw:path>
        <draw:path draw:style-name="gr38" draw:text-style-name="P9" draw:layer="layout" svg:width="0.064cm" svg:height="0.064cm" svg:x="5.515cm" svg:y="5.978cm" svg:viewBox="0 0 65 65" svg:d="M65 32c0 6-1 11-4 16s-7 9-12 12-10 5-16 5-11-2-16-5-9-7-12-12-5-10-5-16 2-11 5-16c2-5 7-9 12-12s10-4 16-4 11 1 16 4 9 7 12 12 4 10 4 16z">
          <text:p/>
        </draw:path>
        <draw:path draw:style-name="gr39" draw:text-style-name="P10" draw:layer="layout" svg:width="0.295cm" svg:height="0.295cm" svg:x="5.702cm" svg:y="5.712cm" svg:viewBox="0 0 296 296" svg:d="M296 148c0 26-7 51-20 74-13 22-32 41-54 54-23 13-48 20-74 20s-52-7-74-20c-23-13-42-32-55-54-13-23-19-48-19-74s6-52 19-74c13-23 32-41 55-54 22-13 48-20 74-20s51 7 74 20c22 13 41 31 54 54 13 22 20 48 20 74z">
          <text:p/>
        </draw:path>
        <draw:frame draw:style-name="gr36" draw:text-style-name="P7" draw:layer="layout" svg:width="0.087cm" svg:height="0.077cm" svg:x="5.813cm" svg:y="5.74cm">
          <draw:text-box>
            <text:p text:style-name="P6">C4</text:p>
          </draw:text-box>
        </draw:frame>
        <draw:path draw:style-name="gr37" draw:text-style-name="P8" draw:layer="layout" svg:width="0.064cm" svg:height="0.064cm" svg:x="5.817cm" svg:y="5.827cm" svg:viewBox="0 0 65 65" svg:d="M65 33c0 6-1 11-4 16s-7 9-12 12-11 4-16 4c-6 0-12-1-17-4s-9-7-12-12-4-10-4-16 2-12 4-16c3-5 7-9 12-12s11-5 17-5c5 0 11 2 16 5s9 7 12 12c3 4 4 10 4 16z">
          <text:p/>
        </draw:path>
        <draw:path draw:style-name="gr38" draw:text-style-name="P9" draw:layer="layout" svg:width="0.064cm" svg:height="0.064cm" svg:x="5.705cm" svg:y="6.297cm" svg:viewBox="0 0 65 65" svg:d="M65 33c0 6-1 11-4 16s-7 9-12 12-12 4-17 4c-6 0-11-1-16-4s-9-7-12-12-4-10-4-16 1-12 4-16c3-5 7-9 12-12s11-5 16-5c6 0 12 2 17 5s9 7 12 12c2 4 4 10 4 16z">
          <text:p/>
        </draw:path>
        <draw:path draw:style-name="gr39" draw:text-style-name="P10" draw:layer="layout" svg:width="0.296cm" svg:height="0.295cm" svg:x="5.89cm" svg:y="5.969cm" svg:viewBox="0 0 297 296" svg:d="M297 148c0 26-7 51-20 74-13 22-32 41-54 54-23 13-50 20-75 20-26 0-52-7-74-20-23-13-41-32-54-54-13-23-20-48-20-74s7-52 20-74c13-23 31-41 54-54 22-13 48-20 74-20 25 0 52 7 75 20 22 13 41 31 54 54 13 22 20 48 20 74z">
          <text:p/>
        </draw:path>
        <draw:frame draw:style-name="gr40" draw:text-style-name="P7" draw:layer="layout" svg:width="0.095cm" svg:height="0.077cm" svg:x="5.995cm" svg:y="5.997cm">
          <draw:text-box>
            <text:p text:style-name="P6">D4</text:p>
          </draw:text-box>
        </draw:frame>
        <draw:path draw:style-name="gr37" draw:text-style-name="P8" draw:layer="layout" svg:width="0.064cm" svg:height="0.064cm" svg:x="6.006cm" svg:y="6.084cm" svg:viewBox="0 0 65 65" svg:d="M65 33c0 5-1 11-4 16s-7 9-12 12-12 4-17 4c-6 0-11-1-16-4s-9-7-12-12-4-11-4-16c0-6 1-12 4-17s7-8 12-11 11-5 16-5c6 0 12 2 17 5s9 6 12 11 4 11 4 17z">
          <text:p/>
        </draw:path>
        <draw:path draw:style-name="gr38" draw:text-style-name="P9" draw:layer="layout" svg:width="0.064cm" svg:height="0.064cm" svg:x="5.894cm" svg:y="6.554cm" svg:viewBox="0 0 65 65" svg:d="M65 33c0 5-2 11-5 16s-6 9-11 12-12 4-17 4c-6 0-11-1-16-4s-9-7-12-12-4-11-4-16c0-6 1-12 4-17 3-4 7-8 12-11s11-5 16-5c6 0 12 2 17 5 4 3 9 7 11 11 3 5 5 11 5 17z">
          <text:p/>
        </draw:path>
        <draw:path draw:style-name="gr39" draw:text-style-name="P10" draw:layer="layout" svg:width="0.295cm" svg:height="0.295cm" svg:x="6.08cm" svg:y="6.163cm" svg:viewBox="0 0 296 296" svg:d="M296 148c0 26-7 51-20 74-13 22-32 42-54 55-23 13-48 19-74 19s-52-6-74-19c-23-13-41-33-54-55-13-23-20-48-20-74s7-52 20-74c13-23 31-41 54-54 22-13 48-20 74-20s51 7 74 20c22 13 41 31 54 54 13 22 20 48 20 74z">
          <text:p/>
        </draw:path>
        <draw:frame draw:style-name="gr41" draw:text-style-name="P7" draw:layer="layout" svg:width="0.082cm" svg:height="0.077cm" svg:x="6.191cm" svg:y="6.192cm">
          <draw:text-box>
            <text:p text:style-name="P6">E4</text:p>
          </draw:text-box>
        </draw:frame>
        <draw:path draw:style-name="gr37" draw:text-style-name="P8" draw:layer="layout" svg:width="0.065cm" svg:height="0.064cm" svg:x="6.195cm" svg:y="6.279cm" svg:viewBox="0 0 66 65" svg:d="M66 32c0 6-2 12-5 17s-7 9-12 12-10 4-16 4-11-1-16-4-9-7-12-12-5-11-5-17c0-5 2-11 5-16s7-9 12-12 10-4 16-4 11 1 16 4 9 7 12 12 5 11 5 16z">
          <text:p/>
        </draw:path>
        <draw:path draw:style-name="gr38" draw:text-style-name="P9" draw:layer="layout" svg:width="0.064cm" svg:height="0.064cm" svg:x="6.083cm" svg:y="6.749cm" svg:viewBox="0 0 65 65" svg:d="M65 32c0 6-1 12-4 17s-7 9-12 12-10 4-16 4-11-2-16-4c-5-3-9-7-12-12s-5-11-5-17c0-5 2-11 5-16 2-5 7-9 12-12s10-4 16-4 11 1 16 4 9 7 12 12 4 11 4 16z">
          <text:p/>
        </draw:path>
        <draw:path draw:style-name="gr39" draw:text-style-name="P10" draw:layer="layout" svg:width="0.295cm" svg:height="0.295cm" svg:x="6.27cm" svg:y="6.296cm" svg:viewBox="0 0 296 296" svg:d="M296 148c0 26-7 51-20 74-13 22-32 41-54 54-23 13-48 20-74 20s-52-7-74-20c-23-13-42-32-55-54-13-23-19-48-19-74s6-52 19-74c13-23 32-41 55-54 22-13 48-20 74-20s51 7 74 20c22 13 41 31 54 54 13 22 20 48 20 74z">
          <text:p/>
        </draw:path>
        <draw:frame draw:style-name="gr42" draw:text-style-name="P7" draw:layer="layout" svg:width="0.082cm" svg:height="0.077cm" svg:x="6.381cm" svg:y="6.324cm">
          <draw:text-box>
            <text:p text:style-name="P6">F4</text:p>
          </draw:text-box>
        </draw:frame>
        <draw:path draw:style-name="gr37" draw:text-style-name="P8" draw:layer="layout" svg:width="0.064cm" svg:height="0.064cm" svg:x="6.385cm" svg:y="6.412cm" svg:viewBox="0 0 65 65" svg:d="M65 32c0 6-1 11-4 16s-7 9-12 12-11 5-16 5c-6 0-12-2-17-5s-9-7-12-12-4-10-4-16 2-11 4-16c3-5 7-9 12-12s11-4 17-4c5 0 11 1 16 4s9 7 12 12 4 10 4 16z">
          <text:p/>
        </draw:path>
        <draw:path draw:style-name="gr38" draw:text-style-name="P9" draw:layer="layout" svg:width="0.064cm" svg:height="0.064cm" svg:x="6.273cm" svg:y="6.882cm" svg:viewBox="0 0 65 65" svg:d="M65 32c0 6-2 11-4 16-3 5-7 9-12 12s-12 5-17 5c-6 0-11-2-16-5s-9-7-12-12-4-10-4-16 1-11 4-16 7-9 12-12 11-4 16-4c6 0 12 1 17 4s9 7 12 12c2 5 4 10 4 16z">
          <text:p/>
        </draw:path>
        <draw:path draw:style-name="gr39" draw:text-style-name="P10" draw:layer="layout" svg:width="0.295cm" svg:height="0.295cm" svg:x="6.459cm" svg:y="6.429cm" svg:viewBox="0 0 296 296" svg:d="M296 148c0 26-7 51-20 74-13 22-32 41-54 54-23 13-48 20-74 20s-52-7-74-20c-23-13-41-32-54-54-13-23-20-48-20-74s7-52 20-74c13-23 31-41 54-54 22-13 48-20 74-20s51 7 74 20c22 13 41 31 54 54 13 22 20 48 20 74z">
          <text:p/>
        </draw:path>
        <draw:frame draw:style-name="gr40" draw:text-style-name="P7" draw:layer="layout" svg:width="0.095cm" svg:height="0.077cm" svg:x="6.564cm" svg:y="6.457cm">
          <draw:text-box>
            <text:p text:style-name="P6">G4</text:p>
          </draw:text-box>
        </draw:frame>
        <draw:path draw:style-name="gr37" draw:text-style-name="P8" draw:layer="layout" svg:width="0.064cm" svg:height="0.064cm" svg:x="6.575cm" svg:y="6.544cm" svg:viewBox="0 0 65 65" svg:d="M65 33c0 5-2 11-5 16s-7 9-12 12-10 4-16 4-11-1-16-4-9-7-12-12-4-11-4-16c0-6 1-12 4-17s7-9 12-12 10-4 16-4 11 1 16 4c4 3 10 7 12 12 3 5 5 11 5 17z">
          <text:p/>
        </draw:path>
        <draw:path draw:style-name="gr38" draw:text-style-name="P9" draw:layer="layout" svg:width="0.065cm" svg:height="0.064cm" svg:x="6.462cm" svg:y="7.014cm" svg:viewBox="0 0 66 65" svg:d="M66 33c0 5-2 11-5 16s-7 9-12 12-10 4-16 4-11-1-16-4-9-7-12-12-5-11-5-16c0-6 2-12 5-17s7-8 12-11 10-5 16-5 11 2 16 5 9 6 12 11 5 11 5 17z">
          <text:p/>
        </draw:path>
        <draw:path draw:style-name="gr39" draw:text-style-name="P10" draw:layer="layout" svg:width="0.295cm" svg:height="0.295cm" svg:x="6.636cm" svg:y="6.519cm" svg:viewBox="0 0 296 296" svg:d="M296 148c0 26-7 51-20 74-13 22-32 41-54 54-23 13-48 20-74 20s-52-7-74-20c-23-13-41-32-54-54-13-23-20-48-20-74s7-52 20-74c13-23 31-41 54-54 22-13 48-20 74-20s51 7 74 20c22 13 41 31 54 54 13 22 20 48 20 74z">
          <text:p/>
        </draw:path>
        <draw:frame draw:style-name="gr43" draw:text-style-name="P7" draw:layer="layout" svg:width="0.087cm" svg:height="0.077cm" svg:x="6.747cm" svg:y="6.548cm">
          <draw:text-box>
            <text:p text:style-name="P6">A4</text:p>
          </draw:text-box>
        </draw:frame>
        <draw:path draw:style-name="gr37" draw:text-style-name="P8" draw:layer="layout" svg:width="0.064cm" svg:height="0.064cm" svg:x="6.752cm" svg:y="6.635cm" svg:viewBox="0 0 65 65" svg:d="M65 32c0 6-2 12-5 17s-6 9-11 12-11 4-17 4-11-1-16-4-9-7-12-12-4-11-4-17c0-5 1-11 4-16s7-9 12-12 10-4 16-4 12 1 17 4 9 7 11 12c3 5 5 11 5 16z">
          <text:p/>
        </draw:path>
        <draw:path draw:style-name="gr38" draw:text-style-name="P9" draw:layer="layout" svg:width="0.065cm" svg:height="0.064cm" svg:x="6.639cm" svg:y="7.105cm" svg:viewBox="0 0 66 65" svg:d="M66 32c0 6-2 12-5 17s-7 9-12 12-10 4-16 4-11-1-16-4-9-7-12-12-5-11-5-17c0-5 2-11 5-16s7-9 12-12 10-4 16-4 11 1 16 4 9 7 12 12 5 11 5 16z">
          <text:p/>
        </draw:path>
        <draw:path draw:style-name="gr39" draw:text-style-name="P10" draw:layer="layout" svg:width="0.295cm" svg:height="0.296cm" svg:x="6.813cm" svg:y="6.609cm" svg:viewBox="0 0 296 297" svg:d="M296 149c0 26-7 51-20 74-13 22-32 41-54 54-23 13-48 20-74 20s-52-7-74-20c-23-13-41-32-54-54-13-23-20-48-20-74s7-52 20-74c13-23 31-42 54-55 22-13 48-20 74-20s51 7 74 20c22 13 41 32 54 55 13 22 20 48 20 74z">
          <text:p/>
        </draw:path>
        <draw:frame draw:style-name="gr36" draw:text-style-name="P7" draw:layer="layout" svg:width="0.087cm" svg:height="0.077cm" svg:x="6.924cm" svg:y="6.638cm">
          <draw:text-box>
            <text:p text:style-name="P6">B4</text:p>
          </draw:text-box>
        </draw:frame>
        <draw:path draw:style-name="gr37" draw:text-style-name="P8" draw:layer="layout" svg:width="0.064cm" svg:height="0.064cm" svg:x="6.929cm" svg:y="6.725cm" svg:viewBox="0 0 65 65" svg:d="M65 33c0 5-2 11-5 16s-6 9-11 12-12 4-17 4c-6 0-11-1-16-4s-9-7-12-12-4-11-4-16c0-6 1-12 4-17s7-9 12-12 11-4 16-4c6 0 12 1 17 4s9 7 11 12c3 5 5 11 5 17z">
          <text:p/>
        </draw:path>
        <draw:path draw:style-name="gr38" draw:text-style-name="P9" draw:layer="layout" svg:width="0.065cm" svg:height="0.064cm" svg:x="6.816cm" svg:y="7.195cm" svg:viewBox="0 0 66 65" svg:d="M66 33c0 5-2 11-5 16s-7 9-12 12-10 4-16 4-11-1-16-4-9-7-12-12-5-11-5-16c0-6 2-12 5-17s7-9 12-12 10-4 16-4 11 1 16 4 9 7 12 12 5 11 5 17z">
          <text:p/>
        </draw:path>
        <draw:path draw:style-name="gr39" draw:text-style-name="P10" draw:layer="layout" svg:width="0.295cm" svg:height="0.295cm" svg:x="6.99cm" svg:y="6.638cm" svg:viewBox="0 0 296 296" svg:d="M296 148c0 26-7 51-20 74-13 22-32 41-54 54-23 13-48 20-74 20s-52-7-74-20c-23-13-41-32-54-54-13-23-20-48-20-74s7-52 20-74c13-23 31-41 54-54 22-13 48-20 74-20s51 7 74 20c22 13 41 31 54 54 13 22 20 48 20 74z">
          <text:p/>
        </draw:path>
        <draw:frame draw:style-name="gr36" draw:text-style-name="P7" draw:layer="layout" svg:width="0.087cm" svg:height="0.077cm" svg:x="7.101cm" svg:y="6.666cm">
          <draw:text-box>
            <text:p text:style-name="P6">C5</text:p>
          </draw:text-box>
        </draw:frame>
        <draw:path draw:style-name="gr37" draw:text-style-name="P8" draw:layer="layout" svg:width="0.064cm" svg:height="0.064cm" svg:x="7.106cm" svg:y="6.753cm" svg:viewBox="0 0 65 65" svg:d="M65 33c0 5-2 11-5 16s-6 9-11 12-12 4-17 4c-6 0-11-1-16-4s-9-7-12-12-4-11-4-16c0-6 1-12 4-17s7-9 12-12 11-4 16-4c6 0 12 1 17 4s9 7 11 12c3 5 5 11 5 17z">
          <text:p/>
        </draw:path>
        <draw:path draw:style-name="gr38" draw:text-style-name="P9" draw:layer="layout" svg:width="0.065cm" svg:height="0.064cm" svg:x="6.993cm" svg:y="7.223cm" svg:viewBox="0 0 66 65" svg:d="M66 33c0 5-2 11-5 16s-7 9-12 12-10 4-16 4-11-1-16-4-9-7-12-12-5-11-5-16c0-6 2-12 5-17s7-8 12-11 10-5 16-5 11 2 16 5 9 6 12 11 5 11 5 17z">
          <text:p/>
        </draw:path>
        <draw:path draw:style-name="gr37" draw:text-style-name="P8" draw:layer="layout" svg:width="0.064cm" svg:height="0.065cm" svg:x="7.283cm" svg:y="6.781cm" svg:viewBox="0 0 65 66" svg:d="M65 33c0 6-1 11-4 16s-7 9-12 12-12 5-17 5c-6 0-11-2-16-5s-9-7-12-12-4-10-4-16 1-11 4-16 7-9 12-12 11-5 16-5c6 0 12 2 17 5s9 7 12 12c2 5 4 10 4 16z">
          <text:p/>
        </draw:path>
        <draw:path draw:style-name="gr38" draw:text-style-name="P9" draw:layer="layout" svg:width="0.065cm" svg:height="0.065cm" svg:x="7.17cm" svg:y="7.251cm" svg:viewBox="0 0 66 66" svg:d="M66 33c0 6-2 11-5 16s-7 9-12 12-10 5-16 5-11-2-16-5-9-7-12-12-5-10-5-16 2-11 5-16 7-9 12-12 10-5 16-5 11 2 16 5 9 7 12 12 5 10 5 16z">
          <text:p/>
        </draw:path>
        <draw:path draw:style-name="gr37" draw:text-style-name="P8" draw:layer="layout" svg:width="0.064cm" svg:height="0.064cm" svg:x="7.46cm" svg:y="6.81cm" svg:viewBox="0 0 65 65" svg:d="M65 32c0 6-1 11-4 16s-7 9-12 12-12 5-17 5c-6 0-11-2-16-5s-9-7-12-12-4-10-4-16 1-11 4-16 7-9 12-12 11-4 16-4c6 0 12 1 17 4s9 7 12 12c2 5 4 10 4 16z">
          <text:p/>
        </draw:path>
        <draw:path draw:style-name="gr38" draw:text-style-name="P9" draw:layer="layout" svg:width="0.065cm" svg:height="0.064cm" svg:x="7.347cm" svg:y="7.28cm" svg:viewBox="0 0 66 65" svg:d="M66 32c0 6-2 11-5 16s-7 9-12 12-10 5-16 5-11-2-16-5-9-7-12-12-5-10-5-16 2-11 5-16 7-9 12-12 10-4 16-4 11 1 16 4 9 7 12 12 5 10 5 16z">
          <text:p/>
        </draw:path>
        <draw:path draw:style-name="gr39" draw:text-style-name="P10" draw:layer="layout" svg:width="0.295cm" svg:height="0.295cm" svg:x="7.521cm" svg:y="6.598cm" svg:viewBox="0 0 296 296" svg:d="M296 148c0 26-6 51-19 74-13 22-33 41-55 54-23 13-48 20-74 20s-52-7-74-20c-23-13-41-32-54-54-13-23-20-48-20-74s7-52 20-74c13-23 31-42 54-55 22-13 48-19 74-19s51 6 74 19c22 13 42 32 55 55 13 22 19 48 19 74z">
          <text:p/>
        </draw:path>
        <draw:frame draw:style-name="gr42" draw:text-style-name="P7" draw:layer="layout" svg:width="0.082cm" svg:height="0.077cm" svg:x="7.632cm" svg:y="6.626cm">
          <draw:text-box>
            <text:p text:style-name="P6">F5</text:p>
          </draw:text-box>
        </draw:frame>
        <draw:path draw:style-name="gr37" draw:text-style-name="P8" draw:layer="layout" svg:width="0.064cm" svg:height="0.064cm" svg:x="7.637cm" svg:y="6.713cm" svg:viewBox="0 0 65 65" svg:d="M65 33c0 5-1 11-4 16s-7 9-12 12-12 4-17 4c-6 0-11-1-16-4s-9-7-12-12-4-11-4-16c0-6 1-12 4-17s7-9 12-12 11-4 16-4c6 0 12 1 17 4s9 7 12 12c2 5 4 11 4 17z">
          <text:p/>
        </draw:path>
        <draw:path draw:style-name="gr38" draw:text-style-name="P9" draw:layer="layout" svg:width="0.064cm" svg:height="0.064cm" svg:x="7.525cm" svg:y="7.183cm" svg:viewBox="0 0 65 65" svg:d="M65 33c0 5-2 11-5 16s-7 9-12 12-10 4-16 4-11-1-16-4-9-7-12-12-4-11-4-16c0-6 1-12 4-17s7-9 12-12 10-4 16-4 11 1 16 4 9 7 12 12 5 11 5 17z">
          <text:p/>
        </draw:path>
        <draw:path draw:style-name="gr37" draw:text-style-name="P8" draw:layer="layout" svg:width="0.064cm" svg:height="0.064cm" svg:x="7.814cm" svg:y="6.741cm" svg:viewBox="0 0 65 65" svg:d="M65 33c0 6-1 11-4 16s-7 9-12 12-12 4-17 4c-6 0-11-1-16-4s-9-7-12-12-4-10-4-16 1-12 4-16c3-5 7-9 12-12s11-5 16-5c6 0 12 2 17 5s9 7 12 12c2 4 4 10 4 16z">
          <text:p/>
        </draw:path>
        <draw:path draw:style-name="gr38" draw:text-style-name="P9" draw:layer="layout" svg:width="0.064cm" svg:height="0.064cm" svg:x="7.702cm" svg:y="7.211cm" svg:viewBox="0 0 65 65" svg:d="M65 33c0 6-2 11-5 16s-7 9-12 12-10 4-16 4-11-1-16-4-9-7-12-12-4-10-4-16 1-12 4-16c3-5 7-9 12-12s10-5 16-5 11 2 16 5 10 7 12 12c3 4 5 10 5 16z">
          <text:p/>
        </draw:path>
        <draw:path draw:style-name="gr37" draw:text-style-name="P8" draw:layer="layout" svg:width="0.064cm" svg:height="0.064cm" svg:x="7.978cm" svg:y="6.665cm" svg:viewBox="0 0 65 65" svg:d="M65 33c0 5-1 11-4 16s-7 9-12 12-10 4-16 4-11-1-16-4-9-7-12-12-5-11-5-16c0-6 2-12 5-17s7-9 12-12 10-4 16-4 11 1 16 4 9 7 12 12 4 11 4 17z">
          <text:p/>
        </draw:path>
        <draw:path draw:style-name="gr38" draw:text-style-name="P9" draw:layer="layout" svg:width="0.064cm" svg:height="0.064cm" svg:x="7.866cm" svg:y="7.135cm" svg:viewBox="0 0 65 65" svg:d="M65 33c0 5-1 11-4 16s-7 9-12 12-11 4-16 4c-6 0-12-1-17-4s-9-7-12-12-4-11-4-16c0-6 2-12 4-17 3-5 7-9 12-12s11-4 17-4c5 0 11 1 16 4s9 7 12 12 4 11 4 17z">
          <text:p/>
        </draw:path>
        <draw:path draw:style-name="gr39" draw:text-style-name="P10" draw:layer="layout" svg:width="0.295cm" svg:height="0.296cm" svg:x="8.027cm" svg:y="6.473cm" svg:viewBox="0 0 296 297" svg:d="M296 149c0 26-6 51-19 74-13 22-33 41-55 54-23 13-48 20-74 20s-52-7-74-20c-23-13-41-32-54-54-13-23-20-48-20-74s7-52 20-74c13-23 31-42 54-55 22-13 48-20 74-20s51 7 74 20c22 13 42 32 55 55 13 22 19 48 19 74z">
          <text:p/>
        </draw:path>
        <draw:frame draw:style-name="gr36" draw:text-style-name="P7" draw:layer="layout" svg:width="0.087cm" svg:height="0.077cm" svg:x="8.138cm" svg:y="6.502cm">
          <draw:text-box>
            <text:p text:style-name="P6">B5</text:p>
          </draw:text-box>
        </draw:frame>
        <draw:path draw:style-name="gr37" draw:text-style-name="P8" draw:layer="layout" svg:width="0.064cm" svg:height="0.064cm" svg:x="8.143cm" svg:y="6.589cm" svg:viewBox="0 0 65 65" svg:d="M65 33c0 5-1 11-4 16s-7 9-12 12-12 4-17 4c-6 0-11-1-16-4s-9-7-12-12-4-11-4-16c0-6 1-12 4-17s7-9 12-12 11-4 16-4c6 0 12 1 17 4s9 7 12 12c2 5 4 11 4 17z">
          <text:p/>
        </draw:path>
        <draw:path draw:style-name="gr38" draw:text-style-name="P9" draw:layer="layout" svg:width="0.064cm" svg:height="0.064cm" svg:x="8.03cm" svg:y="7.059cm" svg:viewBox="0 0 65 65" svg:d="M65 33c0 5-1 11-4 16s-7 9-12 12-10 4-16 4-11-1-16-4-9-7-12-12-5-11-5-16c0-6 2-12 5-17 2-5 7-9 12-12s10-4 16-4 11 1 16 4 9 7 12 12 4 11 4 17z">
          <text:p/>
        </draw:path>
        <draw:path draw:style-name="gr39" draw:text-style-name="P10" draw:layer="layout" svg:width="0.295cm" svg:height="0.295cm" svg:x="8.192cm" svg:y="6.397cm" svg:viewBox="0 0 296 296" svg:d="M296 148c0 26-7 51-20 74-13 22-32 42-54 55-23 13-48 19-74 19s-52-6-74-19c-23-13-42-33-55-55-13-23-19-48-19-74s6-52 19-74c13-23 32-41 55-54 22-13 48-20 74-20s51 7 74 20c22 13 41 31 54 54 13 22 20 48 20 74z">
          <text:p/>
        </draw:path>
        <draw:frame draw:style-name="gr36" draw:text-style-name="P7" draw:layer="layout" svg:width="0.087cm" svg:height="0.077cm" svg:x="8.303cm" svg:y="6.426cm">
          <draw:text-box>
            <text:p text:style-name="P6">C6</text:p>
          </draw:text-box>
        </draw:frame>
        <draw:path draw:style-name="gr37" draw:text-style-name="P8" draw:layer="layout" svg:width="0.064cm" svg:height="0.064cm" svg:x="8.307cm" svg:y="6.513cm" svg:viewBox="0 0 65 65" svg:d="M65 32c0 6-1 12-4 17s-7 9-12 12-11 4-16 4c-6 0-12-1-17-4s-9-7-12-12-4-11-4-17c0-5 1-11 4-16s7-9 12-12 11-4 17-4c5 0 11 1 16 4s9 7 12 12 4 11 4 16z">
          <text:p/>
        </draw:path>
        <draw:path draw:style-name="gr38" draw:text-style-name="P9" draw:layer="layout" svg:width="0.064cm" svg:height="0.064cm" svg:x="8.195cm" svg:y="6.983cm" svg:viewBox="0 0 65 65" svg:d="M65 32c0 6-1 12-4 17s-7 9-12 12-12 4-17 4c-6 0-11-1-16-4s-9-7-12-12-4-11-4-17c0-5 1-11 4-16s7-9 12-12 11-4 16-4c6 0 12 1 17 4s9 7 12 12c2 5 4 11 4 16z">
          <text:p/>
        </draw:path>
        <draw:path draw:style-name="gr39" draw:text-style-name="P10" draw:layer="layout" svg:width="0.295cm" svg:height="0.295cm" svg:x="8.356cm" svg:y="6.321cm" svg:viewBox="0 0 296 296" svg:d="M296 148c0 26-7 51-20 74-13 22-32 41-54 54-23 13-48 20-74 20s-52-7-74-20c-23-13-41-32-54-54-13-23-20-48-20-74s7-52 20-74c13-23 31-41 54-54 22-13 48-20 74-20s51 7 74 20c22 13 41 31 54 54 13 22 20 48 20 74z">
          <text:p/>
        </draw:path>
        <draw:frame draw:style-name="gr40" draw:text-style-name="P7" draw:layer="layout" svg:width="0.095cm" svg:height="0.077cm" svg:x="8.461cm" svg:y="6.35cm">
          <draw:text-box>
            <text:p text:style-name="P6">D6</text:p>
          </draw:text-box>
        </draw:frame>
        <draw:path draw:style-name="gr37" draw:text-style-name="P8" draw:layer="layout" svg:width="0.065cm" svg:height="0.064cm" svg:x="8.471cm" svg:y="6.437cm" svg:viewBox="0 0 66 65" svg:d="M66 32c0 6-2 12-5 17s-7 8-12 11-10 5-16 5-11-2-16-5-9-6-12-11-5-11-5-17c0-5 2-11 5-16s7-9 12-12 10-4 16-4 11 1 16 4 9 7 12 12 5 11 5 16z">
          <text:p/>
        </draw:path>
        <draw:path draw:style-name="gr38" draw:text-style-name="P9" draw:layer="layout" svg:width="0.064cm" svg:height="0.064cm" svg:x="8.359cm" svg:y="6.907cm" svg:viewBox="0 0 65 65" svg:d="M65 32c0 6-1 12-4 17s-7 8-12 11-10 5-16 5-11-2-16-5-9-6-12-11-5-11-5-17c0-5 2-11 5-16 2-5 7-9 12-12s10-4 16-4 11 1 16 4 9 7 12 12 4 11 4 16z">
          <text:p/>
        </draw:path>
        <draw:path draw:style-name="gr39" draw:text-style-name="P10" draw:layer="layout" svg:width="0.295cm" svg:height="0.295cm" svg:x="8.52cm" svg:y="6.245cm" svg:viewBox="0 0 296 296" svg:d="M296 148c0 26-7 51-20 74-13 22-32 41-54 54-23 13-48 20-74 20s-52-7-74-20c-23-13-41-32-54-54-13-23-20-48-20-74s7-52 20-74c13-23 31-41 54-54 22-13 48-20 74-20s51 7 74 20c22 13 41 31 54 54 13 22 20 48 20 74z">
          <text:p/>
        </draw:path>
        <draw:frame draw:style-name="gr41" draw:text-style-name="P7" draw:layer="layout" svg:width="0.082cm" svg:height="0.077cm" svg:x="8.631cm" svg:y="6.273cm">
          <draw:text-box>
            <text:p text:style-name="P6">E6</text:p>
          </draw:text-box>
        </draw:frame>
        <draw:path draw:style-name="gr37" draw:text-style-name="P8" draw:layer="layout" svg:width="0.064cm" svg:height="0.064cm" svg:x="8.636cm" svg:y="6.361cm" svg:viewBox="0 0 65 65" svg:d="M65 32c0 6-2 11-5 16s-6 9-11 12-12 5-17 5c-6 0-11-2-16-5s-9-7-12-12-4-10-4-16 1-11 4-16 7-9 12-12 11-4 16-4c6 0 12 1 17 4s9 7 11 12c3 5 5 10 5 16z">
          <text:p/>
        </draw:path>
        <draw:path draw:style-name="gr38" draw:text-style-name="P9" draw:layer="layout" svg:width="0.065cm" svg:height="0.064cm" svg:x="8.523cm" svg:y="6.831cm" svg:viewBox="0 0 66 65" svg:d="M66 32c0 6-2 11-5 16s-7 9-12 12-10 5-16 5-11-2-16-5-9-7-12-12-5-10-5-16 2-11 5-16 7-9 12-12 10-4 16-4 11 1 16 4 9 7 12 12 5 10 5 16z">
          <text:p/>
        </draw:path>
        <draw:path draw:style-name="gr39" draw:text-style-name="P10" draw:layer="layout" svg:width="0.295cm" svg:height="0.295cm" svg:x="8.685cm" svg:y="6.169cm" svg:viewBox="0 0 296 296" svg:d="M296 148c0 26-7 51-20 74-13 22-32 41-54 54-23 13-48 20-74 20s-52-7-74-20c-23-13-41-32-54-54-13-23-20-48-20-74s7-52 20-74c13-23 31-41 54-54 22-13 48-20 74-20s51 7 74 20c22 13 41 31 54 54 13 22 20 48 20 74z">
          <text:p/>
        </draw:path>
        <draw:frame draw:style-name="gr42" draw:text-style-name="P7" draw:layer="layout" svg:width="0.082cm" svg:height="0.077cm" svg:x="8.796cm" svg:y="6.197cm">
          <draw:text-box>
            <text:p text:style-name="P6">F6</text:p>
          </draw:text-box>
        </draw:frame>
        <draw:path draw:style-name="gr37" draw:text-style-name="P8" draw:layer="layout" svg:width="0.064cm" svg:height="0.065cm" svg:x="8.8cm" svg:y="6.284cm" svg:viewBox="0 0 65 66" svg:d="M65 33c0 6-1 11-4 16s-7 9-12 12-11 5-16 5c-6 0-12-2-17-5s-8-7-11-12-5-10-5-16 2-11 5-16c2-5 6-9 11-12s11-5 17-5c5 0 11 2 16 5s9 7 12 12 4 10 4 16z">
          <text:p/>
        </draw:path>
        <draw:path draw:style-name="gr38" draw:text-style-name="P9" draw:layer="layout" svg:width="0.064cm" svg:height="0.065cm" svg:x="8.688cm" svg:y="6.754cm" svg:viewBox="0 0 65 66" svg:d="M65 33c0 6-1 11-4 16s-7 9-12 12-11 5-16 5c-6 0-12-2-17-5s-9-7-12-12-4-10-4-16 1-11 4-16 7-9 12-12 11-5 17-5c5 0 11 2 16 5s9 7 12 12 4 10 4 16z">
          <text:p/>
        </draw:path>
        <draw:path draw:style-name="gr37" draw:text-style-name="P8" draw:layer="layout" svg:width="0.065cm" svg:height="0.064cm" svg:x="8.964cm" svg:y="6.208cm" svg:viewBox="0 0 66 65" svg:d="M66 33c0 5-2 11-5 16s-7 9-12 12-10 4-16 4-11-1-16-4-9-7-12-12-5-11-5-16c0-6 2-12 5-17s7-9 12-12 10-4 16-4 11 1 16 4 9 7 12 12 5 11 5 17z">
          <text:p/>
        </draw:path>
        <draw:path draw:style-name="gr38" draw:text-style-name="P9" draw:layer="layout" svg:width="0.064cm" svg:height="0.064cm" svg:x="8.852cm" svg:y="6.678cm" svg:viewBox="0 0 65 65" svg:d="M65 33c0 5-1 11-4 16s-7 9-12 12-11 4-16 4c-6 0-12-1-17-4s-9-7-12-12-4-11-4-16c0-6 2-12 4-17 3-5 7-9 12-12s11-4 17-4c5 0 11 1 16 4s9 7 12 12 4 11 4 17z">
          <text:p/>
        </draw:path>
        <draw:path draw:style-name="gr39" draw:text-style-name="P10" draw:layer="layout" svg:width="0.295cm" svg:height="0.295cm" svg:x="9.013cm" svg:y="5.954cm" svg:viewBox="0 0 296 296" svg:d="M296 148c0 26-6 51-19 74-13 22-33 42-55 55-23 13-48 19-74 19s-52-6-74-19c-23-13-41-33-54-55-13-23-20-48-20-74s7-52 20-74c13-23 31-41 54-54 22-13 48-20 74-20s51 7 74 20c22 13 42 31 55 54 13 22 19 48 19 74z">
          <text:p/>
        </draw:path>
        <draw:frame draw:style-name="gr43" draw:text-style-name="P7" draw:layer="layout" svg:width="0.087cm" svg:height="0.077cm" svg:x="9.124cm" svg:y="5.983cm">
          <draw:text-box>
            <text:p text:style-name="P6">A6</text:p>
          </draw:text-box>
        </draw:frame>
        <draw:path draw:style-name="gr37" draw:text-style-name="P8" draw:layer="layout" svg:width="0.064cm" svg:height="0.064cm" svg:x="9.129cm" svg:y="6.07cm" svg:viewBox="0 0 65 65" svg:d="M65 32c0 6-1 12-4 17s-7 9-12 12-12 4-17 4c-6 0-11-1-16-4s-9-7-12-12-4-11-4-17c0-5 1-11 4-16s7-9 12-12 11-4 16-4c6 0 12 1 17 4s9 7 12 12 4 11 4 16z">
          <text:p/>
        </draw:path>
        <draw:path draw:style-name="gr38" draw:text-style-name="P9" draw:layer="layout" svg:width="0.064cm" svg:height="0.064cm" svg:x="9.017cm" svg:y="6.54cm" svg:viewBox="0 0 65 65" svg:d="M65 32c0 6-2 12-5 17s-8 9-12 12c-5 2-10 4-16 4s-11-1-16-4-9-7-12-12-4-11-4-17c0-5 1-11 4-16s7-9 12-12 10-4 16-4 11 1 16 4 10 7 12 12c3 5 5 11 5 16z">
          <text:p/>
        </draw:path>
        <draw:path draw:style-name="gr39" draw:text-style-name="P10" draw:layer="layout" svg:width="0.295cm" svg:height="0.296cm" svg:x="9.178cm" svg:y="5.815cm" svg:viewBox="0 0 296 297" svg:d="M296 149c0 25-7 51-20 74-13 22-32 41-54 54-23 13-48 20-74 20s-52-7-74-20c-23-13-41-32-54-54-13-23-20-49-20-74 0-26 7-53 20-75 13-23 31-41 54-54 22-13 48-20 74-20s51 7 74 20c22 13 41 31 54 54 13 22 20 49 20 75z">
          <text:p/>
        </draw:path>
        <draw:frame draw:style-name="gr36" draw:text-style-name="P7" draw:layer="layout" svg:width="0.087cm" svg:height="0.077cm" svg:x="9.289cm" svg:y="5.844cm">
          <draw:text-box>
            <text:p text:style-name="P6">B6</text:p>
          </draw:text-box>
        </draw:frame>
        <draw:path draw:style-name="gr37" draw:text-style-name="P8" draw:layer="layout" svg:width="0.065cm" svg:height="0.064cm" svg:x="9.293cm" svg:y="5.931cm" svg:viewBox="0 0 66 65" svg:d="M66 33c0 5-2 11-5 16s-7 9-12 12-10 4-16 4-11-1-16-4-9-7-12-12-5-11-5-16c0-6 2-12 5-17s7-9 12-12 10-4 16-4 11 1 16 4 9 7 12 12 5 11 5 17z">
          <text:p/>
        </draw:path>
        <draw:path draw:style-name="gr38" draw:text-style-name="P9" draw:layer="layout" svg:width="0.064cm" svg:height="0.064cm" svg:x="9.181cm" svg:y="6.401cm" svg:viewBox="0 0 65 65" svg:d="M65 33c0 5-1 11-4 16s-7 9-12 12-11 4-16 4c-6 0-12-1-17-4s-9-7-12-12-4-11-4-16c0-6 2-12 4-17 3-5 7-9 12-12s11-4 17-4c5 0 11 1 16 4s9 7 12 12 4 11 4 17z">
          <text:p/>
        </draw:path>
        <draw:path draw:style-name="gr39" draw:text-style-name="P10" draw:layer="layout" svg:width="0.295cm" svg:height="0.295cm" svg:x="9.342cm" svg:y="5.677cm" svg:viewBox="0 0 296 296" svg:d="M296 148c0 26-7 51-20 74-13 22-32 42-54 55-23 13-48 19-74 19s-52-6-74-19c-23-13-41-33-54-55-13-23-20-48-20-74s7-52 20-74c13-23 31-41 54-54 22-13 48-20 74-20s51 7 74 20c22 13 41 31 54 54 13 22 20 48 20 74z">
          <text:p/>
        </draw:path>
        <draw:frame draw:style-name="gr36" draw:text-style-name="P7" draw:layer="layout" svg:width="0.087cm" svg:height="0.077cm" svg:x="9.453cm" svg:y="5.706cm">
          <draw:text-box>
            <text:p text:style-name="P6">C7</text:p>
          </draw:text-box>
        </draw:frame>
        <draw:path draw:style-name="gr37" draw:text-style-name="P8" draw:layer="layout" svg:width="0.064cm" svg:height="0.064cm" svg:x="9.458cm" svg:y="5.793cm" svg:viewBox="0 0 65 65" svg:d="M65 32c0 6-2 12-5 17s-7 9-12 12-10 4-16 4-11-1-16-4-9-7-12-12-4-11-4-17c0-5 1-11 4-16s7-9 12-12 10-4 16-4 11 1 16 4 9 7 12 12 5 11 5 16z">
          <text:p/>
        </draw:path>
        <draw:path draw:style-name="gr38" draw:text-style-name="P9" draw:layer="layout" svg:width="0.064cm" svg:height="0.064cm" svg:x="9.345cm" svg:y="6.263cm" svg:viewBox="0 0 65 65" svg:d="M65 32c0 6-1 12-4 17s-7 9-12 12-10 4-16 4-11-1-16-4-9-7-12-12-5-11-5-17c0-5 2-11 5-16 2-5 7-9 12-12s10-4 16-4 11 1 16 4 9 7 12 12 4 11 4 16z">
          <text:p/>
        </draw:path>
        <draw:path draw:style-name="gr39" draw:text-style-name="P10" draw:layer="layout" svg:width="0.295cm" svg:height="0.296cm" svg:x="9.507cm" svg:y="5.538cm" svg:viewBox="0 0 296 297" svg:d="M296 149c0 26-7 51-20 74-13 22-32 41-54 54-23 13-48 20-74 20s-52-7-74-20c-23-13-42-32-55-54-13-23-19-48-19-74s6-52 19-74c13-23 32-42 55-55 22-13 48-20 74-20s51 7 74 20c22 13 41 32 54 55 13 22 20 48 20 74z">
          <text:p/>
        </draw:path>
        <draw:frame draw:style-name="gr40" draw:text-style-name="P7" draw:layer="layout" svg:width="0.095cm" svg:height="0.077cm" svg:x="9.611cm" svg:y="5.567cm">
          <draw:text-box>
            <text:p text:style-name="P6">D7</text:p>
          </draw:text-box>
        </draw:frame>
        <draw:path draw:style-name="gr37" draw:text-style-name="P8" draw:layer="layout" svg:width="0.064cm" svg:height="0.064cm" svg:x="9.622cm" svg:y="5.654cm" svg:viewBox="0 0 65 65" svg:d="M65 33c0 5-1 11-4 16s-7 9-12 12-11 4-16 4c-6 0-12-1-17-4s-9-7-12-12-4-11-4-16c0-6 2-12 4-17 3-5 7-9 12-12s11-4 17-4c5 0 11 1 16 4s9 7 12 12 4 11 4 17z">
          <text:p/>
        </draw:path>
        <draw:path draw:style-name="gr38" draw:text-style-name="P9" draw:layer="layout" svg:width="0.064cm" svg:height="0.064cm" svg:x="9.51cm" svg:y="6.124cm" svg:viewBox="0 0 65 65" svg:d="M65 33c0 5-1 11-4 16s-7 9-12 12-12 4-17 4c-6 0-11-1-16-4s-9-7-12-12-4-11-4-16c0-6 1-12 4-17s7-9 12-12 11-4 16-4c6 0 12 1 17 4s9 7 12 12c2 5 4 11 4 17z">
          <text:p/>
        </draw:path>
        <draw:path draw:style-name="gr39" draw:text-style-name="P10" draw:layer="layout" svg:width="0.295cm" svg:height="0.295cm" svg:x="9.671cm" svg:y="5.4cm" svg:viewBox="0 0 296 296" svg:d="M296 148c0 26-7 51-20 74-13 22-32 42-54 55-23 13-48 19-74 19s-52-6-74-19c-23-13-41-33-54-55-13-23-20-48-20-74s7-52 20-74c13-23 31-41 54-54 22-13 48-20 74-20s51 7 74 20c22 13 41 31 54 54 13 22 20 48 20 74z">
          <text:p/>
        </draw:path>
        <draw:frame draw:style-name="gr41" draw:text-style-name="P7" draw:layer="layout" svg:width="0.082cm" svg:height="0.077cm" svg:x="9.782cm" svg:y="5.429cm">
          <draw:text-box>
            <text:p text:style-name="P6">E7</text:p>
          </draw:text-box>
        </draw:frame>
        <draw:path draw:style-name="gr37" draw:text-style-name="P8" draw:layer="layout" svg:width="0.064cm" svg:height="0.064cm" svg:x="9.786cm" svg:y="5.516cm" svg:viewBox="0 0 65 65" svg:d="M65 32c0 6-1 12-4 17s-7 9-12 12-10 4-16 4-12-1-17-4-8-7-11-12-5-11-5-17c0-5 2-11 5-16 2-5 6-9 11-12s11-4 17-4 11 1 16 4 9 7 12 12 4 11 4 16z">
          <text:p/>
        </draw:path>
        <draw:path draw:style-name="gr38" draw:text-style-name="P9" draw:layer="layout" svg:width="0.064cm" svg:height="0.064cm" svg:x="9.674cm" svg:y="5.986cm" svg:viewBox="0 0 65 65" svg:d="M65 32c0 6-1 12-4 17s-7 9-12 12-11 4-16 4c-6 0-12-1-17-4s-9-7-12-12-4-11-4-17c0-5 1-11 4-16s7-9 12-12 11-4 17-4c5 0 11 1 16 4s9 7 12 12 4 11 4 16z">
          <text:p/>
        </draw:path>
        <draw:path draw:style-name="gr39" draw:text-style-name="P10" draw:layer="layout" svg:width="0.295cm" svg:height="0.295cm" svg:x="9.835cm" svg:y="5.262cm" svg:viewBox="0 0 296 296" svg:d="M296 148c0 26-7 51-20 74-13 22-32 41-54 54-23 13-48 20-74 20s-52-7-74-20c-23-13-41-32-54-54-13-23-20-48-20-74s7-52 20-74c13-23 31-41 54-54 22-13 48-20 74-20s51 7 74 20c22 13 41 31 54 54 13 22 20 48 20 74z">
          <text:p/>
        </draw:path>
        <draw:frame draw:style-name="gr42" draw:text-style-name="P7" draw:layer="layout" svg:width="0.082cm" svg:height="0.077cm" svg:x="9.946cm" svg:y="5.29cm">
          <draw:text-box>
            <text:p text:style-name="P6">F7</text:p>
          </draw:text-box>
        </draw:frame>
        <draw:path draw:style-name="gr37" draw:text-style-name="P8" draw:layer="layout" svg:width="0.064cm" svg:height="0.064cm" svg:x="9.951cm" svg:y="5.377cm" svg:viewBox="0 0 65 65" svg:d="M65 33c0 6-1 11-4 16s-7 9-12 12-12 4-17 4c-6 0-11-1-16-4s-9-7-12-12-4-10-4-16 1-12 4-16c3-5 7-9 12-12s11-5 16-5c6 0 12 2 17 5s9 7 12 12c2 4 4 10 4 16z">
          <text:p/>
        </draw:path>
        <draw:path draw:style-name="gr38" draw:text-style-name="P9" draw:layer="layout" svg:width="0.065cm" svg:height="0.064cm" svg:x="9.838cm" svg:y="5.847cm" svg:viewBox="0 0 66 65" svg:d="M66 33c0 6-2 11-5 16s-7 9-12 12-10 4-16 4-11-1-16-4-9-7-12-12-5-10-5-16 2-11 5-16 7-9 12-12 10-5 16-5 11 2 16 5 9 7 12 12 5 10 5 16z">
          <text:p/>
        </draw:path>
        <draw:path draw:style-name="gr39" draw:text-style-name="P10" draw:layer="layout" svg:width="0.296cm" svg:height="0.295cm" svg:x="9.999cm" svg:y="5.123cm" svg:viewBox="0 0 297 296" svg:d="M297 148c0 26-7 51-20 74-13 22-32 42-54 55-23 13-49 19-74 19-26 0-53-6-75-19-23-13-41-33-54-55-13-23-20-48-20-74s7-52 20-74c13-23 31-41 54-54 22-13 49-20 75-20 25 0 51 7 74 20 22 13 41 31 54 54 13 22 20 48 20 74z">
          <text:p/>
        </draw:path>
        <draw:frame draw:style-name="gr40" draw:text-style-name="P7" draw:layer="layout" svg:width="0.095cm" svg:height="0.077cm" svg:x="10.104cm" svg:y="5.152cm">
          <draw:text-box>
            <text:p text:style-name="P6">G7</text:p>
          </draw:text-box>
        </draw:frame>
        <draw:path draw:style-name="gr37" draw:text-style-name="P8" draw:layer="layout" svg:width="0.064cm" svg:height="0.064cm" svg:x="10.115cm" svg:y="5.239cm" svg:viewBox="0 0 65 65" svg:d="M65 32c0 6-1 12-4 17s-7 9-12 12-11 4-16 4c-6 0-12-1-17-4s-9-7-12-12-4-11-4-17c0-5 1-11 4-16s7-9 12-12 11-4 17-4c5 0 11 1 16 4s9 7 12 12 4 11 4 16z">
          <text:p/>
        </draw:path>
        <draw:path draw:style-name="gr38" draw:text-style-name="P9" draw:layer="layout" svg:width="0.064cm" svg:height="0.064cm" svg:x="10.003cm" svg:y="5.709cm" svg:viewBox="0 0 65 65" svg:d="M65 32c0 6-1 12-4 17s-7 9-12 12-11 4-16 4c-6 0-12-1-17-4s-9-7-12-12-4-11-4-17c0-5 1-11 4-16s7-9 12-12 11-4 17-4c5 0 11 1 16 4s9 7 12 12 4 11 4 16z">
          <text:p/>
        </draw:path>
        <draw:path draw:style-name="gr44" draw:text-style-name="P11" draw:layer="layout" svg:width="0.064cm" svg:height="0.064cm" svg:x="1.235cm" svg:y="2.85cm" svg:viewBox="0 0 65 65" svg:d="M65 33c0 5-1 11-4 16s-7 9-12 12-11 4-16 4c-6 0-12-1-17-4s-8-7-11-12-5-11-5-16c0-6 2-12 5-17 2-5 6-9 11-12s11-4 17-4c5 0 11 1 16 4s9 7 12 12 4 11 4 17z">
          <text:p/>
        </draw:path>
        <draw:path draw:style-name="gr45" draw:text-style-name="P12" draw:layer="layout" svg:width="0.295cm" svg:height="0.295cm" svg:x="1.12cm" svg:y="3.725cm" svg:viewBox="0 0 296 296" svg:d="M296 148c0 26-7 51-20 74-13 22-32 41-54 54-23 13-48 20-74 20s-52-7-74-20c-23-13-41-32-54-54-13-23-20-48-20-74s7-52 20-74c13-23 31-42 54-55 22-13 48-19 74-19s51 6 74 19c22 13 41 32 54 55 13 22 20 48 20 74z">
          <text:p/>
        </draw:path>
        <draw:frame draw:style-name="gr36" draw:text-style-name="P7" draw:layer="layout" svg:width="0.087cm" svg:height="0.077cm" svg:x="1.231cm" svg:y="3.753cm">
          <draw:text-box>
            <text:p text:style-name="P6">C1</text:p>
          </draw:text-box>
        </draw:frame>
        <draw:path draw:style-name="gr46" draw:text-style-name="P13" draw:layer="layout" svg:width="0.064cm" svg:height="0.064cm" svg:x="1.235cm" svg:y="3.84cm" svg:viewBox="0 0 65 65" svg:d="M65 33c0 5-1 11-4 16s-7 9-12 12-11 4-16 4c-6 0-12-1-17-4s-8-7-11-12-5-11-5-16c0-6 2-12 5-17 2-5 6-9 11-12s11-4 17-4c5 0 11 1 16 4s9 7 12 12 4 11 4 17z">
          <text:p/>
        </draw:path>
        <draw:path draw:style-name="gr47" draw:text-style-name="P14" draw:layer="layout" svg:width="0.064cm" svg:height="0.064cm" svg:x="1.235cm" svg:y="20.489cm" svg:viewBox="0 0 65 65" svg:d="M65 32c0 6-1 12-4 17s-7 8-12 11-11 5-16 5c-6 0-12-3-17-5-5-3-8-6-11-11s-5-11-5-17 2-11 5-16c2-5 6-9 11-12s11-4 17-4c5 0 11 1 16 4s9 7 12 12 4 10 4 16z">
          <text:p/>
        </draw:path>
        <draw:path draw:style-name="gr44" draw:text-style-name="P11" draw:layer="layout" svg:width="0.065cm" svg:height="0.064cm" svg:x="1.456cm" svg:y="2.79cm" svg:viewBox="0 0 66 65" svg:d="M66 33c0 5-2 11-5 16s-7 9-12 12-10 4-16 4-11-1-16-4-9-7-12-12-5-11-5-16c0-6 2-12 5-17s7-9 12-12 10-4 16-4 11 1 16 4 9 7 12 12 5 11 5 17z">
          <text:p/>
        </draw:path>
        <draw:path draw:style-name="gr45" draw:text-style-name="P12" draw:layer="layout" svg:width="0.295cm" svg:height="0.295cm" svg:x="1.341cm" svg:y="3.648cm" svg:viewBox="0 0 296 296" svg:d="M296 148c0 26-7 51-20 74-13 22-32 41-54 54-23 13-48 20-74 20s-52-7-74-20c-23-13-41-32-54-54-13-23-20-48-20-74s7-52 20-74c13-23 31-41 54-54 22-13 48-20 74-20s51 7 74 20c22 13 41 31 54 54 13 22 20 48 20 74z">
          <text:p/>
        </draw:path>
        <draw:frame draw:style-name="gr40" draw:text-style-name="P7" draw:layer="layout" svg:width="0.095cm" svg:height="0.077cm" svg:x="1.446cm" svg:y="3.676cm">
          <draw:text-box>
            <text:p text:style-name="P6">D1</text:p>
          </draw:text-box>
        </draw:frame>
        <draw:path draw:style-name="gr46" draw:text-style-name="P13" draw:layer="layout" svg:width="0.065cm" svg:height="0.065cm" svg:x="1.456cm" svg:y="3.763cm" svg:viewBox="0 0 66 66" svg:d="M66 33c0 6-2 11-5 16s-7 9-12 12-10 5-16 5-11-2-16-5-9-7-12-12-5-10-5-16 2-11 5-16 7-9 12-12 10-5 16-5 11 2 16 5 9 7 12 12 5 10 5 16z">
          <text:p/>
        </draw:path>
        <draw:path draw:style-name="gr47" draw:text-style-name="P14" draw:layer="layout" svg:width="0.065cm" svg:height="0.064cm" svg:x="1.456cm" svg:y="20.135cm" svg:viewBox="0 0 66 65" svg:d="M66 32c0 6-2 11-5 16s-7 9-12 12-10 5-16 5-11-2-16-5-9-7-12-12-5-10-5-16 2-11 5-16 7-9 12-12 10-4 16-4 11 1 16 4 9 7 12 12 5 10 5 16z">
          <text:p/>
        </draw:path>
        <draw:path draw:style-name="gr44" draw:text-style-name="P11" draw:layer="layout" svg:width="0.064cm" svg:height="0.064cm" svg:x="1.678cm" svg:y="2.73cm" svg:viewBox="0 0 65 65" svg:d="M65 32c0 6-2 12-5 17s-8 9-12 12c-5 2-10 4-16 4s-11-1-16-4-9-7-12-12-4-11-4-17c0-5 1-11 4-16s7-9 12-12 10-4 16-4 11 1 16 4 10 7 12 12c3 5 5 11 5 16z">
          <text:p/>
        </draw:path>
        <draw:path draw:style-name="gr45" draw:text-style-name="P12" draw:layer="layout" svg:width="0.295cm" svg:height="0.295cm" svg:x="1.562cm" svg:y="3.571cm" svg:viewBox="0 0 296 296" svg:d="M296 148c0 26-7 51-20 74-13 22-32 42-54 55-23 13-48 19-74 19s-52-6-74-19c-23-13-41-33-54-55-13-23-20-48-20-74s7-52 20-74c13-23 31-41 54-54 22-13 48-20 74-20s51 7 74 20c22 13 41 31 54 54 13 22 20 48 20 74z">
          <text:p/>
        </draw:path>
        <draw:frame draw:style-name="gr41" draw:text-style-name="P7" draw:layer="layout" svg:width="0.082cm" svg:height="0.077cm" svg:x="1.673cm" svg:y="3.6cm">
          <draw:text-box>
            <text:p text:style-name="P6">E1</text:p>
          </draw:text-box>
        </draw:frame>
        <draw:path draw:style-name="gr46" draw:text-style-name="P13" draw:layer="layout" svg:width="0.064cm" svg:height="0.064cm" svg:x="1.678cm" svg:y="3.687cm" svg:viewBox="0 0 65 65" svg:d="M65 32c0 6-2 12-5 17s-7 9-12 12-10 4-16 4-11-1-16-4-9-7-12-12-4-11-4-17c0-5 1-11 4-16s7-9 12-12 10-4 16-4 11 1 16 4 10 7 12 12c3 5 5 11 5 16z">
          <text:p/>
        </draw:path>
        <draw:path draw:style-name="gr47" draw:text-style-name="P14" draw:layer="layout" svg:width="0.064cm" svg:height="0.065cm" svg:x="1.678cm" svg:y="19.78cm" svg:viewBox="0 0 65 66" svg:d="M65 33c0 6-2 11-5 16s-7 9-12 12-10 5-16 5-11-2-16-5-9-7-12-12-4-10-4-16 1-11 4-16 7-9 12-12 10-5 16-5 11 2 16 5 10 7 12 12c3 5 5 10 5 16z">
          <text:p/>
        </draw:path>
        <draw:path draw:style-name="gr44" draw:text-style-name="P11" draw:layer="layout" svg:width="0.064cm" svg:height="0.064cm" svg:x="1.899cm" svg:y="2.67cm" svg:viewBox="0 0 65 65" svg:d="M65 32c0 6-1 12-4 17s-7 9-12 12-11 4-16 4c-6 0-12-1-17-4s-9-7-12-12-4-11-4-17c0-5 2-11 4-16 3-5 7-9 12-12s11-4 17-4c5 0 11 1 16 4s9 7 12 12 4 11 4 16z">
          <text:p/>
        </draw:path>
        <draw:path draw:style-name="gr45" draw:text-style-name="P12" draw:layer="layout" svg:width="0.295cm" svg:height="0.295cm" svg:x="1.784cm" svg:y="3.495cm" svg:viewBox="0 0 296 296" svg:d="M296 148c0 26-7 51-20 74-13 22-32 41-54 54-23 13-48 20-74 20s-52-7-74-20c-23-13-41-32-54-54-13-23-20-48-20-74s7-52 20-74c13-23 31-41 54-54 22-13 48-20 74-20s51 7 74 20c22 13 41 31 54 54 13 22 20 48 20 74z">
          <text:p/>
        </draw:path>
        <draw:frame draw:style-name="gr42" draw:text-style-name="P7" draw:layer="layout" svg:width="0.082cm" svg:height="0.077cm" svg:x="1.895cm" svg:y="3.523cm">
          <draw:text-box>
            <text:p text:style-name="P6">F1</text:p>
          </draw:text-box>
        </draw:frame>
        <draw:path draw:style-name="gr46" draw:text-style-name="P13" draw:layer="layout" svg:width="0.064cm" svg:height="0.064cm" svg:x="1.899cm" svg:y="3.61cm" svg:viewBox="0 0 65 65" svg:d="M65 33c0 6-1 11-4 16s-7 9-12 12-11 4-16 4c-6 0-12-1-17-4s-9-7-12-12-4-10-4-16 2-11 4-16c3-5 7-9 12-12s11-5 17-5c5 0 11 2 16 5s9 7 12 12 4 10 4 16z">
          <text:p/>
        </draw:path>
        <draw:path draw:style-name="gr47" draw:text-style-name="P14" draw:layer="layout" svg:width="0.064cm" svg:height="0.065cm" svg:x="1.899cm" svg:y="19.426cm" svg:viewBox="0 0 65 66" svg:d="M65 33c0 6-1 11-4 16s-7 9-12 12-11 5-16 5c-6 0-12-2-17-5s-9-7-12-12-4-10-4-16 2-11 4-16c3-5 7-9 12-12s11-5 17-5c5 0 11 2 16 5s9 7 12 12 4 10 4 16z">
          <text:p/>
        </draw:path>
        <draw:path draw:style-name="gr44" draw:text-style-name="P11" draw:layer="layout" svg:width="0.065cm" svg:height="0.064cm" svg:x="2.12cm" svg:y="2.668cm" svg:viewBox="0 0 66 65" svg:d="M66 33c0 5-2 11-5 16s-7 9-12 12-10 4-16 4-11-1-16-4-9-7-12-12-5-11-5-16c0-6 2-12 5-17 3-4 7-8 12-11s10-5 16-5 11 2 16 5 9 7 12 11c3 5 5 11 5 17z">
          <text:p/>
        </draw:path>
        <draw:path draw:style-name="gr45" draw:text-style-name="P12" draw:layer="layout" svg:width="0.295cm" svg:height="0.296cm" svg:x="2.005cm" svg:y="3.473cm" svg:viewBox="0 0 296 297" svg:d="M296 148c0 25-7 52-20 75-13 22-32 41-54 54-23 13-48 20-74 20s-52-7-74-20c-23-13-41-32-54-54-13-23-20-50-20-75 0-26 7-52 20-74 13-23 31-41 54-54 22-13 48-20 74-20s51 7 74 20c22 13 41 31 54 54 13 22 20 48 20 74z">
          <text:p/>
        </draw:path>
        <draw:frame draw:style-name="gr40" draw:text-style-name="P7" draw:layer="layout" svg:width="0.095cm" svg:height="0.077cm" svg:x="2.11cm" svg:y="3.502cm">
          <draw:text-box>
            <text:p text:style-name="P6">G1</text:p>
          </draw:text-box>
        </draw:frame>
        <draw:path draw:style-name="gr46" draw:text-style-name="P13" draw:layer="layout" svg:width="0.065cm" svg:height="0.064cm" svg:x="2.12cm" svg:y="3.589cm" svg:viewBox="0 0 66 65" svg:d="M66 32c0 6-2 12-5 17s-7 9-12 12-10 4-16 4-11-1-16-4-9-7-12-12-5-11-5-17c0-5 2-11 5-16s7-9 12-12 10-4 16-4 11 1 16 4 9 7 12 12 5 11 5 16z">
          <text:p/>
        </draw:path>
        <draw:path draw:style-name="gr47" draw:text-style-name="P14" draw:layer="layout" svg:width="0.065cm" svg:height="0.064cm" svg:x="2.12cm" svg:y="19.072cm" svg:viewBox="0 0 66 65" svg:d="M66 33c0 5-2 11-5 16s-7 9-12 12-10 4-16 4-11-1-16-4-9-7-12-12-5-11-5-16c0-6 2-12 5-17s7-9 12-12 10-4 16-4 11 1 16 4 9 7 12 12 5 11 5 17z">
          <text:p/>
        </draw:path>
        <draw:path draw:style-name="gr44" draw:text-style-name="P11" draw:layer="layout" svg:width="0.064cm" svg:height="0.064cm" svg:x="2.342cm" svg:y="2.667cm" svg:viewBox="0 0 65 65" svg:d="M65 33c0 5-2 11-5 16s-7 9-12 12-10 4-16 4-11-1-16-4-9-7-12-12-4-11-4-16c0-6 1-12 4-17s7-9 12-12 10-4 16-4 11 1 16 4 9 7 12 12 5 11 5 17z">
          <text:p/>
        </draw:path>
        <draw:path draw:style-name="gr45" draw:text-style-name="P12" draw:layer="layout" svg:width="0.295cm" svg:height="0.295cm" svg:x="2.226cm" svg:y="3.452cm" svg:viewBox="0 0 296 296" svg:d="M296 148c0 26-7 51-20 74-13 22-32 42-54 55-23 13-48 19-74 19s-52-6-74-19c-23-13-41-33-54-55-13-23-20-48-20-74s7-52 20-74c13-23 31-41 54-54 22-13 48-20 74-20s51 7 74 20c22 13 41 31 54 54 13 22 20 48 20 74z">
          <text:p/>
        </draw:path>
        <draw:frame draw:style-name="gr43" draw:text-style-name="P7" draw:layer="layout" svg:width="0.087cm" svg:height="0.077cm" svg:x="2.337cm" svg:y="3.481cm">
          <draw:text-box>
            <text:p text:style-name="P6">A1</text:p>
          </draw:text-box>
        </draw:frame>
        <draw:path draw:style-name="gr46" draw:text-style-name="P13" draw:layer="layout" svg:width="0.064cm" svg:height="0.064cm" svg:x="2.342cm" svg:y="3.568cm" svg:viewBox="0 0 65 65" svg:d="M65 32c0 6-2 12-5 17s-7 9-12 12-10 4-16 4-11-1-16-4-9-7-12-12-4-11-4-17c0-5 1-11 4-16s7-9 12-12 10-4 16-4 11 1 16 4 9 7 12 12 5 11 5 16z">
          <text:p/>
        </draw:path>
        <draw:path draw:style-name="gr47" draw:text-style-name="P14" draw:layer="layout" svg:width="0.064cm" svg:height="0.064cm" svg:x="2.342cm" svg:y="18.718cm" svg:viewBox="0 0 65 65" svg:d="M65 33c0 5-2 11-5 16s-7 9-12 12-10 4-16 4-11-1-16-4-9-7-12-12-4-11-4-16c0-6 1-12 4-17s7-9 12-12 10-4 16-4 11 1 16 4 9 7 12 12 5 11 5 17z">
          <text:p/>
        </draw:path>
        <draw:path draw:style-name="gr44" draw:text-style-name="P11" draw:layer="layout" svg:width="0.064cm" svg:height="0.064cm" svg:x="2.563cm" svg:y="2.666cm" svg:viewBox="0 0 65 65" svg:d="M65 32c0 6-1 12-4 17s-7 9-12 12-12 4-17 4c-6 0-11-1-16-4s-9-7-12-12-4-11-4-17c0-5 1-11 4-16s7-9 12-12 11-4 16-4c6 0 12 1 17 4s9 7 12 12c2 5 4 11 4 16z">
          <text:p/>
        </draw:path>
        <draw:path draw:style-name="gr45" draw:text-style-name="P12" draw:layer="layout" svg:width="0.295cm" svg:height="0.295cm" svg:x="2.447cm" svg:y="3.431cm" svg:viewBox="0 0 296 296" svg:d="M296 148c0 26-6 51-19 74-13 22-33 42-55 55-23 13-48 19-74 19s-52-6-74-19c-23-13-41-33-54-55-13-23-20-48-20-74s7-52 20-74c13-23 31-41 54-54 22-13 48-20 74-20s51 7 74 20c22 13 42 31 55 54 13 22 19 48 19 74z">
          <text:p/>
        </draw:path>
        <draw:frame draw:style-name="gr36" draw:text-style-name="P7" draw:layer="layout" svg:width="0.087cm" svg:height="0.077cm" svg:x="2.558cm" svg:y="3.46cm">
          <draw:text-box>
            <text:p text:style-name="P6">B1</text:p>
          </draw:text-box>
        </draw:frame>
        <draw:path draw:style-name="gr46" draw:text-style-name="P13" draw:layer="layout" svg:width="0.064cm" svg:height="0.064cm" svg:x="2.563cm" svg:y="3.547cm" svg:viewBox="0 0 65 65" svg:d="M65 32c0 6-1 12-4 17s-7 9-12 12-12 4-17 4c-6 0-11-1-16-4s-9-7-12-12-4-11-4-17c0-5 1-11 4-16s7-9 12-12 11-4 16-4c6 0 12 1 17 4s9 7 12 12c2 5 4 11 4 16z">
          <text:p/>
        </draw:path>
        <draw:path draw:style-name="gr47" draw:text-style-name="P14" draw:layer="layout" svg:width="0.064cm" svg:height="0.064cm" svg:x="2.563cm" svg:y="18.364cm" svg:viewBox="0 0 65 65" svg:d="M65 32c0 6-1 12-4 17s-7 9-12 12-12 4-17 4c-6 0-11-1-16-4s-9-7-12-12-4-11-4-17c0-5 1-11 4-16s7-9 12-12 11-4 16-4c6 0 12 1 17 4s9 7 12 12c2 5 4 11 4 16z">
          <text:p/>
        </draw:path>
        <draw:path draw:style-name="gr44" draw:text-style-name="P11" draw:layer="layout" svg:width="0.064cm" svg:height="0.065cm" svg:x="2.784cm" svg:y="2.664cm" svg:viewBox="0 0 65 66" svg:d="M65 33c0 6-1 11-4 16s-7 9-12 12-11 5-16 5c-6 0-12-2-17-5s-9-7-12-12-4-10-4-16 1-11 4-16 7-9 12-12 11-5 17-5c5 0 11 2 16 5s9 7 12 12 4 10 4 16z">
          <text:p/>
        </draw:path>
        <draw:path draw:style-name="gr46" draw:text-style-name="P13" draw:layer="layout" svg:width="0.064cm" svg:height="0.064cm" svg:x="2.784cm" svg:y="3.526cm" svg:viewBox="0 0 65 65" svg:d="M65 32c0 6-1 12-4 17s-7 9-12 12-11 4-16 4c-6 0-12-1-17-4s-9-7-12-12-4-11-4-17c0-5 1-11 4-16s7-9 12-12 11-4 17-4c5 0 11 1 16 4s9 7 12 12 4 11 4 16z">
          <text:p/>
        </draw:path>
        <draw:path draw:style-name="gr47" draw:text-style-name="P14" draw:layer="layout" svg:width="0.064cm" svg:height="0.064cm" svg:x="2.784cm" svg:y="18.01cm" svg:viewBox="0 0 65 65" svg:d="M65 32c0 6-1 12-4 17s-7 9-12 12-11 4-16 4c-6 0-12-1-17-4s-9-7-12-12-4-11-4-17c0-5 1-11 4-16s7-9 12-12 11-4 17-4c5 0 11 1 16 4s9 7 12 12 4 11 4 16z">
          <text:p/>
        </draw:path>
        <draw:path draw:style-name="gr44" draw:text-style-name="P11" draw:layer="layout" svg:width="0.065cm" svg:height="0.064cm" svg:x="3.005cm" svg:y="2.722cm" svg:viewBox="0 0 66 65" svg:d="M66 33c0 5-2 11-5 16s-7 9-12 12-10 4-16 4-11-1-16-4-9-7-12-12-5-11-5-16c0-6 2-12 5-17s7-9 12-12 10-4 16-4 11 1 16 4 9 7 12 12 5 11 5 17z">
          <text:p/>
        </draw:path>
        <draw:path draw:style-name="gr46" draw:text-style-name="P13" draw:layer="layout" svg:width="0.065cm" svg:height="0.064cm" svg:x="3.005cm" svg:y="3.56cm" svg:viewBox="0 0 66 65" svg:d="M66 33c0 6-2 11-5 16s-7 9-12 12-10 4-16 4-11-1-16-4-9-7-12-12-5-10-5-16 2-11 5-16 7-9 12-12 10-5 16-5 11 2 16 5 9 7 12 12 5 10 5 16z">
          <text:p/>
        </draw:path>
        <draw:path draw:style-name="gr47" draw:text-style-name="P14" draw:layer="layout" svg:width="0.065cm" svg:height="0.064cm" svg:x="3.005cm" svg:y="17.656cm" svg:viewBox="0 0 66 65" svg:d="M66 32c0 6-2 12-5 17s-7 9-12 12-10 4-16 4-11-1-16-4-9-7-12-12-5-11-5-17c0-5 2-11 5-16s7-9 12-12 10-4 16-4 11 1 16 4 9 7 12 12 5 11 5 16z">
          <text:p/>
        </draw:path>
        <draw:path draw:style-name="gr44" draw:text-style-name="P11" draw:layer="layout" svg:width="0.064cm" svg:height="0.064cm" svg:x="3.227cm" svg:y="2.838cm" svg:viewBox="0 0 65 65" svg:d="M65 33c0 6-2 11-5 16s-6 9-11 12-12 4-17 4c-6 0-11-1-16-4s-9-7-12-12-4-10-4-16 1-12 4-16c3-5 7-9 12-12s11-5 16-5c6 0 12 2 17 5s9 7 11 12c3 4 5 10 5 16z">
          <text:p/>
        </draw:path>
        <draw:path draw:style-name="gr45" draw:text-style-name="P12" draw:layer="layout" svg:width="0.295cm" svg:height="0.295cm" svg:x="3.111cm" svg:y="3.535cm" svg:viewBox="0 0 296 296" svg:d="M296 148c0 26-7 51-20 74-13 22-32 41-54 54-23 13-48 20-74 20s-51-7-74-20c-22-13-41-32-54-54-13-23-20-48-20-74s7-52 20-74c13-23 32-42 54-55 23-13 48-19 74-19s51 6 74 19c22 13 41 32 54 55 13 22 20 48 20 74z">
          <text:p/>
        </draw:path>
        <draw:frame draw:style-name="gr41" draw:text-style-name="P7" draw:layer="layout" svg:width="0.082cm" svg:height="0.077cm" svg:x="3.222cm" svg:y="3.563cm">
          <draw:text-box>
            <text:p text:style-name="P6">E2</text:p>
          </draw:text-box>
        </draw:frame>
        <draw:path draw:style-name="gr46" draw:text-style-name="P13" draw:layer="layout" svg:width="0.064cm" svg:height="0.064cm" svg:x="3.227cm" svg:y="3.65cm" svg:viewBox="0 0 65 65" svg:d="M65 33c0 5-2 11-5 16s-6 9-11 12-12 4-17 4c-6 0-11-1-16-4s-9-7-12-12-4-11-4-16c0-6 1-12 4-17s7-9 12-12 11-4 16-4c6 0 12 1 17 4s9 7 11 12c3 5 5 11 5 17z">
          <text:p/>
        </draw:path>
        <draw:path draw:style-name="gr47" draw:text-style-name="P14" draw:layer="layout" svg:width="0.064cm" svg:height="0.064cm" svg:x="3.227cm" svg:y="17.302cm" svg:viewBox="0 0 65 65" svg:d="M65 32c0 6-3 12-5 17-3 5-6 8-11 11s-12 5-17 5c-6 0-11-2-16-5s-9-6-12-11-4-11-4-17c0-5 1-11 4-16s7-9 12-12 11-4 16-4c6 0 12 1 17 4s9 7 11 12c3 5 5 11 5 16z">
          <text:p/>
        </draw:path>
        <draw:path draw:style-name="gr44" draw:text-style-name="P11" draw:layer="layout" svg:width="0.064cm" svg:height="0.064cm" svg:x="3.448cm" svg:y="2.719cm" svg:viewBox="0 0 65 65" svg:d="M65 33c0 5-1 11-4 16s-7 9-12 12-12 4-17 4c-6 0-11-1-16-4s-9-7-12-12-4-11-4-16c0-6 1-12 4-17s7-9 12-12 11-4 16-4c6 0 12 1 17 4s9 7 12 12 4 11 4 17z">
          <text:p/>
        </draw:path>
        <draw:path draw:style-name="gr46" draw:text-style-name="P13" draw:layer="layout" svg:width="0.064cm" svg:height="0.064cm" svg:x="3.448cm" svg:y="3.518cm" svg:viewBox="0 0 65 65" svg:d="M65 32c0 6-1 11-4 16s-7 9-12 12-12 5-17 5c-6 0-11-2-16-5s-9-7-12-12-4-10-4-16 1-11 4-16 7-9 12-12 11-4 16-4c6 0 12 1 17 4s9 7 12 12 4 10 4 16z">
          <text:p/>
        </draw:path>
        <draw:path draw:style-name="gr47" draw:text-style-name="P14" draw:layer="layout" svg:width="0.064cm" svg:height="0.064cm" svg:x="3.448cm" svg:y="16.947cm" svg:viewBox="0 0 65 65" svg:d="M65 33c0 6-1 11-4 16s-7 9-12 12-12 4-17 4c-6 0-11-1-16-4s-9-7-12-12-4-10-4-16 1-11 4-16 7-9 12-12 11-5 16-5c6 0 12 2 17 5s9 7 12 12 4 10 4 16z">
          <text:p/>
        </draw:path>
        <draw:path draw:style-name="gr44" draw:text-style-name="P11" draw:layer="layout" svg:width="0.064cm" svg:height="0.064cm" svg:x="3.669cm" svg:y="2.777cm" svg:viewBox="0 0 65 65" svg:d="M65 32c0 6-1 11-4 16s-7 9-12 12-11 5-16 5c-6 0-12-2-17-5s-9-7-12-12-4-10-4-16 2-11 4-16c3-5 7-9 12-12s11-4 17-4c5 0 11 1 16 4s9 7 12 12 4 10 4 16z">
          <text:p/>
        </draw:path>
        <draw:path draw:style-name="gr46" draw:text-style-name="P13" draw:layer="layout" svg:width="0.064cm" svg:height="0.064cm" svg:x="3.669cm" svg:y="3.552cm" svg:viewBox="0 0 65 65" svg:d="M65 33c0 5-1 11-4 16s-7 9-12 12-11 4-16 4c-6 0-12-1-17-4s-9-7-12-12-4-11-4-16c0-6 2-12 4-17 3-5 7-9 12-12s11-4 17-4c5 0 11 1 16 4s9 7 12 12 4 11 4 17z">
          <text:p/>
        </draw:path>
        <draw:path draw:style-name="gr47" draw:text-style-name="P14" draw:layer="layout" svg:width="0.064cm" svg:height="0.064cm" svg:x="3.669cm" svg:y="16.593cm" svg:viewBox="0 0 65 65" svg:d="M65 33c0 5-1 11-4 16s-7 9-12 12-11 4-16 4c-6 0-12-1-17-4s-9-7-12-12-4-11-4-16c0-6 2-12 4-17 3-4 7-8 12-11s11-5 17-5c5 0 11 2 16 5s9 7 12 11c3 5 4 11 4 17z">
          <text:p/>
        </draw:path>
        <draw:path draw:style-name="gr44" draw:text-style-name="P11" draw:layer="layout" svg:width="0.064cm" svg:height="0.065cm" svg:x="3.884cm" svg:y="3.314cm" svg:viewBox="0 0 65 66" svg:d="M65 33c0 6-1 11-4 16s-7 9-12 12-11 5-16 5c-6 0-12-2-17-5s-9-7-12-12-4-10-4-16 2-11 4-16c3-5 7-9 12-12s11-5 17-5c5 0 11 2 16 5s9 7 12 12 4 10 4 16z">
          <text:p/>
        </draw:path>
        <draw:path draw:style-name="gr45" draw:text-style-name="P12" draw:layer="layout" svg:width="0.295cm" svg:height="0.295cm" svg:x="3.769cm" svg:y="3.925cm" svg:viewBox="0 0 296 296" svg:d="M296 148c0 26-7 51-20 74-13 22-32 41-54 54-23 13-48 20-74 20s-52-7-74-20c-23-13-42-32-55-54-13-23-19-48-19-74s6-52 19-74c13-23 32-41 55-54 22-13 48-20 74-20s51 7 74 20c22 13 41 31 54 54 13 22 20 48 20 74z">
          <text:p/>
        </draw:path>
        <draw:frame draw:style-name="gr43" draw:text-style-name="P7" draw:layer="layout" svg:width="0.087cm" svg:height="0.077cm" svg:x="3.88cm" svg:y="3.953cm">
          <draw:text-box>
            <text:p text:style-name="P6">A2</text:p>
          </draw:text-box>
        </draw:frame>
        <draw:path draw:style-name="gr46" draw:text-style-name="P13" draw:layer="layout" svg:width="0.064cm" svg:height="0.064cm" svg:x="3.884cm" svg:y="4.041cm" svg:viewBox="0 0 65 65" svg:d="M65 32c0 6-1 11-4 16s-7 9-12 12-11 5-16 5c-6 0-12-2-17-5s-9-7-12-12-4-10-4-16 2-11 4-16c3-5 7-9 12-12s11-4 17-4c5 0 11 1 16 4s9 7 12 12 4 10 4 16z">
          <text:p/>
        </draw:path>
        <draw:path draw:style-name="gr47" draw:text-style-name="P14" draw:layer="layout" svg:width="0.064cm" svg:height="0.064cm" svg:x="3.884cm" svg:y="16.249cm" svg:viewBox="0 0 65 65" svg:d="M65 33c0 5-1 11-4 16s-7 9-12 12-11 4-16 4c-6 0-12-1-17-4s-9-7-12-12-4-11-4-16c0-6 2-12 4-17 3-5 7-8 12-11s11-5 17-5c5 0 11 2 16 5s9 6 12 11 4 11 4 17z">
          <text:p/>
        </draw:path>
        <draw:path draw:style-name="gr44" draw:text-style-name="P11" draw:layer="layout" svg:width="0.064cm" svg:height="0.064cm" svg:x="4.099cm" svg:y="3.618cm" svg:viewBox="0 0 65 65" svg:d="M65 32c0 6-1 11-4 16s-7 9-12 12-11 5-16 5c-6 0-12-2-17-5s-9-7-12-12-4-10-4-16 1-11 4-16 7-9 12-12 11-4 17-4c5 0 11 1 16 4s9 7 12 12 4 10 4 16z">
          <text:p/>
        </draw:path>
        <draw:path draw:style-name="gr45" draw:text-style-name="P12" draw:layer="layout" svg:width="0.295cm" svg:height="0.295cm" svg:x="3.984cm" svg:y="4.192cm" svg:viewBox="0 0 296 296" svg:d="M296 148c0 26-7 51-20 74-13 22-32 41-54 54-23 13-48 20-74 20s-52-7-74-20c-23-13-42-32-55-54-13-23-19-48-19-74s6-52 19-74c13-23 32-41 55-54 22-13 48-20 74-20s51 7 74 20c22 13 41 31 54 54 13 22 20 48 20 74z">
          <text:p/>
        </draw:path>
        <draw:frame draw:style-name="gr36" draw:text-style-name="P7" draw:layer="layout" svg:width="0.087cm" svg:height="0.077cm" svg:x="4.095cm" svg:y="4.22cm">
          <draw:text-box>
            <text:p text:style-name="P6">B2</text:p>
          </draw:text-box>
        </draw:frame>
        <draw:path draw:style-name="gr46" draw:text-style-name="P13" draw:layer="layout" svg:width="0.064cm" svg:height="0.064cm" svg:x="4.099cm" svg:y="4.307cm" svg:viewBox="0 0 65 65" svg:d="M65 33c0 6-1 11-4 16s-7 9-12 12-11 4-16 4c-6 0-12-1-17-4s-9-7-12-12-4-10-4-16 1-11 4-16 7-9 12-12 11-5 17-5c5 0 11 2 16 5s9 7 12 12 4 10 4 16z">
          <text:p/>
        </draw:path>
        <draw:path draw:style-name="gr47" draw:text-style-name="P14" draw:layer="layout" svg:width="0.064cm" svg:height="0.065cm" svg:x="4.099cm" svg:y="15.905cm" svg:viewBox="0 0 65 66" svg:d="M65 33c0 6-1 11-4 16s-7 9-12 12-11 5-16 5c-6 0-12-2-17-5s-9-7-12-12-4-10-4-16 1-11 4-16 7-9 12-12 11-5 17-5c5 0 11 2 16 5s9 7 12 12 4 10 4 16z">
          <text:p/>
        </draw:path>
        <draw:path draw:style-name="gr44" draw:text-style-name="P11" draw:layer="layout" svg:width="0.064cm" svg:height="0.064cm" svg:x="4.314cm" svg:y="4.038cm" svg:viewBox="0 0 65 65" svg:d="M65 32c0 6-1 12-4 17s-7 9-12 12-11 4-16 4c-6 0-12-1-17-4s-9-7-12-12-4-11-4-17c0-5 1-11 4-16s7-9 12-12 11-4 17-4c5 0 11 1 16 4s9 7 12 12 4 11 4 16z">
          <text:p/>
        </draw:path>
        <draw:path draw:style-name="gr45" draw:text-style-name="P12" draw:layer="layout" svg:width="0.296cm" svg:height="0.295cm" svg:x="4.198cm" svg:y="4.569cm" svg:viewBox="0 0 297 296" svg:d="M297 148c0 26-7 51-20 74-13 22-32 41-54 54-23 13-49 20-74 20-26 0-53-7-75-20-23-13-41-32-54-54-13-23-20-48-20-74s7-52 20-74c13-23 31-41 54-54 22-13 49-20 75-20 25 0 51 7 74 20 22 13 41 31 54 54 13 22 20 48 20 74z">
          <text:p/>
        </draw:path>
        <draw:frame draw:style-name="gr36" draw:text-style-name="P7" draw:layer="layout" svg:width="0.087cm" svg:height="0.077cm" svg:x="4.31cm" svg:y="4.597cm">
          <draw:text-box>
            <text:p text:style-name="P6">C3</text:p>
          </draw:text-box>
        </draw:frame>
        <draw:path draw:style-name="gr46" draw:text-style-name="P13" draw:layer="layout" svg:width="0.064cm" svg:height="0.064cm" svg:x="4.314cm" svg:y="4.685cm" svg:viewBox="0 0 65 65" svg:d="M65 32c0 6-1 11-4 16s-7 9-12 12-11 5-16 5c-6 0-12-2-17-5s-9-7-12-12-4-10-4-16 1-11 4-16 7-9 12-12 11-4 17-4c5 0 11 1 16 4s9 7 12 12 4 10 4 16z">
          <text:p/>
        </draw:path>
        <draw:path draw:style-name="gr47" draw:text-style-name="P14" draw:layer="layout" svg:width="0.064cm" svg:height="0.065cm" svg:x="4.314cm" svg:y="15.561cm" svg:viewBox="0 0 65 66" svg:d="M65 33c0 6-1 11-4 16s-7 9-12 12-11 5-16 5c-6 0-12-2-17-5s-9-7-12-12-4-10-4-16 1-11 4-16 7-9 12-12 11-5 17-5c5 0 11 2 16 5s9 7 12 12 4 10 4 16z">
          <text:p/>
        </draw:path>
        <draw:path draw:style-name="gr44" draw:text-style-name="P11" draw:layer="layout" svg:width="0.064cm" svg:height="0.064cm" svg:x="4.529cm" svg:y="4.458cm" svg:viewBox="0 0 65 65" svg:d="M65 33c0 6-1 11-4 16s-7 9-12 12-12 4-17 4c-6 0-11-1-16-4s-9-7-12-12-4-10-4-16 1-12 4-16c3-5 7-9 12-12s11-5 16-5c6 0 12 2 17 5s9 7 12 12c3 4 4 10 4 16z">
          <text:p/>
        </draw:path>
        <draw:path draw:style-name="gr45" draw:text-style-name="P12" draw:layer="layout" svg:width="0.295cm" svg:height="0.295cm" svg:x="4.413cm" svg:y="4.947cm" svg:viewBox="0 0 296 296" svg:d="M296 148c0 26-6 51-19 74-13 22-33 41-55 54-23 13-48 20-74 20s-52-7-74-20c-23-13-41-32-54-54-13-23-20-48-20-74s7-52 20-74c13-23 31-41 54-54 22-13 48-20 74-20s51 7 74 20c22 13 42 31 55 54 13 22 19 48 19 74z">
          <text:p/>
        </draw:path>
        <draw:frame draw:style-name="gr40" draw:text-style-name="P7" draw:layer="layout" svg:width="0.095cm" svg:height="0.077cm" svg:x="4.518cm" svg:y="4.975cm">
          <draw:text-box>
            <text:p text:style-name="P6">D3</text:p>
          </draw:text-box>
        </draw:frame>
        <draw:path draw:style-name="gr46" draw:text-style-name="P13" draw:layer="layout" svg:width="0.064cm" svg:height="0.064cm" svg:x="4.529cm" svg:y="5.062cm" svg:viewBox="0 0 65 65" svg:d="M65 33c0 5-1 11-4 16s-7 9-12 12-12 4-17 4c-6 0-11-1-16-4s-9-7-12-12-4-11-4-16c0-6 1-12 4-17s7-8 12-11 11-5 16-5c6 0 12 2 17 5s9 6 12 11 4 11 4 17z">
          <text:p/>
        </draw:path>
        <draw:path draw:style-name="gr47" draw:text-style-name="P14" draw:layer="layout" svg:width="0.064cm" svg:height="0.064cm" svg:x="4.529cm" svg:y="15.217cm" svg:viewBox="0 0 65 65" svg:d="M65 33c0 6-1 11-4 16s-7 9-12 12-12 4-17 4c-6 0-11-1-16-4s-9-7-12-12-4-10-4-16 1-11 4-16 7-9 12-12 11-5 16-5c6 0 12 2 17 5s9 7 12 12 4 10 4 16z">
          <text:p/>
        </draw:path>
        <draw:path draw:style-name="gr44" draw:text-style-name="P11" draw:layer="layout" svg:width="0.064cm" svg:height="0.064cm" svg:x="4.731cm" svg:y="4.84cm" svg:viewBox="0 0 65 65" svg:d="M65 33c0 6-1 11-4 16s-7 9-12 12-10 4-16 4-11-1-16-4-9-7-12-12-5-10-5-16 2-12 5-16c3-5 7-9 12-12s10-5 16-5 11 2 16 5 9 7 12 12c3 4 4 10 4 16z">
          <text:p/>
        </draw:path>
        <draw:path draw:style-name="gr45" draw:text-style-name="P12" draw:layer="layout" svg:width="0.295cm" svg:height="0.295cm" svg:x="4.616cm" svg:y="5.289cm" svg:viewBox="0 0 296 296" svg:d="M296 148c0 26-7 51-20 74-13 22-32 41-54 54-23 13-48 20-74 20s-52-7-74-20c-23-13-41-32-54-54-13-23-20-48-20-74s7-52 20-74c13-23 31-41 54-54 22-13 48-20 74-20s51 7 74 20c22 13 41 31 54 54 13 22 20 48 20 74z">
          <text:p/>
        </draw:path>
        <draw:frame draw:style-name="gr41" draw:text-style-name="P7" draw:layer="layout" svg:width="0.082cm" svg:height="0.077cm" svg:x="4.727cm" svg:y="5.317cm">
          <draw:text-box>
            <text:p text:style-name="P6">E3</text:p>
          </draw:text-box>
        </draw:frame>
        <draw:path draw:style-name="gr46" draw:text-style-name="P13" draw:layer="layout" svg:width="0.064cm" svg:height="0.064cm" svg:x="4.731cm" svg:y="5.405cm" svg:viewBox="0 0 65 65" svg:d="M65 32c0 6-1 11-4 16s-7 9-12 12-10 5-16 5-11-2-16-5-9-7-12-12-5-10-5-16 2-11 5-16 7-9 12-12 10-4 16-4 11 1 16 4 9 7 12 12 4 10 4 16z">
          <text:p/>
        </draw:path>
        <draw:path draw:style-name="gr47" draw:text-style-name="P14" draw:layer="layout" svg:width="0.064cm" svg:height="0.064cm" svg:x="4.731cm" svg:y="14.894cm" svg:viewBox="0 0 65 65" svg:d="M65 32c0 6-1 12-4 17s-7 8-12 11-10 5-16 5-11-2-16-5-9-6-12-11-5-11-5-17c0-5 2-11 5-16s7-9 12-12 10-4 16-4 11 1 16 4 9 7 12 12 4 11 4 16z">
          <text:p/>
        </draw:path>
        <draw:path draw:style-name="gr44" draw:text-style-name="P11" draw:layer="layout" svg:width="0.064cm" svg:height="0.064cm" svg:x="4.934cm" svg:y="5.339cm" svg:viewBox="0 0 65 65" svg:d="M65 33c0 6-1 11-4 16s-7 9-12 12-12 4-17 4c-6 0-11-1-16-4s-9-7-12-12-4-10-4-16 1-11 4-16 7-9 12-12 11-5 16-5c6 0 12 2 17 5s9 7 12 12c2 5 4 10 4 16z">
          <text:p/>
        </draw:path>
        <draw:path draw:style-name="gr45" draw:text-style-name="P12" draw:layer="layout" svg:width="0.295cm" svg:height="0.295cm" svg:x="4.818cm" svg:y="5.742cm" svg:viewBox="0 0 296 296" svg:d="M296 148c0 26-7 51-20 74-13 22-32 41-54 54-23 13-48 20-74 20s-52-7-74-20c-23-13-41-32-54-54-13-23-20-48-20-74s7-52 20-74c13-23 31-41 54-54 22-13 48-20 74-20s51 7 74 20c22 13 41 31 54 54 13 22 20 48 20 74z">
          <text:p/>
        </draw:path>
        <draw:frame draw:style-name="gr42" draw:text-style-name="P7" draw:layer="layout" svg:width="0.082cm" svg:height="0.077cm" svg:x="4.929cm" svg:y="5.77cm">
          <draw:text-box>
            <text:p text:style-name="P6">F3</text:p>
          </draw:text-box>
        </draw:frame>
        <draw:path draw:style-name="gr46" draw:text-style-name="P13" draw:layer="layout" svg:width="0.064cm" svg:height="0.065cm" svg:x="4.934cm" svg:y="5.857cm" svg:viewBox="0 0 65 66" svg:d="M65 33c0 6-1 11-4 16s-7 9-12 12-12 5-17 5c-6 0-11-2-16-5s-9-7-12-12-4-10-4-16 1-11 4-16 7-9 12-12 11-5 16-5c6 0 12 2 17 5s9 7 12 12c2 5 4 10 4 16z">
          <text:p/>
        </draw:path>
        <draw:path draw:style-name="gr47" draw:text-style-name="P14" draw:layer="layout" svg:width="0.064cm" svg:height="0.064cm" svg:x="4.934cm" svg:y="14.57cm" svg:viewBox="0 0 65 65" svg:d="M65 32c0 6-1 12-4 17s-7 8-12 11-12 5-17 5c-6 0-11-2-16-5s-9-6-12-11-4-11-4-17c0-5 1-11 4-16s7-9 12-12 11-4 16-4c6 0 12 1 17 4s9 7 12 12c2 5 4 11 4 16z">
          <text:p/>
        </draw:path>
        <draw:path draw:style-name="gr44" draw:text-style-name="P11" draw:layer="layout" svg:width="0.064cm" svg:height="0.064cm" svg:x="5.136cm" svg:y="5.721cm" svg:viewBox="0 0 65 65" svg:d="M65 33c0 6-1 11-4 16s-7 9-12 12-12 4-17 4c-6 0-11-1-16-4s-9-7-12-12-4-10-4-16 1-11 4-16 7-9 12-12 11-5 16-5c6 0 12 2 17 5s9 7 12 12c2 5 4 10 4 16z">
          <text:p/>
        </draw:path>
        <draw:path draw:style-name="gr45" draw:text-style-name="P12" draw:layer="layout" svg:width="0.295cm" svg:height="0.295cm" svg:x="5.02cm" svg:y="6.084cm" svg:viewBox="0 0 296 296" svg:d="M296 148c0 26-6 51-19 74-13 22-33 42-55 55-23 13-48 19-74 19s-52-6-74-19c-23-13-41-33-54-55-13-23-20-48-20-74s7-52 20-74c13-23 31-41 54-54 22-13 48-20 74-20s51 7 74 20c22 13 42 31 55 54 13 22 19 48 19 74z">
          <text:p/>
        </draw:path>
        <draw:frame draw:style-name="gr40" draw:text-style-name="P7" draw:layer="layout" svg:width="0.095cm" svg:height="0.077cm" svg:x="5.125cm" svg:y="6.113cm">
          <draw:text-box>
            <text:p text:style-name="P6">G3</text:p>
          </draw:text-box>
        </draw:frame>
        <draw:path draw:style-name="gr46" draw:text-style-name="P13" draw:layer="layout" svg:width="0.064cm" svg:height="0.064cm" svg:x="5.136cm" svg:y="6.2cm" svg:viewBox="0 0 65 65" svg:d="M65 32c0 6-1 12-4 17s-7 9-12 12-12 4-17 4c-6 0-11-1-16-4s-9-7-12-12-4-11-4-17c0-5 1-11 4-16s7-9 12-12 11-4 16-4c6 0 12 1 17 4s9 7 12 12c2 5 4 11 4 16z">
          <text:p/>
        </draw:path>
        <draw:path draw:style-name="gr47" draw:text-style-name="P14" draw:layer="layout" svg:width="0.064cm" svg:height="0.064cm" svg:x="5.136cm" svg:y="14.246cm" svg:viewBox="0 0 65 65" svg:d="M65 33c0 5-1 11-4 16s-7 9-12 12-12 4-17 4c-6 0-11-1-16-4s-9-7-12-12-4-11-4-16c0-6 1-12 4-17s7-9 12-12 11-4 16-4c6 0 12 1 17 4s9 7 12 12c2 5 4 11 4 17z">
          <text:p/>
        </draw:path>
        <draw:path draw:style-name="gr44" draw:text-style-name="P11" draw:layer="layout" svg:width="0.064cm" svg:height="0.064cm" svg:x="5.326cm" svg:y="6.182cm" svg:viewBox="0 0 65 65" svg:d="M65 32c0 6-2 12-5 17s-6 9-11 12-12 4-17 4c-6 0-11-1-16-4s-9-7-12-12-4-11-4-17c0-5 1-11 4-16s7-9 12-12 11-4 16-4c6 0 12 1 17 4s9 7 11 12c3 5 5 11 5 16z">
          <text:p/>
        </draw:path>
        <draw:path draw:style-name="gr45" draw:text-style-name="P12" draw:layer="layout" svg:width="0.295cm" svg:height="0.295cm" svg:x="5.21cm" svg:y="6.502cm" svg:viewBox="0 0 296 296" svg:d="M296 148c0 26-7 51-20 74-13 22-32 41-54 54-23 13-48 20-74 20s-52-7-74-20c-23-13-41-32-54-54-13-23-20-48-20-74s7-52 20-74c13-23 31-41 54-54 22-13 48-20 74-20s51 7 74 20c22 13 41 31 54 54 13 22 20 48 20 74z">
          <text:p/>
        </draw:path>
        <draw:frame draw:style-name="gr43" draw:text-style-name="P7" draw:layer="layout" svg:width="0.087cm" svg:height="0.077cm" svg:x="5.321cm" svg:y="6.53cm">
          <draw:text-box>
            <text:p text:style-name="P6">A3</text:p>
          </draw:text-box>
        </draw:frame>
        <draw:path draw:style-name="gr46" draw:text-style-name="P13" draw:layer="layout" svg:width="0.064cm" svg:height="0.065cm" svg:x="5.326cm" svg:y="6.617cm" svg:viewBox="0 0 65 66" svg:d="M65 33c0 6-2 11-5 16s-6 9-11 12-12 5-17 5c-6 0-11-2-16-5s-9-7-12-12-4-10-4-16 1-11 4-16 7-9 12-12 11-5 16-5c6 0 12 2 17 5s9 7 11 12c3 5 5 10 5 16z">
          <text:p/>
        </draw:path>
        <draw:path draw:style-name="gr47" draw:text-style-name="P14" draw:layer="layout" svg:width="0.064cm" svg:height="0.065cm" svg:x="5.326cm" svg:y="13.942cm" svg:viewBox="0 0 65 66" svg:d="M65 33c0 6-2 11-5 16s-6 9-11 12-12 5-17 5c-6 0-11-2-16-5s-9-7-12-12-4-10-4-16 1-11 4-16 7-9 12-12 11-5 16-5c6 0 12 2 17 5s9 7 11 12c3 5 5 10 5 16z">
          <text:p/>
        </draw:path>
        <draw:path draw:style-name="gr44" draw:text-style-name="P11" draw:layer="layout" svg:width="0.064cm" svg:height="0.064cm" svg:x="5.515cm" svg:y="6.408cm" svg:viewBox="0 0 65 65" svg:d="M65 32c0 6-1 12-4 17s-7 8-12 11-10 5-16 5-11-2-16-5-9-6-12-11-5-11-5-17c0-5 2-11 5-16 2-5 7-9 12-12s10-4 16-4 11 1 16 4 9 7 12 12 4 11 4 16z">
          <text:p/>
        </draw:path>
        <draw:path draw:style-name="gr46" draw:text-style-name="P13" draw:layer="layout" svg:width="0.064cm" svg:height="0.064cm" svg:x="5.515cm" svg:y="6.814cm" svg:viewBox="0 0 65 65" svg:d="M65 32c0 6-1 11-4 16s-7 9-12 12-10 5-16 5-11-2-16-5-9-7-12-12-5-10-5-16 2-11 5-16c2-5 7-9 12-12s10-4 16-4 11 1 16 4 9 7 12 12 4 10 4 16z">
          <text:p/>
        </draw:path>
        <draw:path draw:style-name="gr47" draw:text-style-name="P14" draw:layer="layout" svg:width="0.064cm" svg:height="0.064cm" svg:x="5.515cm" svg:y="13.639cm" svg:viewBox="0 0 65 65" svg:d="M65 33c0 5-1 11-4 16s-7 9-12 12-10 4-16 4-11-1-16-4-9-7-12-12-5-11-5-16c0-6 2-12 5-17 2-5 7-9 12-12s10-4 16-4 11 1 16 4 9 7 12 12 4 11 4 17z">
          <text:p/>
        </draw:path>
        <draw:path draw:style-name="gr44" draw:text-style-name="P11" draw:layer="layout" svg:width="0.064cm" svg:height="0.064cm" svg:x="5.705cm" svg:y="6.692cm" svg:viewBox="0 0 65 65" svg:d="M65 33c0 6-1 11-4 16s-7 9-12 12-12 4-17 4c-6 0-11-1-16-4s-9-7-12-12-4-10-4-16 1-11 4-16 7-9 12-12 11-5 16-5c6 0 12 2 17 5s9 7 12 12c2 5 4 10 4 16z">
          <text:p/>
        </draw:path>
        <draw:path draw:style-name="gr45" draw:text-style-name="P12" draw:layer="layout" svg:width="0.295cm" svg:height="0.295cm" svg:x="5.589cm" svg:y="6.95cm" svg:viewBox="0 0 296 296" svg:d="M296 148c0 26-6 51-19 74-13 22-33 41-55 54-23 13-48 20-74 20s-52-7-74-20c-23-13-41-32-54-54-13-23-20-48-20-74s7-52 20-74c13-23 31-41 54-54 22-13 48-20 74-20s51 7 74 20c22 13 42 31 55 54 13 22 19 48 19 74z">
          <text:p/>
        </draw:path>
        <draw:frame draw:style-name="gr36" draw:text-style-name="P7" draw:layer="layout" svg:width="0.087cm" svg:height="0.077cm" svg:x="5.7cm" svg:y="6.978cm">
          <draw:text-box>
            <text:p text:style-name="P6">C4</text:p>
          </draw:text-box>
        </draw:frame>
        <draw:path draw:style-name="gr46" draw:text-style-name="P13" draw:layer="layout" svg:width="0.064cm" svg:height="0.064cm" svg:x="5.705cm" svg:y="7.065cm" svg:viewBox="0 0 65 65" svg:d="M65 33c0 6-1 11-4 16s-7 9-12 12-12 4-17 4c-6 0-11-1-16-4s-9-7-12-12-4-10-4-16 1-12 4-17c3-4 7-8 12-11s11-5 16-5c6 0 12 2 17 5s9 7 12 11c2 5 4 11 4 17z">
          <text:p/>
        </draw:path>
        <draw:path draw:style-name="gr47" draw:text-style-name="P14" draw:layer="layout" svg:width="0.064cm" svg:height="0.065cm" svg:x="5.705cm" svg:y="13.335cm" svg:viewBox="0 0 65 66" svg:d="M65 33c0 6-1 11-4 16s-7 9-12 12-12 5-17 5c-6 0-11-2-16-5s-9-7-12-12-4-10-4-16 1-11 4-16 7-9 12-12 11-5 16-5c6 0 12 2 17 5s9 7 12 12c2 5 4 10 4 16z">
          <text:p/>
        </draw:path>
        <draw:path draw:style-name="gr44" draw:text-style-name="P11" draw:layer="layout" svg:width="0.064cm" svg:height="0.064cm" svg:x="5.894cm" svg:y="6.918cm" svg:viewBox="0 0 65 65" svg:d="M65 32c0 6-2 12-5 17s-6 9-11 12-12 4-17 4c-6 0-11-1-16-4s-9-7-12-12-4-11-4-17c0-5 1-11 4-16s7-9 12-12 11-4 16-4c6 0 12 1 17 4s9 7 11 12c3 5 5 11 5 16z">
          <text:p/>
        </draw:path>
        <draw:path draw:style-name="gr45" draw:text-style-name="P12" draw:layer="layout" svg:width="0.295cm" svg:height="0.295cm" svg:x="5.779cm" svg:y="7.146cm" svg:viewBox="0 0 296 296" svg:d="M296 148c0 26-7 51-20 74-13 22-32 41-54 54-23 13-48 20-74 20s-52-7-74-20c-23-13-41-32-54-54-13-23-20-48-20-74s7-52 20-74c13-23 31-42 54-55 22-13 48-19 74-19s51 6 74 19c22 13 41 32 54 55 13 22 20 48 20 74z">
          <text:p/>
        </draw:path>
        <draw:frame draw:style-name="gr40" draw:text-style-name="P7" draw:layer="layout" svg:width="0.095cm" svg:height="0.077cm" svg:x="5.884cm" svg:y="7.174cm">
          <draw:text-box>
            <text:p text:style-name="P6">D4</text:p>
          </draw:text-box>
        </draw:frame>
        <draw:path draw:style-name="gr46" draw:text-style-name="P13" draw:layer="layout" svg:width="0.064cm" svg:height="0.064cm" svg:x="5.894cm" svg:y="7.261cm" svg:viewBox="0 0 65 65" svg:d="M65 33c0 5-2 11-5 16s-6 9-11 12-12 4-17 4c-6 0-11-1-16-4s-9-7-12-12-4-11-4-16c0-6 1-12 4-17s7-9 12-12 11-4 16-4c6 0 12 1 17 4s9 7 11 12c3 5 5 11 5 17z">
          <text:p/>
        </draw:path>
        <draw:path draw:style-name="gr47" draw:text-style-name="P14" draw:layer="layout" svg:width="0.064cm" svg:height="0.064cm" svg:x="5.894cm" svg:y="13.032cm" svg:viewBox="0 0 65 65" svg:d="M65 32c0 6-2 12-5 17s-6 9-11 12-12 4-17 4c-6 0-11-1-16-4s-9-7-12-12-4-11-4-17c0-5 1-11 4-16s7-9 12-12 11-4 16-4c6 0 12 1 17 4s9 7 11 12c3 5 5 11 5 16z">
          <text:p/>
        </draw:path>
        <draw:path draw:style-name="gr44" draw:text-style-name="P11" draw:layer="layout" svg:width="0.064cm" svg:height="0.065cm" svg:x="6.083cm" svg:y="7.084cm" svg:viewBox="0 0 65 66" svg:d="M65 33c0 6-1 11-4 16s-7 9-12 12-10 5-16 5-11-2-16-5-9-7-12-12-5-10-5-16 2-11 5-16c2-5 7-9 12-12s10-5 16-5 11 2 16 5 9 7 12 12 4 10 4 16z">
          <text:p/>
        </draw:path>
        <draw:path draw:style-name="gr45" draw:text-style-name="P12" draw:layer="layout" svg:width="0.295cm" svg:height="0.295cm" svg:x="5.968cm" svg:y="7.286cm" svg:viewBox="0 0 296 296" svg:d="M296 148c0 26-7 51-20 74-13 22-32 41-54 54-23 13-48 20-74 20s-52-7-74-20c-23-13-41-32-54-54-13-23-20-48-20-74s7-52 20-74c13-23 31-41 54-54 22-13 48-20 74-20s51 7 74 20c22 13 41 31 54 54 13 22 20 48 20 74z">
          <text:p/>
        </draw:path>
        <draw:frame draw:style-name="gr41" draw:text-style-name="P7" draw:layer="layout" svg:width="0.082cm" svg:height="0.077cm" svg:x="6.079cm" svg:y="7.314cm">
          <draw:text-box>
            <text:p text:style-name="P6">E4</text:p>
          </draw:text-box>
        </draw:frame>
        <draw:path draw:style-name="gr46" draw:text-style-name="P13" draw:layer="layout" svg:width="0.064cm" svg:height="0.064cm" svg:x="6.083cm" svg:y="7.401cm" svg:viewBox="0 0 65 65" svg:d="M65 33c0 6-1 11-4 16s-7 9-12 12-10 4-16 4-11-1-16-4-9-7-12-12-5-10-5-16 2-12 5-16c2-5 7-9 12-12s10-5 16-5 11 2 16 5 9 7 12 12c3 4 4 10 4 16z">
          <text:p/>
        </draw:path>
        <draw:path draw:style-name="gr47" draw:text-style-name="P14" draw:layer="layout" svg:width="0.064cm" svg:height="0.064cm" svg:x="6.083cm" svg:y="12.728cm" svg:viewBox="0 0 65 65" svg:d="M65 33c0 5-1 11-4 16s-7 9-12 12-10 4-16 4-11-1-16-4-9-7-12-12-5-11-5-16c0-6 2-12 5-17 2-5 7-8 12-11s10-5 16-5 11 2 16 5 9 6 12 11 4 11 4 17z">
          <text:p/>
        </draw:path>
        <draw:path draw:style-name="gr44" draw:text-style-name="P11" draw:layer="layout" svg:width="0.064cm" svg:height="0.064cm" svg:x="6.273cm" svg:y="7.193cm" svg:viewBox="0 0 65 65" svg:d="M65 32c0 6-1 12-4 17s-7 9-12 12-12 4-17 4c-6 0-11-1-16-4s-9-7-12-12-4-11-4-17c0-5 1-11 4-16s7-9 12-12 11-4 16-4c6 0 12 1 17 4s9 7 12 12c2 5 4 11 4 16z">
          <text:p/>
        </draw:path>
        <draw:path draw:style-name="gr45" draw:text-style-name="P12" draw:layer="layout" svg:width="0.295cm" svg:height="0.295cm" svg:x="6.157cm" svg:y="7.371cm" svg:viewBox="0 0 296 296" svg:d="M296 148c0 26-6 51-19 74-13 22-33 41-55 54-23 13-48 20-74 20s-52-7-74-20c-23-13-41-32-54-54-13-23-20-48-20-74s7-52 20-74c13-23 31-41 54-54 22-13 48-20 74-20s51 7 74 20c22 13 42 31 55 54 13 22 19 48 19 74z">
          <text:p/>
        </draw:path>
        <draw:frame draw:style-name="gr42" draw:text-style-name="P7" draw:layer="layout" svg:width="0.082cm" svg:height="0.077cm" svg:x="6.268cm" svg:y="7.399cm">
          <draw:text-box>
            <text:p text:style-name="P6">F4</text:p>
          </draw:text-box>
        </draw:frame>
        <draw:path draw:style-name="gr46" draw:text-style-name="P13" draw:layer="layout" svg:width="0.064cm" svg:height="0.065cm" svg:x="6.273cm" svg:y="7.486cm" svg:viewBox="0 0 65 66" svg:d="M65 33c0 6-1 11-4 16s-7 9-12 12-12 5-17 5c-6 0-11-2-16-5s-9-7-12-12-4-10-4-16 1-11 4-16 7-9 12-12 11-5 16-5c6 0 12 2 17 5s9 7 12 12c2 5 4 10 4 16z">
          <text:p/>
        </draw:path>
        <draw:path draw:style-name="gr47" draw:text-style-name="P14" draw:layer="layout" svg:width="0.064cm" svg:height="0.064cm" svg:x="6.273cm" svg:y="12.425cm" svg:viewBox="0 0 65 65" svg:d="M65 32c0 6-1 12-4 17s-7 9-12 12-12 4-17 4c-6 0-11-1-16-4s-9-7-12-12-4-11-4-17c0-5 1-11 4-16s7-9 12-12 11-4 16-4c6 0 12 1 17 4s9 7 12 12c2 5 4 11 4 16z">
          <text:p/>
        </draw:path>
        <draw:path draw:style-name="gr44" draw:text-style-name="P11" draw:layer="layout" svg:width="0.065cm" svg:height="0.064cm" svg:x="6.462cm" svg:y="7.301cm" svg:viewBox="0 0 66 65" svg:d="M66 32c0 6-2 12-5 17s-7 9-12 12-10 4-16 4-11-1-16-4-9-7-12-12-5-11-5-17c0-5 2-11 5-16s7-9 12-12 10-4 16-4 11 1 16 4 9 7 12 12 5 11 5 16z">
          <text:p/>
        </draw:path>
        <draw:path draw:style-name="gr45" draw:text-style-name="P12" draw:layer="layout" svg:width="0.295cm" svg:height="0.295cm" svg:x="6.347cm" svg:y="7.456cm" svg:viewBox="0 0 296 296" svg:d="M296 148c0 26-7 51-20 74-13 22-32 41-54 54-23 13-48 20-74 20s-52-7-74-20c-23-13-41-32-54-54-13-23-20-48-20-74s7-52 20-74c13-23 31-41 54-54 22-13 48-20 74-20s51 7 74 20c22 13 41 31 54 54 13 22 20 48 20 74z">
          <text:p/>
        </draw:path>
        <draw:frame draw:style-name="gr40" draw:text-style-name="P7" draw:layer="layout" svg:width="0.095cm" svg:height="0.077cm" svg:x="6.452cm" svg:y="7.484cm">
          <draw:text-box>
            <text:p text:style-name="P6">G4</text:p>
          </draw:text-box>
        </draw:frame>
        <draw:path draw:style-name="gr46" draw:text-style-name="P13" draw:layer="layout" svg:width="0.065cm" svg:height="0.065cm" svg:x="6.462cm" svg:y="7.571cm" svg:viewBox="0 0 66 66" svg:d="M66 33c0 6-2 11-5 16s-7 9-12 12-10 5-16 5-11-2-16-5-9-7-12-12-5-10-5-16 2-11 5-16 7-9 12-12 10-5 16-5 11 2 16 5 9 7 12 12 5 10 5 16z">
          <text:p/>
        </draw:path>
        <draw:path draw:style-name="gr47" draw:text-style-name="P14" draw:layer="layout" svg:width="0.065cm" svg:height="0.064cm" svg:x="6.462cm" svg:y="12.121cm" svg:viewBox="0 0 66 65" svg:d="M66 33c0 6-2 11-5 16s-7 9-12 12-10 4-16 4-11-1-16-4-9-7-12-12-5-10-5-16 2-12 5-16c3-5 7-9 12-12s10-5 16-5 11 2 16 5 9 7 12 12c3 4 5 10 5 16z">
          <text:p/>
        </draw:path>
        <draw:path draw:style-name="gr44" draw:text-style-name="P11" draw:layer="layout" svg:width="0.065cm" svg:height="0.065cm" svg:x="6.639cm" svg:y="7.37cm" svg:viewBox="0 0 66 66" svg:d="M66 33c0 6-2 11-5 16s-7 9-12 12-10 5-16 5-11-2-16-5-9-7-12-12-5-10-5-16 2-11 5-16 7-9 12-12 10-5 16-5 11 2 16 5 9 7 12 12 5 10 5 16z">
          <text:p/>
        </draw:path>
        <draw:path draw:style-name="gr45" draw:text-style-name="P12" draw:layer="layout" svg:width="0.295cm" svg:height="0.295cm" svg:x="6.524cm" svg:y="7.506cm" svg:viewBox="0 0 296 296" svg:d="M296 148c0 26-7 51-20 74-13 22-32 41-54 54-23 13-48 20-74 20s-52-7-74-20c-23-13-41-32-54-54-13-23-20-48-20-74s7-52 20-74c13-23 31-41 54-54 22-13 48-20 74-20s51 7 74 20c22 13 41 31 54 54 13 22 20 48 20 74z">
          <text:p/>
        </draw:path>
        <draw:frame draw:style-name="gr43" draw:text-style-name="P7" draw:layer="layout" svg:width="0.087cm" svg:height="0.077cm" svg:x="6.635cm" svg:y="7.534cm">
          <draw:text-box>
            <text:p text:style-name="P6">A4</text:p>
          </draw:text-box>
        </draw:frame>
        <draw:path draw:style-name="gr46" draw:text-style-name="P13" draw:layer="layout" svg:width="0.065cm" svg:height="0.064cm" svg:x="6.639cm" svg:y="7.621cm" svg:viewBox="0 0 66 65" svg:d="M66 33c0 6-2 11-5 16s-7 9-12 12-10 4-16 4-11-1-16-4-9-7-12-12-5-10-5-16 2-12 5-16c3-5 7-9 12-12s10-5 16-5 11 2 16 5 9 7 12 12c3 4 5 10 5 16z">
          <text:p/>
        </draw:path>
        <draw:path draw:style-name="gr47" draw:text-style-name="P14" draw:layer="layout" svg:width="0.065cm" svg:height="0.064cm" svg:x="6.639cm" svg:y="11.839cm" svg:viewBox="0 0 66 65" svg:d="M66 33c0 5-2 11-5 16s-7 9-12 12-10 4-16 4-11-1-16-4-9-7-12-12-5-11-5-16c0-6 2-12 5-17s7-9 12-12 10-4 16-4 11 1 16 4 9 7 12 12 5 11 5 17z">
          <text:p/>
        </draw:path>
        <draw:path draw:style-name="gr44" draw:text-style-name="P11" draw:layer="layout" svg:width="0.065cm" svg:height="0.064cm" svg:x="6.816cm" svg:y="7.44cm" svg:viewBox="0 0 66 65" svg:d="M66 32c0 6-2 12-5 17s-7 9-12 12-10 4-16 4-11-1-16-4-9-7-12-12-5-11-5-17c0-5 2-11 5-16s7-9 12-12 10-4 16-4 11 1 16 4 9 7 12 12 5 11 5 16z">
          <text:p/>
        </draw:path>
        <draw:path draw:style-name="gr45" draw:text-style-name="P12" draw:layer="layout" svg:width="0.295cm" svg:height="0.295cm" svg:x="6.701cm" svg:y="7.555cm" svg:viewBox="0 0 296 296" svg:d="M296 148c0 26-7 51-20 74-13 22-32 41-54 54-23 13-48 20-74 20s-52-7-74-20c-23-13-41-32-54-54-13-23-20-48-20-74s7-52 20-74c13-23 31-41 54-54 22-13 48-20 74-20s51 7 74 20c22 13 41 31 54 54 13 22 20 48 20 74z">
          <text:p/>
        </draw:path>
        <draw:frame draw:style-name="gr36" draw:text-style-name="P7" draw:layer="layout" svg:width="0.087cm" svg:height="0.077cm" svg:x="6.812cm" svg:y="7.584cm">
          <draw:text-box>
            <text:p text:style-name="P6">B4</text:p>
          </draw:text-box>
        </draw:frame>
        <draw:path draw:style-name="gr46" draw:text-style-name="P13" draw:layer="layout" svg:width="0.065cm" svg:height="0.064cm" svg:x="6.816cm" svg:y="7.671cm" svg:viewBox="0 0 66 65" svg:d="M66 32c0 6-2 12-5 17s-7 9-12 12-10 4-16 4-11-1-16-4-9-7-12-12-5-11-5-17c0-5 2-11 5-16s7-9 12-12 10-4 16-4 11 1 16 4 9 7 12 12 5 11 5 16z">
          <text:p/>
        </draw:path>
        <draw:path draw:style-name="gr47" draw:text-style-name="P14" draw:layer="layout" svg:width="0.065cm" svg:height="0.064cm" svg:x="6.816cm" svg:y="11.556cm" svg:viewBox="0 0 66 65" svg:d="M66 32c0 6-2 12-5 17s-7 9-12 12-10 4-16 4-11-1-16-4-9-7-12-12-5-11-5-17c0-5 2-11 5-16s7-9 12-12 10-4 16-4 11 1 16 4 9 7 12 12 5 11 5 16z">
          <text:p/>
        </draw:path>
        <draw:path draw:style-name="gr44" draw:text-style-name="P11" draw:layer="layout" svg:width="0.065cm" svg:height="0.065cm" svg:x="6.993cm" svg:y="7.45cm" svg:viewBox="0 0 66 66" svg:d="M66 33c0 6-2 11-5 16s-7 9-12 12-10 5-16 5-11-2-16-5-9-7-12-12-5-10-5-16 2-11 5-16 7-9 12-12 10-5 16-5 11 2 16 5 9 7 12 12 5 10 5 16z">
          <text:p/>
        </draw:path>
        <draw:path draw:style-name="gr46" draw:text-style-name="P13" draw:layer="layout" svg:width="0.065cm" svg:height="0.064cm" svg:x="6.993cm" svg:y="7.665cm" svg:viewBox="0 0 66 65" svg:d="M66 33c0 5-2 11-5 16s-7 9-12 12-10 4-16 4-11-1-16-4-9-7-12-12-5-11-5-16c0-6 2-12 5-17s7-9 12-12 10-4 16-4 11 1 16 4 9 7 12 12 5 11 5 17z">
          <text:p/>
        </draw:path>
        <draw:path draw:style-name="gr47" draw:text-style-name="P14" draw:layer="layout" svg:width="0.065cm" svg:height="0.065cm" svg:x="6.993cm" svg:y="11.272cm" svg:viewBox="0 0 66 66" svg:d="M66 33c0 6-2 11-5 16s-7 9-12 12-10 5-16 5-11-2-16-5-9-7-12-12-5-10-5-16 2-11 5-16 7-9 12-12 10-5 16-5 11 2 16 5 9 7 12 12 5 10 5 16z">
          <text:p/>
        </draw:path>
        <draw:path draw:style-name="gr44" draw:text-style-name="P11" draw:layer="layout" svg:width="0.065cm" svg:height="0.064cm" svg:x="7.17cm" svg:y="7.461cm" svg:viewBox="0 0 66 65" svg:d="M66 33c0 5-2 11-5 16s-7 9-12 12-10 4-16 4-11-1-16-4-9-7-12-12-5-11-5-16c0-6 2-12 5-17s7-9 12-12 10-4 16-4 11 1 16 4 9 7 12 12 5 11 5 17z">
          <text:p/>
        </draw:path>
        <draw:path draw:style-name="gr46" draw:text-style-name="P13" draw:layer="layout" svg:width="0.065cm" svg:height="0.064cm" svg:x="7.17cm" svg:y="7.659cm" svg:viewBox="0 0 66 65" svg:d="M66 33c0 5-2 11-5 16s-7 9-12 12-10 4-16 4-11-1-16-4-9-7-12-12-5-11-5-16c0-6 2-12 5-17s7-8 12-11 10-5 16-5 11 2 16 5 9 6 12 11 5 11 5 17z">
          <text:p/>
        </draw:path>
        <draw:path draw:style-name="gr47" draw:text-style-name="P14" draw:layer="layout" svg:width="0.065cm" svg:height="0.064cm" svg:x="7.17cm" svg:y="10.989cm" svg:viewBox="0 0 66 65" svg:d="M66 33c0 5-2 11-5 16s-7 9-12 12-10 4-16 4-11-1-16-4-9-7-12-12-5-11-5-16c0-6 2-12 5-17 3-4 7-8 12-11s10-5 16-5 11 2 16 5 9 7 12 11c3 5 5 11 5 17z">
          <text:p/>
        </draw:path>
        <draw:path draw:style-name="gr44" draw:text-style-name="P11" draw:layer="layout" svg:width="0.065cm" svg:height="0.064cm" svg:x="7.347cm" svg:y="7.472cm" svg:viewBox="0 0 66 65" svg:d="M66 32c0 6-2 12-5 17s-7 9-12 12-10 4-16 4-11-1-16-4-9-7-12-12-5-11-5-17c0-5 2-11 5-16s7-9 12-12 10-4 16-4 11 1 16 4 9 7 12 12 5 11 5 16z">
          <text:p/>
        </draw:path>
        <draw:path draw:style-name="gr45" draw:text-style-name="P12" draw:layer="layout" svg:width="0.295cm" svg:height="0.295cm" svg:x="7.232cm" svg:y="7.538cm" svg:viewBox="0 0 296 296" svg:d="M296 148c0 26-7 51-20 74-13 22-32 41-54 54-23 13-48 20-74 20s-52-7-74-20c-23-13-41-32-54-54-13-23-20-48-20-74s7-52 20-74c13-23 31-41 54-54 22-13 48-20 74-20s51 7 74 20c22 13 41 31 54 54 13 22 20 48 20 74z">
          <text:p/>
        </draw:path>
        <draw:frame draw:style-name="gr41" draw:text-style-name="P7" draw:layer="layout" svg:width="0.082cm" svg:height="0.077cm" svg:x="7.343cm" svg:y="7.566cm">
          <draw:text-box>
            <text:p text:style-name="P6">E5</text:p>
          </draw:text-box>
        </draw:frame>
        <draw:path draw:style-name="gr46" draw:text-style-name="P13" draw:layer="layout" svg:width="0.065cm" svg:height="0.065cm" svg:x="7.347cm" svg:y="7.653cm" svg:viewBox="0 0 66 66" svg:d="M66 33c0 6-2 11-5 16s-7 9-12 12-10 5-16 5-11-2-16-5-9-7-12-12-5-10-5-16 2-11 5-16 7-9 12-12 10-5 16-5 11 2 16 5 9 7 12 12 5 10 5 16z">
          <text:p/>
        </draw:path>
        <draw:path draw:style-name="gr47" draw:text-style-name="P14" draw:layer="layout" svg:width="0.065cm" svg:height="0.064cm" svg:x="7.347cm" svg:y="10.706cm" svg:viewBox="0 0 66 65" svg:d="M66 32c0 6-2 12-5 17s-7 9-12 12-10 4-16 4-11-1-16-4-9-7-12-12-5-11-5-17c0-5 2-11 5-16s7-9 12-12 10-4 16-4 11 1 16 4 9 7 12 12 5 11 5 16z">
          <text:p/>
        </draw:path>
        <draw:path draw:style-name="gr44" draw:text-style-name="P11" draw:layer="layout" svg:width="0.064cm" svg:height="0.064cm" svg:x="7.525cm" svg:y="7.365cm" svg:viewBox="0 0 65 65" svg:d="M65 32c0 6-2 12-5 17s-7 9-12 12-10 4-16 4-11-1-16-4-9-7-12-12-4-11-4-17c0-5 1-11 4-16s7-9 12-12 10-4 16-4 11 1 16 4 9 7 12 12 5 11 5 16z">
          <text:p/>
        </draw:path>
        <draw:path draw:style-name="gr46" draw:text-style-name="P13" draw:layer="layout" svg:width="0.064cm" svg:height="0.065cm" svg:x="7.525cm" svg:y="7.536cm" svg:viewBox="0 0 65 66" svg:d="M65 33c0 6-2 11-5 16s-7 9-12 12-10 5-16 5-11-2-16-5-9-7-12-12-4-10-4-16 1-11 4-16 7-9 12-12 10-5 16-5 11 2 16 5 9 7 12 12 5 10 5 16z">
          <text:p/>
        </draw:path>
        <draw:path draw:style-name="gr47" draw:text-style-name="P14" draw:layer="layout" svg:width="0.064cm" svg:height="0.064cm" svg:x="7.525cm" svg:y="10.423cm" svg:viewBox="0 0 65 65" svg:d="M65 32c0 6-2 12-5 17s-7 8-12 11-10 5-16 5-11-2-16-5-9-6-12-11-4-11-4-17c0-5 1-11 4-16s7-9 12-12 10-4 16-4 11 1 16 4 9 7 12 12 5 11 5 16z">
          <text:p/>
        </draw:path>
        <draw:path draw:style-name="gr44" draw:text-style-name="P11" draw:layer="layout" svg:width="0.064cm" svg:height="0.064cm" svg:x="7.702cm" svg:y="7.376cm" svg:viewBox="0 0 65 65" svg:d="M65 32c0 6-2 11-5 16s-7 9-12 12-10 5-16 5-11-2-16-5-9-7-12-12-4-10-4-16 1-11 4-16 7-9 12-12 10-4 16-4 11 1 16 4 10 7 12 12c3 5 5 10 5 16z">
          <text:p/>
        </draw:path>
        <draw:path draw:style-name="gr45" draw:text-style-name="P12" draw:layer="layout" svg:width="0.295cm" svg:height="0.295cm" svg:x="7.586cm" svg:y="7.415cm" svg:viewBox="0 0 296 296" svg:d="M296 148c0 26-7 51-20 74-13 22-32 41-54 54-23 13-48 20-74 20s-52-7-74-20c-23-13-41-32-54-54-13-23-20-48-20-74s7-52 20-74c13-23 31-41 54-54 22-13 48-20 74-20s51 7 74 20c22 13 41 31 54 54 13 22 20 48 20 74z">
          <text:p/>
        </draw:path>
        <draw:frame draw:style-name="gr40" draw:text-style-name="P7" draw:layer="layout" svg:width="0.095cm" svg:height="0.077cm" svg:x="7.691cm" svg:y="7.444cm">
          <draw:text-box>
            <text:p text:style-name="P6">G5</text:p>
          </draw:text-box>
        </draw:frame>
        <draw:path draw:style-name="gr46" draw:text-style-name="P13" draw:layer="layout" svg:width="0.064cm" svg:height="0.064cm" svg:x="7.702cm" svg:y="7.531cm" svg:viewBox="0 0 65 65" svg:d="M65 32c0 6-2 12-5 17s-7 9-12 12-10 4-16 4-11-1-16-4-9-7-12-12-4-11-4-17c0-5 1-11 4-16s7-9 12-12 10-4 16-4 11 1 16 4 10 7 12 12c3 5 5 11 5 16z">
          <text:p/>
        </draw:path>
        <draw:path draw:style-name="gr47" draw:text-style-name="P14" draw:layer="layout" svg:width="0.064cm" svg:height="0.065cm" svg:x="7.702cm" svg:y="10.139cm" svg:viewBox="0 0 65 66" svg:d="M65 33c0 6-2 11-5 16s-7 9-12 12-10 5-16 5-11-2-16-5-9-7-12-12-4-10-4-16 1-11 4-16 7-9 12-12 10-5 16-5 11 2 16 5 10 7 12 12c3 5 5 10 5 16z">
          <text:p/>
        </draw:path>
        <draw:path draw:style-name="gr44" draw:text-style-name="P11" draw:layer="layout" svg:width="0.064cm" svg:height="0.064cm" svg:x="7.866cm" svg:y="7.289cm" svg:viewBox="0 0 65 65" svg:d="M65 33c0 5-1 11-4 16s-7 9-12 12-11 4-16 4c-6 0-12-1-17-4s-9-7-12-12-4-11-4-16c0-6 2-12 4-17 3-5 7-9 12-12s11-4 17-4c5 0 11 1 16 4s9 7 12 12 4 11 4 17z">
          <text:p/>
        </draw:path>
        <draw:path draw:style-name="gr45" draw:text-style-name="P12" draw:layer="layout" svg:width="0.295cm" svg:height="0.295cm" svg:x="7.751cm" svg:y="7.319cm" svg:viewBox="0 0 296 296" svg:d="M296 148c0 26-7 51-20 74-13 22-32 41-54 54-23 13-48 20-74 20s-52-7-74-20c-23-13-42-32-55-54-13-23-19-48-19-74s6-52 19-74c13-23 32-41 55-54 22-13 48-20 74-20s51 7 74 20c22 13 41 31 54 54 13 22 20 48 20 74z">
          <text:p/>
        </draw:path>
        <draw:frame draw:style-name="gr43" draw:text-style-name="P7" draw:layer="layout" svg:width="0.087cm" svg:height="0.077cm" svg:x="7.862cm" svg:y="7.347cm">
          <draw:text-box>
            <text:p text:style-name="P6">A5</text:p>
          </draw:text-box>
        </draw:frame>
        <draw:path draw:style-name="gr46" draw:text-style-name="P13" draw:layer="layout" svg:width="0.064cm" svg:height="0.064cm" svg:x="7.866cm" svg:y="7.434cm" svg:viewBox="0 0 65 65" svg:d="M65 33c0 5-1 11-4 16s-7 9-12 12-11 4-16 4c-6 0-12-1-17-4s-9-7-12-12-4-11-4-16c0-6 2-12 4-17 3-5 7-8 12-11s11-5 17-5c5 0 11 2 16 5s9 6 12 11 4 11 4 17z">
          <text:p/>
        </draw:path>
        <draw:path draw:style-name="gr47" draw:text-style-name="P14" draw:layer="layout" svg:width="0.064cm" svg:height="0.064cm" svg:x="7.866cm" svg:y="9.876cm" svg:viewBox="0 0 65 65" svg:d="M65 33c0 5-1 11-4 16s-7 9-12 12-11 4-16 4c-6 0-12-1-17-4s-9-7-12-12-4-11-4-16c0-6 2-12 4-17 3-4 7-8 12-11s11-5 17-5c5 0 11 2 16 5s9 7 12 11c3 5 4 11 4 17z">
          <text:p/>
        </draw:path>
        <draw:path draw:style-name="gr44" draw:text-style-name="P11" draw:layer="layout" svg:width="0.064cm" svg:height="0.064cm" svg:x="8.03cm" svg:y="7.202cm" svg:viewBox="0 0 65 65" svg:d="M65 33c0 6-1 11-4 16s-7 9-12 12-10 4-16 4-11-1-16-4-9-7-12-12-5-10-5-16 2-11 5-16c2-5 7-9 12-12s10-5 16-5 11 2 16 5 9 7 12 12 4 10 4 16z">
          <text:p/>
        </draw:path>
        <draw:path draw:style-name="gr45" draw:text-style-name="P12" draw:layer="layout" svg:width="0.295cm" svg:height="0.295cm" svg:x="7.915cm" svg:y="7.222cm" svg:viewBox="0 0 296 296" svg:d="M296 148c0 26-7 51-20 74-13 22-32 41-54 54-23 13-48 20-74 20s-52-7-74-20c-23-13-41-32-54-54-13-23-20-48-20-74s7-52 20-74c13-23 31-41 54-54 22-13 48-20 74-20s51 7 74 20c22 13 41 31 54 54 13 22 20 48 20 74z">
          <text:p/>
        </draw:path>
        <draw:frame draw:style-name="gr36" draw:text-style-name="P7" draw:layer="layout" svg:width="0.087cm" svg:height="0.077cm" svg:x="8.026cm" svg:y="7.251cm">
          <draw:text-box>
            <text:p text:style-name="P6">B5</text:p>
          </draw:text-box>
        </draw:frame>
        <draw:path draw:style-name="gr46" draw:text-style-name="P13" draw:layer="layout" svg:width="0.064cm" svg:height="0.064cm" svg:x="8.03cm" svg:y="7.338cm" svg:viewBox="0 0 65 65" svg:d="M65 32c0 6-1 11-4 16s-7 9-12 12-10 5-16 5-11-2-16-5-9-7-12-12-5-10-5-16 2-11 5-16c2-5 7-9 12-12s10-4 16-4 11 1 16 4 9 7 12 12 4 10 4 16z">
          <text:p/>
        </draw:path>
        <draw:path draw:style-name="gr47" draw:text-style-name="P14" draw:layer="layout" svg:width="0.064cm" svg:height="0.064cm" svg:x="8.03cm" svg:y="9.613cm" svg:viewBox="0 0 65 65" svg:d="M65 33c0 5-1 11-4 16s-7 9-12 12-10 4-16 4-11-1-16-4-9-7-12-12-5-11-5-16c0-6 2-12 5-17 2-5 7-9 12-12s10-4 16-4 11 1 16 4 9 7 12 12 4 11 4 17z">
          <text:p/>
        </draw:path>
        <draw:path draw:style-name="gr44" draw:text-style-name="P11" draw:layer="layout" svg:width="0.064cm" svg:height="0.064cm" svg:x="8.195cm" svg:y="7.116cm" svg:viewBox="0 0 65 65" svg:d="M65 32c0 6-1 12-4 17s-7 8-12 11-12 5-17 5c-6 0-11-2-16-5s-9-6-12-11-4-11-4-17c0-5 1-11 4-16s7-9 12-12 11-4 16-4c6 0 12 1 17 4s9 7 12 12c2 5 4 11 4 16z">
          <text:p/>
        </draw:path>
        <draw:path draw:style-name="gr45" draw:text-style-name="P12" draw:layer="layout" svg:width="0.295cm" svg:height="0.295cm" svg:x="8.079cm" svg:y="7.126cm" svg:viewBox="0 0 296 296" svg:d="M296 148c0 26-6 51-19 74-13 22-33 41-55 54-23 13-48 20-74 20s-52-7-74-20c-23-13-41-32-54-54-13-23-20-48-20-74s7-52 20-74c13-23 31-42 54-55 22-13 48-19 74-19s51 6 74 19c22 13 42 32 55 55 13 22 19 48 19 74z">
          <text:p/>
        </draw:path>
        <draw:frame draw:style-name="gr36" draw:text-style-name="P7" draw:layer="layout" svg:width="0.087cm" svg:height="0.077cm" svg:x="8.19cm" svg:y="7.154cm">
          <draw:text-box>
            <text:p text:style-name="P6">C6</text:p>
          </draw:text-box>
        </draw:frame>
        <draw:path draw:style-name="gr46" draw:text-style-name="P13" draw:layer="layout" svg:width="0.064cm" svg:height="0.064cm" svg:x="8.195cm" svg:y="7.241cm" svg:viewBox="0 0 65 65" svg:d="M65 33c0 5-1 11-4 16s-7 9-12 12-12 4-17 4c-6 0-11-1-16-4s-9-7-12-12-4-11-4-16c0-6 1-12 4-17s7-9 12-12 11-4 16-4c6 0 12 1 17 4s9 7 12 12c2 5 4 11 4 17z">
          <text:p/>
        </draw:path>
        <draw:path draw:style-name="gr47" draw:text-style-name="P14" draw:layer="layout" svg:width="0.064cm" svg:height="0.064cm" svg:x="8.195cm" svg:y="9.35cm" svg:viewBox="0 0 65 65" svg:d="M65 33c0 5-1 11-4 16s-7 9-12 12-12 4-17 4c-6 0-11-1-16-4s-9-7-12-12-4-11-4-16c0-6 1-12 4-17s7-9 12-12 11-4 16-4c6 0 12 1 17 4s9 7 12 12c2 5 4 11 4 17z">
          <text:p/>
        </draw:path>
        <draw:path draw:style-name="gr44" draw:text-style-name="P11" draw:layer="layout" svg:width="0.064cm" svg:height="0.064cm" svg:x="8.359cm" svg:y="7.029cm" svg:viewBox="0 0 65 65" svg:d="M65 33c0 5-1 11-4 16s-7 9-12 12-10 4-16 4-11-1-16-4-9-7-12-12-5-11-5-16c0-6 2-12 5-17 2-5 7-9 12-12s10-4 16-4 11 1 16 4 9 7 12 12 4 11 4 17z">
          <text:p/>
        </draw:path>
        <draw:path draw:style-name="gr45" draw:text-style-name="P12" draw:layer="layout" svg:width="0.295cm" svg:height="0.295cm" svg:x="8.244cm" svg:y="7.029cm" svg:viewBox="0 0 296 296" svg:d="M296 148c0 26-7 51-20 74-13 22-32 41-54 54-23 13-48 20-74 20s-52-7-74-20c-23-13-41-32-54-54-13-23-20-48-20-74s7-52 20-74c13-23 31-41 54-54 22-13 48-20 74-20s51 7 74 20c22 13 41 31 54 54 13 22 20 48 20 74z">
          <text:p/>
        </draw:path>
        <draw:frame draw:style-name="gr40" draw:text-style-name="P7" draw:layer="layout" svg:width="0.095cm" svg:height="0.077cm" svg:x="8.349cm" svg:y="7.057cm">
          <draw:text-box>
            <text:p text:style-name="P6">D6</text:p>
          </draw:text-box>
        </draw:frame>
        <draw:path draw:style-name="gr46" draw:text-style-name="P13" draw:layer="layout" svg:width="0.064cm" svg:height="0.064cm" svg:x="8.359cm" svg:y="7.145cm" svg:viewBox="0 0 65 65" svg:d="M65 32c0 6-1 11-4 16s-7 9-12 12-10 5-16 5-11-2-16-5-9-7-12-12-5-10-5-16 2-11 5-16c2-5 7-9 12-12s10-4 16-4 11 1 16 4 9 7 12 12 4 10 4 16z">
          <text:p/>
        </draw:path>
        <draw:path draw:style-name="gr47" draw:text-style-name="P14" draw:layer="layout" svg:width="0.064cm" svg:height="0.064cm" svg:x="8.359cm" svg:y="9.087cm" svg:viewBox="0 0 65 65" svg:d="M65 32c0 6-1 12-4 17s-7 9-12 12-10 4-16 4-11-1-16-4-9-7-12-12-5-11-5-17c0-5 2-11 5-16 2-5 7-9 12-12s10-4 16-4 11 1 16 4 9 7 12 12 4 11 4 16z">
          <text:p/>
        </draw:path>
        <draw:path draw:style-name="gr44" draw:text-style-name="P11" draw:layer="layout" svg:width="0.065cm" svg:height="0.065cm" svg:x="8.523cm" svg:y="6.942cm" svg:viewBox="0 0 66 66" svg:d="M66 33c0 6-2 11-5 16s-7 9-12 12-10 5-16 5-11-2-16-5-9-7-12-12-5-10-5-16 2-11 5-16 7-9 12-12 10-5 16-5 11 2 16 5 9 7 12 12 5 10 5 16z">
          <text:p/>
        </draw:path>
        <draw:path draw:style-name="gr45" draw:text-style-name="P12" draw:layer="layout" svg:width="0.295cm" svg:height="0.295cm" svg:x="8.408cm" svg:y="6.933cm" svg:viewBox="0 0 296 296" svg:d="M296 148c0 26-7 51-20 74-13 22-32 41-54 54-23 13-48 20-74 20s-52-7-74-20c-23-13-41-32-54-54-13-23-20-48-20-74s7-52 20-74c13-23 31-42 54-55 22-13 48-19 74-19s51 6 74 19c22 13 41 32 54 55 13 22 20 48 20 74z">
          <text:p/>
        </draw:path>
        <draw:frame draw:style-name="gr41" draw:text-style-name="P7" draw:layer="layout" svg:width="0.082cm" svg:height="0.077cm" svg:x="8.519cm" svg:y="6.961cm">
          <draw:text-box>
            <text:p text:style-name="P6">E6</text:p>
          </draw:text-box>
        </draw:frame>
        <draw:path draw:style-name="gr46" draw:text-style-name="P13" draw:layer="layout" svg:width="0.065cm" svg:height="0.064cm" svg:x="8.523cm" svg:y="7.048cm" svg:viewBox="0 0 66 65" svg:d="M66 33c0 5-2 11-5 16s-7 9-12 12-10 4-16 4-11-1-16-4-9-7-12-12-5-11-5-16c0-6 2-12 5-17s7-9 12-12 10-4 16-4 11 1 16 4 9 7 12 12 5 11 5 17z">
          <text:p/>
        </draw:path>
        <draw:path draw:style-name="gr47" draw:text-style-name="P14" draw:layer="layout" svg:width="0.065cm" svg:height="0.064cm" svg:x="8.523cm" svg:y="8.824cm" svg:viewBox="0 0 66 65" svg:d="M66 33c0 5-2 11-5 16s-7 9-12 12-10 4-16 4-11-1-16-4-9-7-12-12-5-11-5-16c0-6 2-12 5-17s7-9 12-12 10-4 16-4 11 1 16 4 9 7 12 12 5 11 5 17z">
          <text:p/>
        </draw:path>
        <draw:path draw:style-name="gr44" draw:text-style-name="P11" draw:layer="layout" svg:width="0.064cm" svg:height="0.064cm" svg:x="8.688cm" svg:y="6.856cm" svg:viewBox="0 0 65 65" svg:d="M65 32c0 6-1 12-4 17s-7 9-12 12-11 4-16 4c-6 0-12-1-17-4s-9-7-12-12-4-11-4-17c0-5 1-11 4-16s7-9 12-12 11-4 17-4c5 0 11 1 16 4s9 7 12 12 4 11 4 16z">
          <text:p/>
        </draw:path>
        <draw:path draw:style-name="gr45" draw:text-style-name="P12" draw:layer="layout" svg:width="0.296cm" svg:height="0.295cm" svg:x="8.572cm" svg:y="6.836cm" svg:viewBox="0 0 297 296" svg:d="M297 148c0 26-7 51-20 74-13 22-32 41-54 54-23 13-49 20-74 20-26 0-53-7-75-20-23-13-41-32-54-54-13-23-20-48-20-74s7-52 20-74c13-23 31-41 54-54 22-13 49-20 75-20 25 0 51 7 74 20 22 13 41 31 54 54 13 22 20 48 20 74z">
          <text:p/>
        </draw:path>
        <draw:frame draw:style-name="gr42" draw:text-style-name="P7" draw:layer="layout" svg:width="0.082cm" svg:height="0.077cm" svg:x="8.683cm" svg:y="6.864cm">
          <draw:text-box>
            <text:p text:style-name="P6">F6</text:p>
          </draw:text-box>
        </draw:frame>
        <draw:path draw:style-name="gr46" draw:text-style-name="P13" draw:layer="layout" svg:width="0.064cm" svg:height="0.065cm" svg:x="8.688cm" svg:y="6.951cm" svg:viewBox="0 0 65 66" svg:d="M65 33c0 6-1 11-4 16s-7 9-12 12-11 5-16 5c-6 0-12-2-17-5s-9-7-12-12-4-10-4-16 1-11 4-16 7-9 12-12 11-5 17-5c5 0 11 2 16 5s9 7 12 12 4 10 4 16z">
          <text:p/>
        </draw:path>
        <draw:path draw:style-name="gr47" draw:text-style-name="P14" draw:layer="layout" svg:width="0.064cm" svg:height="0.064cm" svg:x="8.688cm" svg:y="8.561cm" svg:viewBox="0 0 65 65" svg:d="M65 32c0 6-1 12-4 17s-7 9-12 12-11 4-16 4c-6 0-12-1-17-4s-9-7-12-12-4-11-4-17c0-5 1-11 4-16s7-9 12-12 11-4 17-4c5 0 11 1 16 4s9 7 12 12 4 11 4 16z">
          <text:p/>
        </draw:path>
        <draw:path draw:style-name="gr44" draw:text-style-name="P11" draw:layer="layout" svg:width="0.064cm" svg:height="0.064cm" svg:x="8.852cm" svg:y="6.769cm" svg:viewBox="0 0 65 65" svg:d="M65 32c0 6-1 12-4 17s-7 9-12 12-11 4-16 4c-6 0-12-1-17-4s-9-7-12-12-4-11-4-17c0-5 2-11 4-16 3-5 7-9 12-12s11-4 17-4c5 0 11 1 16 4s9 7 12 12 4 11 4 16z">
          <text:p/>
        </draw:path>
        <draw:path draw:style-name="gr45" draw:text-style-name="P12" draw:layer="layout" svg:width="0.295cm" svg:height="0.295cm" svg:x="8.737cm" svg:y="6.739cm" svg:viewBox="0 0 296 296" svg:d="M296 148c0 26-7 51-20 74-13 22-32 41-54 54-23 13-48 20-74 20s-52-7-74-20c-23-13-42-32-55-54-13-23-19-48-19-74s6-52 19-74c13-23 32-41 55-54 22-13 48-20 74-20s51 7 74 20c22 13 41 31 54 54 13 22 20 48 20 74z">
          <text:p/>
        </draw:path>
        <draw:frame draw:style-name="gr40" draw:text-style-name="P7" draw:layer="layout" svg:width="0.095cm" svg:height="0.077cm" svg:x="8.842cm" svg:y="6.768cm">
          <draw:text-box>
            <text:p text:style-name="P6">G6</text:p>
          </draw:text-box>
        </draw:frame>
        <draw:path draw:style-name="gr46" draw:text-style-name="P13" draw:layer="layout" svg:width="0.064cm" svg:height="0.064cm" svg:x="8.852cm" svg:y="6.855cm" svg:viewBox="0 0 65 65" svg:d="M65 32c0 6-1 12-4 17s-7 8-12 11-11 5-16 5c-6 0-12-2-17-5s-9-6-12-11-4-11-4-17c0-5 2-11 4-16 3-5 7-9 12-12s11-4 17-4c5 0 11 1 16 4s9 7 12 12 4 11 4 16z">
          <text:p/>
        </draw:path>
        <draw:path draw:style-name="gr47" draw:text-style-name="P14" draw:layer="layout" svg:width="0.064cm" svg:height="0.064cm" svg:x="8.852cm" svg:y="8.298cm" svg:viewBox="0 0 65 65" svg:d="M65 32c0 6-1 11-4 16s-7 9-12 12-11 5-16 5c-6 0-12-2-17-5s-9-7-12-12-4-10-4-16 2-11 4-16c3-5 7-9 12-12s11-4 17-4c5 0 11 1 16 4s9 7 12 12 4 10 4 16z">
          <text:p/>
        </draw:path>
        <draw:path draw:style-name="gr44" draw:text-style-name="P11" draw:layer="layout" svg:width="0.064cm" svg:height="0.064cm" svg:x="9.017cm" svg:y="6.624cm" svg:viewBox="0 0 65 65" svg:d="M65 32c0 6-3 12-5 17-3 5-7 8-12 11s-10 5-16 5-11-2-16-5-9-6-12-11-4-11-4-17c0-5 1-11 4-16s7-9 12-12 10-4 16-4 11 1 16 4 10 7 12 12c3 5 5 11 5 16z">
          <text:p/>
        </draw:path>
        <draw:path draw:style-name="gr45" draw:text-style-name="P12" draw:layer="layout" svg:width="0.295cm" svg:height="0.295cm" svg:x="8.901cm" svg:y="6.587cm" svg:viewBox="0 0 296 296" svg:d="M296 148c0 26-7 51-20 74-13 22-32 42-54 55-23 13-48 19-74 19s-52-6-74-19c-23-13-41-33-54-55-13-23-20-48-20-74s7-52 20-74c13-23 31-41 54-54 22-13 48-20 74-20s51 7 74 20c22 13 41 31 54 54 13 22 20 48 20 74z">
          <text:p/>
        </draw:path>
        <draw:frame draw:style-name="gr43" draw:text-style-name="P7" draw:layer="layout" svg:width="0.087cm" svg:height="0.077cm" svg:x="9.012cm" svg:y="6.616cm">
          <draw:text-box>
            <text:p text:style-name="P6">A6</text:p>
          </draw:text-box>
        </draw:frame>
        <draw:path draw:style-name="gr46" draw:text-style-name="P13" draw:layer="layout" svg:width="0.064cm" svg:height="0.064cm" svg:x="9.017cm" svg:y="6.703cm" svg:viewBox="0 0 65 65" svg:d="M65 32c0 6-2 12-5 17s-7 9-12 12-10 4-16 4-11-1-16-4-9-7-12-12-4-11-4-17c0-5 1-11 4-16s7-9 12-12 10-4 16-4 11 1 16 4 10 7 12 12c3 5 5 11 5 16z">
          <text:p/>
        </draw:path>
        <draw:path draw:style-name="gr47" draw:text-style-name="P14" draw:layer="layout" svg:width="0.064cm" svg:height="0.064cm" svg:x="9.017cm" svg:y="8.035cm" svg:viewBox="0 0 65 65" svg:d="M65 32c0 6-2 12-5 17s-8 9-12 12c-5 2-10 4-16 4s-11-1-16-4-9-7-12-12-4-11-4-17c0-5 1-11 4-16s7-9 12-12 10-4 16-4 11 1 16 4 10 7 12 12c3 5 5 11 5 16z">
          <text:p/>
        </draw:path>
        <draw:path draw:style-name="gr44" draw:text-style-name="P11" draw:layer="layout" svg:width="0.064cm" svg:height="0.064cm" svg:x="9.181cm" svg:y="6.478cm" svg:viewBox="0 0 65 65" svg:d="M65 32c0 6-1 12-4 17s-7 9-12 12-11 4-16 4c-6 0-12-1-17-4s-9-7-12-12-4-11-4-17c0-5 2-11 4-16 3-5 7-9 12-12s11-4 17-4c5 0 11 1 16 4s9 7 12 12 4 11 4 16z">
          <text:p/>
        </draw:path>
        <draw:path draw:style-name="gr45" draw:text-style-name="P12" draw:layer="layout" svg:width="0.295cm" svg:height="0.295cm" svg:x="9.066cm" svg:y="6.435cm" svg:viewBox="0 0 296 296" svg:d="M296 148c0 26-7 51-20 74-13 22-32 41-54 54-23 13-48 20-74 20s-52-7-74-20c-23-13-42-32-55-54-13-23-19-48-19-74s6-52 19-74c13-23 32-41 55-54 22-13 48-20 74-20s51 7 74 20c22 13 41 31 54 54 13 22 20 48 20 74z">
          <text:p/>
        </draw:path>
        <draw:frame draw:style-name="gr36" draw:text-style-name="P7" draw:layer="layout" svg:width="0.087cm" svg:height="0.077cm" svg:x="9.177cm" svg:y="6.463cm">
          <draw:text-box>
            <text:p text:style-name="P6">B6</text:p>
          </draw:text-box>
        </draw:frame>
        <draw:path draw:style-name="gr46" draw:text-style-name="P13" draw:layer="layout" svg:width="0.064cm" svg:height="0.065cm" svg:x="9.181cm" svg:y="6.55cm" svg:viewBox="0 0 65 66" svg:d="M65 33c0 6-1 11-4 16s-7 9-12 12-11 5-16 5c-6 0-12-2-17-5s-9-7-12-12-4-10-4-16 2-11 4-16c3-5 7-9 12-12s11-5 17-5c5 0 11 2 16 5s9 7 12 12 4 10 4 16z">
          <text:p/>
        </draw:path>
        <draw:path draw:style-name="gr47" draw:text-style-name="P14" draw:layer="layout" svg:width="0.064cm" svg:height="0.065cm" svg:x="9.181cm" svg:y="7.771cm" svg:viewBox="0 0 65 66" svg:d="M65 33c0 6-1 11-4 16s-7 9-12 12-11 5-16 5c-6 0-12-2-17-5s-9-7-12-12-4-10-4-16 2-11 4-16c3-5 7-9 12-12s11-5 17-5c5 0 11 2 16 5s9 7 12 12 4 10 4 16z">
          <text:p/>
        </draw:path>
        <draw:path draw:style-name="gr44" draw:text-style-name="P11" draw:layer="layout" svg:width="0.064cm" svg:height="0.064cm" svg:x="9.345cm" svg:y="6.333cm" svg:viewBox="0 0 65 65" svg:d="M65 32c0 6-1 12-4 17s-7 8-12 11-10 5-16 5-11-2-16-5-9-6-12-11-5-11-5-17c0-5 2-11 5-16 2-5 7-9 12-12s10-4 16-4 11 1 16 4 9 7 12 12 4 11 4 16z">
          <text:p/>
        </draw:path>
        <draw:path draw:style-name="gr45" draw:text-style-name="P12" draw:layer="layout" svg:width="0.295cm" svg:height="0.295cm" svg:x="9.23cm" svg:y="6.283cm" svg:viewBox="0 0 296 296" svg:d="M296 148c0 26-7 51-20 74-13 22-32 41-54 54-23 13-48 20-74 20s-52-7-74-20c-23-13-41-32-54-54-13-23-20-48-20-74s7-51 20-74c13-22 31-41 54-54 22-13 48-20 74-20s51 7 74 20c22 13 41 32 54 54 13 23 20 48 20 74z">
          <text:p/>
        </draw:path>
        <draw:frame draw:style-name="gr36" draw:text-style-name="P7" draw:layer="layout" svg:width="0.087cm" svg:height="0.077cm" svg:x="9.341cm" svg:y="6.312cm">
          <draw:text-box>
            <text:p text:style-name="P6">C7</text:p>
          </draw:text-box>
        </draw:frame>
        <draw:path draw:style-name="gr46" draw:text-style-name="P13" draw:layer="layout" svg:width="0.064cm" svg:height="0.064cm" svg:x="9.345cm" svg:y="6.399cm" svg:viewBox="0 0 65 65" svg:d="M65 32c0 6-1 12-4 17s-7 8-12 11-10 5-16 5-11-2-16-5-9-6-12-11-5-11-5-17c0-5 2-11 5-16 2-5 7-9 12-12s10-4 16-4 11 1 16 4 9 7 12 12 4 11 4 16z">
          <text:p/>
        </draw:path>
        <draw:path draw:style-name="gr47" draw:text-style-name="P14" draw:layer="layout" svg:width="0.064cm" svg:height="0.064cm" svg:x="9.345cm" svg:y="7.509cm" svg:viewBox="0 0 65 65" svg:d="M65 32c0 6-1 11-4 16s-7 9-12 12-10 5-16 5-11-2-16-5-9-7-12-12-5-10-5-16 2-11 5-16c2-5 7-9 12-12s10-4 16-4 11 1 16 4 9 7 12 12 4 10 4 16z">
          <text:p/>
        </draw:path>
        <draw:path draw:style-name="gr44" draw:text-style-name="P11" draw:layer="layout" svg:width="0.064cm" svg:height="0.064cm" svg:x="9.51cm" svg:y="6.187cm" svg:viewBox="0 0 65 65" svg:d="M65 32c0 6-1 12-4 17s-7 9-12 12-12 4-17 4c-6 0-11-1-16-4s-9-7-12-12-4-11-4-17c0-5 1-11 4-16s7-9 12-12 11-4 16-4c6 0 12 1 17 4s9 7 12 12c2 5 4 11 4 16z">
          <text:p/>
        </draw:path>
        <draw:path draw:style-name="gr45" draw:text-style-name="P12" draw:layer="layout" svg:width="0.295cm" svg:height="0.295cm" svg:x="9.394cm" svg:y="6.131cm" svg:viewBox="0 0 296 296" svg:d="M296 148c0 26-6 51-19 74-13 22-33 41-55 54-23 13-48 20-74 20s-52-7-74-20c-23-13-41-32-54-54-13-23-20-48-20-74s7-52 20-74c13-23 31-41 54-54 22-13 48-20 74-20s51 7 74 20c22 13 42 31 55 54 13 22 19 48 19 74z">
          <text:p/>
        </draw:path>
        <draw:frame draw:style-name="gr40" draw:text-style-name="P7" draw:layer="layout" svg:width="0.095cm" svg:height="0.077cm" svg:x="9.499cm" svg:y="6.159cm">
          <draw:text-box>
            <text:p text:style-name="P6">D7</text:p>
          </draw:text-box>
        </draw:frame>
        <draw:path draw:style-name="gr46" draw:text-style-name="P13" draw:layer="layout" svg:width="0.064cm" svg:height="0.064cm" svg:x="9.51cm" svg:y="6.246cm" svg:viewBox="0 0 65 65" svg:d="M65 33c0 6-1 11-4 16s-7 9-12 12-12 4-17 4c-6 0-11-1-16-4s-9-7-12-12-4-10-4-16 1-11 4-16 7-9 12-12 11-5 16-5c6 0 12 2 17 5s9 7 12 12c2 5 4 10 4 16z">
          <text:p/>
        </draw:path>
        <draw:path draw:style-name="gr47" draw:text-style-name="P14" draw:layer="layout" svg:width="0.064cm" svg:height="0.065cm" svg:x="9.51cm" svg:y="7.245cm" svg:viewBox="0 0 65 66" svg:d="M65 33c0 6-1 11-4 16s-7 9-12 12-12 5-17 5c-6 0-11-2-16-5s-9-7-12-12-4-10-4-16 1-11 4-16 7-9 12-12 11-5 16-5c6 0 12 2 17 5s9 7 12 12c2 5 4 10 4 16z">
          <text:p/>
        </draw:path>
        <draw:path draw:style-name="gr44" draw:text-style-name="P11" draw:layer="layout" svg:width="0.064cm" svg:height="0.064cm" svg:x="9.674cm" svg:y="6.042cm" svg:viewBox="0 0 65 65" svg:d="M65 32c0 6-1 12-4 17s-7 9-12 12-11 4-16 4c-6 0-12-1-17-4s-9-7-12-12-4-11-4-17c0-5 1-11 4-16s7-9 12-12 11-4 17-4c5 0 11 1 16 4s9 7 12 12 4 11 4 16z">
          <text:p/>
        </draw:path>
        <draw:path draw:style-name="gr45" draw:text-style-name="P12" draw:layer="layout" svg:width="0.295cm" svg:height="0.295cm" svg:x="9.559cm" svg:y="5.979cm" svg:viewBox="0 0 296 296" svg:d="M296 148c0 26-7 51-20 74-13 22-32 41-54 54-23 13-48 20-74 20s-52-7-74-20c-23-13-42-32-55-54-13-23-19-48-19-74s6-52 19-74c13-23 32-41 55-54 22-13 48-20 74-20s51 7 74 20c22 13 41 31 54 54 13 22 20 48 20 74z">
          <text:p/>
        </draw:path>
        <draw:frame draw:style-name="gr41" draw:text-style-name="P7" draw:layer="layout" svg:width="0.082cm" svg:height="0.077cm" svg:x="9.67cm" svg:y="6.007cm">
          <draw:text-box>
            <text:p text:style-name="P6">E7</text:p>
          </draw:text-box>
        </draw:frame>
        <draw:path draw:style-name="gr46" draw:text-style-name="P13" draw:layer="layout" svg:width="0.064cm" svg:height="0.064cm" svg:x="9.674cm" svg:y="6.095cm" svg:viewBox="0 0 65 65" svg:d="M65 32c0 6-1 11-4 16s-7 9-12 12-11 5-16 5c-6 0-12-2-17-5s-9-7-12-12-4-10-4-16 1-11 4-16 7-9 12-12 11-4 17-4c5 0 11 1 16 4s9 7 12 12 4 10 4 16z">
          <text:p/>
        </draw:path>
        <draw:path draw:style-name="gr47" draw:text-style-name="P14" draw:layer="layout" svg:width="0.064cm" svg:height="0.065cm" svg:x="9.674cm" svg:y="6.982cm" svg:viewBox="0 0 65 66" svg:d="M65 33c0 6-1 11-4 16s-7 9-12 12-11 5-16 5c-6 0-12-2-17-5s-9-7-12-12-4-10-4-16 1-11 4-16 7-9 12-12 11-5 17-5c5 0 11 2 16 5s9 7 12 12 4 10 4 16z">
          <text:p/>
        </draw:path>
        <draw:path draw:style-name="gr44" draw:text-style-name="P11" draw:layer="layout" svg:width="0.065cm" svg:height="0.064cm" svg:x="9.838cm" svg:y="5.896cm" svg:viewBox="0 0 66 65" svg:d="M66 33c0 6-2 11-5 16s-7 9-12 12-10 4-16 4-11-1-16-4-9-7-12-12-5-10-5-16 2-12 5-17c3-4 7-8 12-11s10-5 16-5 11 2 16 5 9 7 12 11c3 5 5 11 5 17z">
          <text:p/>
        </draw:path>
        <draw:path draw:style-name="gr45" draw:text-style-name="P12" draw:layer="layout" svg:width="0.295cm" svg:height="0.295cm" svg:x="9.723cm" svg:y="5.827cm" svg:viewBox="0 0 296 296" svg:d="M296 148c0 26-7 51-20 74s-32 41-54 54c-23 13-48 20-74 20s-52-7-74-20c-23-13-41-31-54-54s-20-48-20-74 7-52 20-74c13-23 31-41 54-54 22-13 48-20 74-20s51 7 74 20c22 13 41 31 54 54 13 22 20 48 20 74z">
          <text:p/>
        </draw:path>
        <draw:frame draw:style-name="gr42" draw:text-style-name="P7" draw:layer="layout" svg:width="0.082cm" svg:height="0.077cm" svg:x="9.834cm" svg:y="5.855cm">
          <draw:text-box>
            <text:p text:style-name="P6">F7</text:p>
          </draw:text-box>
        </draw:frame>
        <draw:path draw:style-name="gr46" draw:text-style-name="P13" draw:layer="layout" svg:width="0.065cm" svg:height="0.065cm" svg:x="9.838cm" svg:y="5.942cm" svg:viewBox="0 0 66 66" svg:d="M66 33c0 6-2 11-5 16s-7 9-12 12-10 5-16 5-11-2-16-5-9-7-12-12-5-10-5-16 2-11 5-16 7-9 12-12 10-5 16-5 11 2 16 5 9 7 12 12 5 10 5 16z">
          <text:p/>
        </draw:path>
        <draw:path draw:style-name="gr47" draw:text-style-name="P14" draw:layer="layout" svg:width="0.065cm" svg:height="0.064cm" svg:x="9.838cm" svg:y="6.719cm" svg:viewBox="0 0 66 65" svg:d="M66 33c0 6-2 11-5 16s-7 9-12 12-10 4-16 4-11-1-16-4-9-7-12-12-5-10-5-16 2-11 5-16 7-9 12-12 10-5 16-5 11 2 16 5 9 7 12 12 5 10 5 16z">
          <text:p/>
        </draw:path>
        <draw:path draw:style-name="gr44" draw:text-style-name="P11" draw:layer="layout" svg:width="0.064cm" svg:height="0.064cm" svg:x="10.003cm" svg:y="5.751cm" svg:viewBox="0 0 65 65" svg:d="M65 32c0 6-1 12-4 17s-7 9-12 12-11 4-16 4c-6 0-12-1-17-4s-9-7-12-12-4-11-4-17c0-5 1-11 4-16s7-9 12-12 11-4 17-4c5 0 11 1 16 4s9 7 12 12 4 11 4 16z">
          <text:p/>
        </draw:path>
        <draw:path draw:style-name="gr45" draw:text-style-name="P12" draw:layer="layout" svg:width="0.296cm" svg:height="0.295cm" svg:x="9.887cm" svg:y="5.675cm" svg:viewBox="0 0 297 296" svg:d="M297 148c0 26-7 51-20 74-13 22-32 41-54 54-23 13-48 20-74 20s-52-7-74-20c-23-13-42-32-55-54-13-23-20-48-20-74s7-52 20-74c13-23 32-41 55-54 22-13 48-20 74-20s51 7 74 20c22 13 41 31 54 54 13 22 20 48 20 74z">
          <text:p/>
        </draw:path>
        <draw:frame draw:style-name="gr40" draw:text-style-name="P7" draw:layer="layout" svg:width="0.095cm" svg:height="0.077cm" svg:x="9.992cm" svg:y="5.703cm">
          <draw:text-box>
            <text:p text:style-name="P6">G7</text:p>
          </draw:text-box>
        </draw:frame>
        <draw:path draw:style-name="gr46" draw:text-style-name="P13" draw:layer="layout" svg:width="0.064cm" svg:height="0.065cm" svg:x="10.003cm" svg:y="5.79cm" svg:viewBox="0 0 65 66" svg:d="M65 33c0 6-1 11-4 16s-7 9-12 12-11 5-16 5c-6 0-12-2-17-5s-9-7-12-12-4-10-4-16 1-11 4-16 7-9 12-12 11-5 17-5c5 0 11 2 16 5s9 7 12 12 4 10 4 16z">
          <text:p/>
        </draw:path>
        <draw:path draw:style-name="gr47" draw:text-style-name="P14" draw:layer="layout" svg:width="0.064cm" svg:height="0.065cm" svg:x="10.003cm" svg:y="6.456cm" svg:viewBox="0 0 65 66" svg:d="M65 33c0 6-1 11-4 16s-7 9-12 12-11 5-16 5c-6 0-12-2-17-5s-9-7-12-12-4-10-4-16 1-11 4-16 7-9 12-12 11-5 17-5c5 0 11 2 16 5s9 7 12 12 4 10 4 16z">
          <text:p/>
        </draw:path>
        <draw:frame draw:style-name="gr48" draw:text-style-name="P16" draw:layer="layout" svg:width="0.252cm" svg:height="0.204cm" svg:x="1.144cm" svg:y="20.755cm">
          <draw:text-box>
            <text:p text:style-name="P15">C1</text:p>
          </draw:text-box>
        </draw:frame>
        <draw:frame draw:style-name="gr49" draw:text-style-name="P18" draw:layer="layout" svg:width="0.078cm" svg:height="0.145cm" svg:x="1.218cm" svg:y="20.629cm">
          <draw:text-box>
            <text:p text:style-name="P17">1</text:p>
          </draw:text-box>
        </draw:frame>
        <draw:frame draw:style-name="gr50" draw:text-style-name="P16" draw:layer="layout" svg:width="0.269cm" svg:height="0.204cm" svg:x="1.353cm" svg:y="20.401cm">
          <draw:text-box>
            <text:p text:style-name="P15">D1</text:p>
          </draw:text-box>
        </draw:frame>
        <draw:frame draw:style-name="gr49" draw:text-style-name="P18" draw:layer="layout" svg:width="0.078cm" svg:height="0.145cm" svg:x="1.44cm" svg:y="20.275cm">
          <draw:text-box>
            <text:p text:style-name="P17">2</text:p>
          </draw:text-box>
        </draw:frame>
        <draw:frame draw:style-name="gr51" draw:text-style-name="P16" draw:layer="layout" svg:width="0.243cm" svg:height="0.204cm" svg:x="1.587cm" svg:y="20.047cm">
          <draw:text-box>
            <text:p text:style-name="P15">E1</text:p>
          </draw:text-box>
        </draw:frame>
        <draw:frame draw:style-name="gr49" draw:text-style-name="P18" draw:layer="layout" svg:width="0.078cm" svg:height="0.145cm" svg:x="1.661cm" svg:y="19.921cm">
          <draw:text-box>
            <text:p text:style-name="P17">3</text:p>
          </draw:text-box>
        </draw:frame>
        <draw:frame draw:style-name="gr51" draw:text-style-name="P16" draw:layer="layout" svg:width="0.243cm" svg:height="0.204cm" svg:x="1.808cm" svg:y="19.693cm">
          <draw:text-box>
            <text:p text:style-name="P15">F1</text:p>
          </draw:text-box>
        </draw:frame>
        <draw:frame draw:style-name="gr49" draw:text-style-name="P18" draw:layer="layout" svg:width="0.078cm" svg:height="0.145cm" svg:x="1.882cm" svg:y="19.567cm">
          <draw:text-box>
            <text:p text:style-name="P17">4</text:p>
          </draw:text-box>
        </draw:frame>
        <draw:frame draw:style-name="gr52" draw:text-style-name="P16" draw:layer="layout" svg:width="0.269cm" svg:height="0.204cm" svg:x="2.023cm" svg:y="19.338cm">
          <draw:text-box>
            <text:p text:style-name="P15">G1</text:p>
          </draw:text-box>
        </draw:frame>
        <draw:frame draw:style-name="gr49" draw:text-style-name="P18" draw:layer="layout" svg:width="0.078cm" svg:height="0.145cm" svg:x="2.104cm" svg:y="19.213cm">
          <draw:text-box>
            <text:p text:style-name="P17">5</text:p>
          </draw:text-box>
        </draw:frame>
        <draw:frame draw:style-name="gr53" draw:text-style-name="P16" draw:layer="layout" svg:width="0.26cm" svg:height="0.204cm" svg:x="2.245cm" svg:y="18.984cm">
          <draw:text-box>
            <text:p text:style-name="P15">A1</text:p>
          </draw:text-box>
        </draw:frame>
        <draw:frame draw:style-name="gr49" draw:text-style-name="P18" draw:layer="layout" svg:width="0.078cm" svg:height="0.145cm" svg:x="2.325cm" svg:y="18.859cm">
          <draw:text-box>
            <text:p text:style-name="P17">6</text:p>
          </draw:text-box>
        </draw:frame>
        <draw:frame draw:style-name="gr54" draw:text-style-name="P16" draw:layer="layout" svg:width="0.256cm" svg:height="0.204cm" svg:x="2.466cm" svg:y="18.63cm">
          <draw:text-box>
            <text:p text:style-name="P15">B1</text:p>
          </draw:text-box>
        </draw:frame>
        <draw:frame draw:style-name="gr49" draw:text-style-name="P18" draw:layer="layout" svg:width="0.078cm" svg:height="0.145cm" svg:x="2.546cm" svg:y="18.505cm">
          <draw:text-box>
            <text:p text:style-name="P17">7</text:p>
          </draw:text-box>
        </draw:frame>
        <draw:frame draw:style-name="gr48" draw:text-style-name="P16" draw:layer="layout" svg:width="0.252cm" svg:height="0.204cm" svg:x="2.693cm" svg:y="18.276cm">
          <draw:text-box>
            <text:p text:style-name="P15">C2</text:p>
          </draw:text-box>
        </draw:frame>
        <draw:frame draw:style-name="gr49" draw:text-style-name="P18" draw:layer="layout" svg:width="0.078cm" svg:height="0.145cm" svg:x="2.767cm" svg:y="18.15cm">
          <draw:text-box>
            <text:p text:style-name="P17">8</text:p>
          </draw:text-box>
        </draw:frame>
        <draw:frame draw:style-name="gr50" draw:text-style-name="P16" draw:layer="layout" svg:width="0.269cm" svg:height="0.204cm" svg:x="2.902cm" svg:y="17.922cm">
          <draw:text-box>
            <text:p text:style-name="P15">D2</text:p>
          </draw:text-box>
        </draw:frame>
        <draw:frame draw:style-name="gr49" draw:text-style-name="P18" draw:layer="layout" svg:width="0.078cm" svg:height="0.145cm" svg:x="2.989cm" svg:y="17.796cm">
          <draw:text-box>
            <text:p text:style-name="P17">9</text:p>
          </draw:text-box>
        </draw:frame>
        <draw:frame draw:style-name="gr51" draw:text-style-name="P16" draw:layer="layout" svg:width="0.243cm" svg:height="0.204cm" svg:x="3.136cm" svg:y="17.568cm">
          <draw:text-box>
            <text:p text:style-name="P15">E2</text:p>
          </draw:text-box>
        </draw:frame>
        <draw:frame draw:style-name="gr55" draw:text-style-name="P18" draw:layer="layout" svg:width="0.154cm" svg:height="0.145cm" svg:x="3.21cm" svg:y="17.442cm">
          <draw:text-box>
            <text:p text:style-name="P17">10</text:p>
          </draw:text-box>
        </draw:frame>
        <draw:frame draw:style-name="gr51" draw:text-style-name="P16" draw:layer="layout" svg:width="0.243cm" svg:height="0.204cm" svg:x="3.357cm" svg:y="17.214cm">
          <draw:text-box>
            <text:p text:style-name="P15">F2</text:p>
          </draw:text-box>
        </draw:frame>
        <draw:frame draw:style-name="gr55" draw:text-style-name="P18" draw:layer="layout" svg:width="0.154cm" svg:height="0.145cm" svg:x="3.431cm" svg:y="17.088cm">
          <draw:text-box>
            <text:p text:style-name="P17">11</text:p>
          </draw:text-box>
        </draw:frame>
        <draw:frame draw:style-name="gr52" draw:text-style-name="P16" draw:layer="layout" svg:width="0.269cm" svg:height="0.204cm" svg:x="3.572cm" svg:y="16.86cm">
          <draw:text-box>
            <text:p text:style-name="P15">G2</text:p>
          </draw:text-box>
        </draw:frame>
        <draw:frame draw:style-name="gr55" draw:text-style-name="P18" draw:layer="layout" svg:width="0.154cm" svg:height="0.145cm" svg:x="3.652cm" svg:y="16.734cm">
          <draw:text-box>
            <text:p text:style-name="P17">12</text:p>
          </draw:text-box>
        </draw:frame>
        <draw:frame draw:style-name="gr53" draw:text-style-name="P16" draw:layer="layout" svg:width="0.26cm" svg:height="0.204cm" svg:x="3.787cm" svg:y="16.515cm">
          <draw:text-box>
            <text:p text:style-name="P15">A2</text:p>
          </draw:text-box>
        </draw:frame>
        <draw:frame draw:style-name="gr55" draw:text-style-name="P18" draw:layer="layout" svg:width="0.154cm" svg:height="0.145cm" svg:x="3.867cm" svg:y="16.39cm">
          <draw:text-box>
            <text:p text:style-name="P17">13</text:p>
          </draw:text-box>
        </draw:frame>
        <draw:frame draw:style-name="gr54" draw:text-style-name="P16" draw:layer="layout" svg:width="0.256cm" svg:height="0.204cm" svg:x="4.002cm" svg:y="16.172cm">
          <draw:text-box>
            <text:p text:style-name="P15">B2</text:p>
          </draw:text-box>
        </draw:frame>
        <draw:frame draw:style-name="gr55" draw:text-style-name="P18" draw:layer="layout" svg:width="0.154cm" svg:height="0.145cm" svg:x="4.082cm" svg:y="16.046cm">
          <draw:text-box>
            <text:p text:style-name="P17">14</text:p>
          </draw:text-box>
        </draw:frame>
        <draw:frame draw:style-name="gr48" draw:text-style-name="P16" draw:layer="layout" svg:width="0.252cm" svg:height="0.204cm" svg:x="4.223cm" svg:y="15.828cm">
          <draw:text-box>
            <text:p text:style-name="P15">C3</text:p>
          </draw:text-box>
        </draw:frame>
        <draw:frame draw:style-name="gr55" draw:text-style-name="P18" draw:layer="layout" svg:width="0.154cm" svg:height="0.145cm" svg:x="4.297cm" svg:y="15.702cm">
          <draw:text-box>
            <text:p text:style-name="P17">15</text:p>
          </draw:text-box>
        </draw:frame>
        <draw:frame draw:style-name="gr50" draw:text-style-name="P16" draw:layer="layout" svg:width="0.269cm" svg:height="0.204cm" svg:x="4.426cm" svg:y="15.484cm">
          <draw:text-box>
            <text:p text:style-name="P15">D3</text:p>
          </draw:text-box>
        </draw:frame>
        <draw:frame draw:style-name="gr55" draw:text-style-name="P18" draw:layer="layout" svg:width="0.154cm" svg:height="0.145cm" svg:x="4.512cm" svg:y="15.358cm">
          <draw:text-box>
            <text:p text:style-name="P17">16</text:p>
          </draw:text-box>
        </draw:frame>
        <draw:frame draw:style-name="gr51" draw:text-style-name="P16" draw:layer="layout" svg:width="0.243cm" svg:height="0.204cm" svg:x="4.641cm" svg:y="15.16cm">
          <draw:text-box>
            <text:p text:style-name="P15">E3</text:p>
          </draw:text-box>
        </draw:frame>
        <draw:frame draw:style-name="gr55" draw:text-style-name="P18" draw:layer="layout" svg:width="0.154cm" svg:height="0.145cm" svg:x="4.715cm" svg:y="15.034cm">
          <draw:text-box>
            <text:p text:style-name="P17">17</text:p>
          </draw:text-box>
        </draw:frame>
        <draw:frame draw:style-name="gr51" draw:text-style-name="P16" draw:layer="layout" svg:width="0.243cm" svg:height="0.204cm" svg:x="4.843cm" svg:y="14.836cm">
          <draw:text-box>
            <text:p text:style-name="P15">F3</text:p>
          </draw:text-box>
        </draw:frame>
        <draw:frame draw:style-name="gr55" draw:text-style-name="P18" draw:layer="layout" svg:width="0.154cm" svg:height="0.145cm" svg:x="4.917cm" svg:y="14.71cm">
          <draw:text-box>
            <text:p text:style-name="P17">18</text:p>
          </draw:text-box>
        </draw:frame>
        <draw:frame draw:style-name="gr52" draw:text-style-name="P16" draw:layer="layout" svg:width="0.269cm" svg:height="0.204cm" svg:x="5.039cm" svg:y="14.512cm">
          <draw:text-box>
            <text:p text:style-name="P15">G3</text:p>
          </draw:text-box>
        </draw:frame>
        <draw:frame draw:style-name="gr55" draw:text-style-name="P18" draw:layer="layout" svg:width="0.154cm" svg:height="0.145cm" svg:x="5.119cm" svg:y="14.387cm">
          <draw:text-box>
            <text:p text:style-name="P17">19</text:p>
          </draw:text-box>
        </draw:frame>
        <draw:frame draw:style-name="gr53" draw:text-style-name="P16" draw:layer="layout" svg:width="0.26cm" svg:height="0.204cm" svg:x="5.229cm" svg:y="14.209cm">
          <draw:text-box>
            <text:p text:style-name="P15">A3</text:p>
          </draw:text-box>
        </draw:frame>
        <draw:frame draw:style-name="gr55" draw:text-style-name="P18" draw:layer="layout" svg:width="0.154cm" svg:height="0.145cm" svg:x="5.309cm" svg:y="14.083cm">
          <draw:text-box>
            <text:p text:style-name="P17">20</text:p>
          </draw:text-box>
        </draw:frame>
        <draw:frame draw:style-name="gr54" draw:text-style-name="P16" draw:layer="layout" svg:width="0.256cm" svg:height="0.204cm" svg:x="5.418cm" svg:y="13.905cm">
          <draw:text-box>
            <text:p text:style-name="P15">B3</text:p>
          </draw:text-box>
        </draw:frame>
        <draw:frame draw:style-name="gr55" draw:text-style-name="P18" draw:layer="layout" svg:width="0.154cm" svg:height="0.145cm" svg:x="5.498cm" svg:y="13.78cm">
          <draw:text-box>
            <text:p text:style-name="P17">21</text:p>
          </draw:text-box>
        </draw:frame>
        <draw:frame draw:style-name="gr48" draw:text-style-name="P16" draw:layer="layout" svg:width="0.252cm" svg:height="0.204cm" svg:x="5.614cm" svg:y="13.602cm">
          <draw:text-box>
            <text:p text:style-name="P15">C4</text:p>
          </draw:text-box>
        </draw:frame>
        <draw:frame draw:style-name="gr55" draw:text-style-name="P18" draw:layer="layout" svg:width="0.154cm" svg:height="0.145cm" svg:x="5.688cm" svg:y="13.476cm">
          <draw:text-box>
            <text:p text:style-name="P17">22</text:p>
          </draw:text-box>
        </draw:frame>
        <draw:frame draw:style-name="gr50" draw:text-style-name="P16" draw:layer="layout" svg:width="0.269cm" svg:height="0.204cm" svg:x="5.792cm" svg:y="13.298cm">
          <draw:text-box>
            <text:p text:style-name="P15">D4</text:p>
          </draw:text-box>
        </draw:frame>
        <draw:frame draw:style-name="gr55" draw:text-style-name="P18" draw:layer="layout" svg:width="0.154cm" svg:height="0.145cm" svg:x="5.878cm" svg:y="13.172cm">
          <draw:text-box>
            <text:p text:style-name="P17">23</text:p>
          </draw:text-box>
        </draw:frame>
        <draw:frame draw:style-name="gr51" draw:text-style-name="P16" draw:layer="layout" svg:width="0.243cm" svg:height="0.204cm" svg:x="5.992cm" svg:y="12.994cm">
          <draw:text-box>
            <text:p text:style-name="P15">E4</text:p>
          </draw:text-box>
        </draw:frame>
        <draw:frame draw:style-name="gr55" draw:text-style-name="P18" draw:layer="layout" svg:width="0.154cm" svg:height="0.145cm" svg:x="6.066cm" svg:y="12.869cm">
          <draw:text-box>
            <text:p text:style-name="P17">24</text:p>
          </draw:text-box>
        </draw:frame>
        <draw:frame draw:style-name="gr51" draw:text-style-name="P16" draw:layer="layout" svg:width="0.243cm" svg:height="0.204cm" svg:x="6.182cm" svg:y="12.691cm">
          <draw:text-box>
            <text:p text:style-name="P15">F4</text:p>
          </draw:text-box>
        </draw:frame>
        <draw:frame draw:style-name="gr55" draw:text-style-name="P18" draw:layer="layout" svg:width="0.154cm" svg:height="0.145cm" svg:x="6.256cm" svg:y="12.565cm">
          <draw:text-box>
            <text:p text:style-name="P17">25</text:p>
          </draw:text-box>
        </draw:frame>
        <draw:frame draw:style-name="gr52" draw:text-style-name="P16" draw:layer="layout" svg:width="0.269cm" svg:height="0.204cm" svg:x="6.365cm" svg:y="12.388cm">
          <draw:text-box>
            <text:p text:style-name="P15">G4</text:p>
          </draw:text-box>
        </draw:frame>
        <draw:frame draw:style-name="gr55" draw:text-style-name="P18" draw:layer="layout" svg:width="0.154cm" svg:height="0.145cm" svg:x="6.446cm" svg:y="12.262cm">
          <draw:text-box>
            <text:p text:style-name="P17">26</text:p>
          </draw:text-box>
        </draw:frame>
        <draw:frame draw:style-name="gr53" draw:text-style-name="P16" draw:layer="layout" svg:width="0.26cm" svg:height="0.204cm" svg:x="6.542cm" svg:y="12.104cm">
          <draw:text-box>
            <text:p text:style-name="P15">A4</text:p>
          </draw:text-box>
        </draw:frame>
        <draw:frame draw:style-name="gr55" draw:text-style-name="P18" draw:layer="layout" svg:width="0.154cm" svg:height="0.145cm" svg:x="6.623cm" svg:y="11.979cm">
          <draw:text-box>
            <text:p text:style-name="P17">27</text:p>
          </draw:text-box>
        </draw:frame>
        <draw:frame draw:style-name="gr54" draw:text-style-name="P16" draw:layer="layout" svg:width="0.256cm" svg:height="0.204cm" svg:x="6.719cm" svg:y="11.821cm">
          <draw:text-box>
            <text:p text:style-name="P15">B4</text:p>
          </draw:text-box>
        </draw:frame>
        <draw:frame draw:style-name="gr55" draw:text-style-name="P18" draw:layer="layout" svg:width="0.154cm" svg:height="0.145cm" svg:x="6.8cm" svg:y="11.696cm">
          <draw:text-box>
            <text:p text:style-name="P17">28</text:p>
          </draw:text-box>
        </draw:frame>
        <draw:frame draw:style-name="gr48" draw:text-style-name="P16" draw:layer="layout" svg:width="0.252cm" svg:height="0.204cm" svg:x="6.903cm" svg:y="11.539cm">
          <draw:text-box>
            <text:p text:style-name="P15">C5</text:p>
          </draw:text-box>
        </draw:frame>
        <draw:frame draw:style-name="gr55" draw:text-style-name="P18" draw:layer="layout" svg:width="0.154cm" svg:height="0.145cm" svg:x="6.977cm" svg:y="11.413cm">
          <draw:text-box>
            <text:p text:style-name="P17">29</text:p>
          </draw:text-box>
        </draw:frame>
        <draw:frame draw:style-name="gr50" draw:text-style-name="P16" draw:layer="layout" svg:width="0.269cm" svg:height="0.204cm" svg:x="7.067cm" svg:y="11.256cm">
          <draw:text-box>
            <text:p text:style-name="P15">D5</text:p>
          </draw:text-box>
        </draw:frame>
        <draw:frame draw:style-name="gr55" draw:text-style-name="P18" draw:layer="layout" svg:width="0.154cm" svg:height="0.145cm" svg:x="7.154cm" svg:y="11.13cm">
          <draw:text-box>
            <text:p text:style-name="P17">30</text:p>
          </draw:text-box>
        </draw:frame>
        <draw:frame draw:style-name="gr51" draw:text-style-name="P16" draw:layer="layout" svg:width="0.243cm" svg:height="0.204cm" svg:x="7.257cm" svg:y="10.972cm">
          <draw:text-box>
            <text:p text:style-name="P15">E5</text:p>
          </draw:text-box>
        </draw:frame>
        <draw:frame draw:style-name="gr55" draw:text-style-name="P18" draw:layer="layout" svg:width="0.154cm" svg:height="0.145cm" svg:x="7.331cm" svg:y="10.847cm">
          <draw:text-box>
            <text:p text:style-name="P17">31</text:p>
          </draw:text-box>
        </draw:frame>
        <draw:frame draw:style-name="gr51" draw:text-style-name="P16" draw:layer="layout" svg:width="0.243cm" svg:height="0.204cm" svg:x="7.434cm" svg:y="10.689cm">
          <draw:text-box>
            <text:p text:style-name="P15">F5</text:p>
          </draw:text-box>
        </draw:frame>
        <draw:frame draw:style-name="gr55" draw:text-style-name="P18" draw:layer="layout" svg:width="0.154cm" svg:height="0.145cm" svg:x="7.508cm" svg:y="10.563cm">
          <draw:text-box>
            <text:p text:style-name="P17">32</text:p>
          </draw:text-box>
        </draw:frame>
        <draw:frame draw:style-name="gr52" draw:text-style-name="P16" draw:layer="layout" svg:width="0.269cm" svg:height="0.204cm" svg:x="7.605cm" svg:y="10.406cm">
          <draw:text-box>
            <text:p text:style-name="P15">G5</text:p>
          </draw:text-box>
        </draw:frame>
        <draw:frame draw:style-name="gr55" draw:text-style-name="P18" draw:layer="layout" svg:width="0.154cm" svg:height="0.145cm" svg:x="7.685cm" svg:y="10.28cm">
          <draw:text-box>
            <text:p text:style-name="P17">33</text:p>
          </draw:text-box>
        </draw:frame>
        <draw:frame draw:style-name="gr53" draw:text-style-name="P16" draw:layer="layout" svg:width="0.26cm" svg:height="0.204cm" svg:x="7.769cm" svg:y="10.143cm">
          <draw:text-box>
            <text:p text:style-name="P15">A5</text:p>
          </draw:text-box>
        </draw:frame>
        <draw:frame draw:style-name="gr55" draw:text-style-name="P18" draw:layer="layout" svg:width="0.154cm" svg:height="0.145cm" svg:x="7.849cm" svg:y="10.017cm">
          <draw:text-box>
            <text:p text:style-name="P17">34</text:p>
          </draw:text-box>
        </draw:frame>
        <draw:frame draw:style-name="gr54" draw:text-style-name="P16" draw:layer="layout" svg:width="0.256cm" svg:height="0.204cm" svg:x="7.933cm" svg:y="9.879cm">
          <draw:text-box>
            <text:p text:style-name="P15">B5</text:p>
          </draw:text-box>
        </draw:frame>
        <draw:frame draw:style-name="gr55" draw:text-style-name="P18" draw:layer="layout" svg:width="0.154cm" svg:height="0.145cm" svg:x="8.013cm" svg:y="9.754cm">
          <draw:text-box>
            <text:p text:style-name="P17">35</text:p>
          </draw:text-box>
        </draw:frame>
        <draw:frame draw:style-name="gr48" draw:text-style-name="P16" draw:layer="layout" svg:width="0.252cm" svg:height="0.204cm" svg:x="8.104cm" svg:y="9.616cm">
          <draw:text-box>
            <text:p text:style-name="P15">C6</text:p>
          </draw:text-box>
        </draw:frame>
        <draw:frame draw:style-name="gr55" draw:text-style-name="P18" draw:layer="layout" svg:width="0.154cm" svg:height="0.145cm" svg:x="8.178cm" svg:y="9.491cm">
          <draw:text-box>
            <text:p text:style-name="P17">36</text:p>
          </draw:text-box>
        </draw:frame>
        <draw:frame draw:style-name="gr50" draw:text-style-name="P16" draw:layer="layout" svg:width="0.269cm" svg:height="0.204cm" svg:x="8.256cm" svg:y="9.353cm">
          <draw:text-box>
            <text:p text:style-name="P15">D6</text:p>
          </draw:text-box>
        </draw:frame>
        <draw:frame draw:style-name="gr55" draw:text-style-name="P18" draw:layer="layout" svg:width="0.154cm" svg:height="0.145cm" svg:x="8.342cm" svg:y="9.228cm">
          <draw:text-box>
            <text:p text:style-name="P17">37</text:p>
          </draw:text-box>
        </draw:frame>
        <draw:frame draw:style-name="gr51" draw:text-style-name="P16" draw:layer="layout" svg:width="0.243cm" svg:height="0.204cm" svg:x="8.433cm" svg:y="9.09cm">
          <draw:text-box>
            <text:p text:style-name="P15">E6</text:p>
          </draw:text-box>
        </draw:frame>
        <draw:frame draw:style-name="gr55" draw:text-style-name="P18" draw:layer="layout" svg:width="0.154cm" svg:height="0.145cm" svg:x="8.507cm" svg:y="8.965cm">
          <draw:text-box>
            <text:p text:style-name="P17">38</text:p>
          </draw:text-box>
        </draw:frame>
        <draw:frame draw:style-name="gr51" draw:text-style-name="P16" draw:layer="layout" svg:width="0.243cm" svg:height="0.204cm" svg:x="8.597cm" svg:y="8.827cm">
          <draw:text-box>
            <text:p text:style-name="P15">F6</text:p>
          </draw:text-box>
        </draw:frame>
        <draw:frame draw:style-name="gr55" draw:text-style-name="P18" draw:layer="layout" svg:width="0.154cm" svg:height="0.145cm" svg:x="8.671cm" svg:y="8.701cm">
          <draw:text-box>
            <text:p text:style-name="P17">39</text:p>
          </draw:text-box>
        </draw:frame>
        <draw:frame draw:style-name="gr52" draw:text-style-name="P16" draw:layer="layout" svg:width="0.269cm" svg:height="0.204cm" svg:x="8.755cm" svg:y="8.564cm">
          <draw:text-box>
            <text:p text:style-name="P15">G6</text:p>
          </draw:text-box>
        </draw:frame>
        <draw:frame draw:style-name="gr55" draw:text-style-name="P18" draw:layer="layout" svg:width="0.154cm" svg:height="0.145cm" svg:x="8.835cm" svg:y="8.438cm">
          <draw:text-box>
            <text:p text:style-name="P17">40</text:p>
          </draw:text-box>
        </draw:frame>
        <draw:frame draw:style-name="gr53" draw:text-style-name="P16" draw:layer="layout" svg:width="0.26cm" svg:height="0.204cm" svg:x="8.92cm" svg:y="8.301cm">
          <draw:text-box>
            <text:p text:style-name="P15">A6</text:p>
          </draw:text-box>
        </draw:frame>
        <draw:frame draw:style-name="gr55" draw:text-style-name="P18" draw:layer="layout" svg:width="0.154cm" svg:height="0.145cm" svg:x="9cm" svg:y="8.175cm">
          <draw:text-box>
            <text:p text:style-name="P17">41</text:p>
          </draw:text-box>
        </draw:frame>
        <draw:frame draw:style-name="gr54" draw:text-style-name="P16" draw:layer="layout" svg:width="0.256cm" svg:height="0.204cm" svg:x="9.084cm" svg:y="8.038cm">
          <draw:text-box>
            <text:p text:style-name="P15">B6</text:p>
          </draw:text-box>
        </draw:frame>
        <draw:frame draw:style-name="gr55" draw:text-style-name="P18" draw:layer="layout" svg:width="0.154cm" svg:height="0.145cm" svg:x="9.164cm" svg:y="7.912cm">
          <draw:text-box>
            <text:p text:style-name="P17">42</text:p>
          </draw:text-box>
        </draw:frame>
        <draw:frame draw:style-name="gr48" draw:text-style-name="P16" draw:layer="layout" svg:width="0.252cm" svg:height="0.204cm" svg:x="9.255cm" svg:y="7.775cm">
          <draw:text-box>
            <text:p text:style-name="P15">C7</text:p>
          </draw:text-box>
        </draw:frame>
        <draw:frame draw:style-name="gr55" draw:text-style-name="P18" draw:layer="layout" svg:width="0.154cm" svg:height="0.145cm" svg:x="9.329cm" svg:y="7.649cm">
          <draw:text-box>
            <text:p text:style-name="P17">43</text:p>
          </draw:text-box>
        </draw:frame>
        <draw:frame draw:style-name="gr50" draw:text-style-name="P16" draw:layer="layout" svg:width="0.269cm" svg:height="0.204cm" svg:x="9.407cm" svg:y="7.512cm">
          <draw:text-box>
            <text:p text:style-name="P15">D7</text:p>
          </draw:text-box>
        </draw:frame>
        <draw:frame draw:style-name="gr55" draw:text-style-name="P18" draw:layer="layout" svg:width="0.154cm" svg:height="0.145cm" svg:x="9.493cm" svg:y="7.386cm">
          <draw:text-box>
            <text:p text:style-name="P17">44</text:p>
          </draw:text-box>
        </draw:frame>
        <draw:frame draw:style-name="gr51" draw:text-style-name="P16" draw:layer="layout" svg:width="0.243cm" svg:height="0.204cm" svg:x="9.583cm" svg:y="7.249cm">
          <draw:text-box>
            <text:p text:style-name="P15">E7</text:p>
          </draw:text-box>
        </draw:frame>
        <draw:frame draw:style-name="gr55" draw:text-style-name="P18" draw:layer="layout" svg:width="0.154cm" svg:height="0.145cm" svg:x="9.657cm" svg:y="7.123cm">
          <draw:text-box>
            <text:p text:style-name="P17">45</text:p>
          </draw:text-box>
        </draw:frame>
        <draw:frame draw:style-name="gr51" draw:text-style-name="P16" draw:layer="layout" svg:width="0.243cm" svg:height="0.204cm" svg:x="9.748cm" svg:y="6.986cm">
          <draw:text-box>
            <text:p text:style-name="P15">F7</text:p>
          </draw:text-box>
        </draw:frame>
        <draw:frame draw:style-name="gr55" draw:text-style-name="P18" draw:layer="layout" svg:width="0.154cm" svg:height="0.145cm" svg:x="9.822cm" svg:y="6.86cm">
          <draw:text-box>
            <text:p text:style-name="P17">46</text:p>
          </draw:text-box>
        </draw:frame>
        <draw:frame draw:style-name="gr52" draw:text-style-name="P16" draw:layer="layout" svg:width="0.269cm" svg:height="0.204cm" svg:x="9.906cm" svg:y="6.723cm">
          <draw:text-box>
            <text:p text:style-name="P15">G7</text:p>
          </draw:text-box>
        </draw:frame>
        <draw:frame draw:style-name="gr55" draw:text-style-name="P18" draw:layer="layout" svg:width="0.154cm" svg:height="0.145cm" svg:x="9.986cm" svg:y="6.597cm">
          <draw:text-box>
            <text:p text:style-name="P17">47</text:p>
          </draw:text-box>
        </draw:frame>
        <draw:path draw:style-name="gr56" draw:text-style-name="P19" draw:layer="layout" svg:width="0.064cm" svg:height="0.064cm" svg:x="0.137cm" svg:y="3.988cm" svg:viewBox="0 0 65 65" svg:d="M65 33c0 5-1 11-4 16s-7 9-12 12-10 4-16 4-11-1-16-4-9-7-12-12-5-11-5-16c0-6 2-12 5-17s7-9 12-12 10-4 16-4 11 1 16 4 9 7 12 12 4 11 4 17z">
          <text:p/>
        </draw:path>
        <draw:frame draw:style-name="gr57" draw:text-style-name="P21" draw:layer="layout" svg:width="0.358cm" svg:height="0.256cm" svg:x="0.318cm" svg:y="3.889cm">
          <draw:text-box>
            <text:p text:style-name="P20">NB</text:p>
          </draw:text-box>
        </draw:frame>
        <draw:path draw:style-name="gr56" draw:text-style-name="P19" draw:layer="layout" svg:width="0.064cm" svg:height="0.064cm" svg:x="0.137cm" svg:y="1.801cm" svg:viewBox="0 0 65 65" svg:d="M65 33c0 5-1 11-4 16s-7 9-12 12-10 4-16 4-11-1-16-4-9-7-12-12-5-11-5-16c0-6 2-12 5-17s7-9 12-12 10-4 16-4 11 1 16 4 9 7 12 12 4 11 4 17z">
          <text:p/>
        </draw:path>
        <draw:frame draw:style-name="gr58" draw:text-style-name="P21" draw:layer="layout" svg:width="0.336cm" svg:height="0.256cm" svg:x="0.318cm" svg:y="1.702cm">
          <draw:text-box>
            <text:p text:style-name="P20">NT</text:p>
          </draw:text-box>
        </draw:frame>
        <draw:path draw:style-name="gr56" draw:text-style-name="P19" draw:layer="layout" svg:width="0.064cm" svg:height="0.065cm" svg:x="10.327cm" svg:y="5.938cm" svg:viewBox="0 0 65 66" svg:d="M65 33c0 6-2 11-5 16s-6 9-11 12-11 5-17 5-11-2-16-5-9-7-12-12-4-10-4-16 1-11 4-16 7-9 12-12 10-5 16-5 12 2 17 5 9 7 11 12c3 5 5 10 5 16z">
          <text:p/>
        </draw:path>
        <draw:frame draw:style-name="gr59" draw:text-style-name="P21" draw:layer="layout" svg:width="0.309cm" svg:height="0.256cm" svg:x="10.507cm" svg:y="5.839cm">
          <draw:text-box>
            <text:p text:style-name="P20">ST</text:p>
          </draw:text-box>
        </draw:frame>
        <draw:path draw:style-name="gr60" draw:text-style-name="P2" draw:layer="layout" svg:width="10.188cm" svg:height="4.147cm" svg:x="0.17cm" svg:y="3.731cm" svg:viewBox="0 0 10189 4148" svg:d="M0 290c374 1 752 49 1124 5 446-53 868-324 1316-292 437 31 836 276 1227 473 86 43 127 146 174 230 417 759 745 1569 1216 2295 211 326 494 612 811 835 230 161 516 235 792 290 189 37 390 23 578-19 201-45 388-142 569-238 347-184 702-360 1013-600 414-318 774-701 1151-1063 22-21-54 29-82 40-8 2-31 2-24 1 108-2 216-5 324-7">
          <text:p/>
        </draw:path>
        <draw:path draw:style-name="gr60" draw:text-style-name="P2" draw:layer="layout" svg:width="10.396cm" svg:height="5.581cm" svg:x="0.17cm" svg:y="1.05cm" svg:viewBox="0 0 10397 5582" svg:d="M10189 4921c523-837-76-1197-337-778-29 46-89 62-134 94-60 42-113 95-169 142-220 185-439 369-658 555-5 4 21-15 15-12-109 72-219 143-328 215-7 4 26-14 19-11-219 101-438 202-657 305-9 4 38-13 28-10-168 41-337 82-506 124-8 2 34-5 26-4-177 13-354 26-531 40-12 1 48 3 36 1-59-10-118-19-177-28-16-2 60 23 46 15-117-61-236-121-354-181-6-3 24 15 18 11-126-88-252-177-379-265-8-6 29 26 22 19-63-65-126-130-189-195-5-5 18 22 14 16-64-85-127-171-190-257-3-4 11 18 8 14-218-370-1420-4074-2062-4378s-1372-435-2115-299-1635 292-1635 730">
          <text:p/>
        </draw:path>
        <draw:line draw:style-name="gr60" draw:text-style-name="P2" draw:layer="layout" svg:x1="0.17cm" svg:y1="1.834cm" svg:x2="0.17cm" svg:y2="4.021cm">
          <text:p/>
        </draw:line>
        <draw:path draw:style-name="gr61" draw:text-style-name="P19" draw:layer="layout" svg:width="0.049cm" svg:height="0.048cm" svg:x="0.145cm" svg:y="3.996cm" svg:viewBox="0 0 50 49" svg:d="M50 25c0 4-2 8-4 12s-5 7-9 9-8 3-12 3-8-1-12-3-6-5-9-9-4-8-4-12c0-5 1-9 4-13 2-3 5-7 9-9s8-3 12-3 8 1 12 3 7 6 9 9c2 4 4 8 4 13z">
          <text:p/>
        </draw:path>
        <draw:path draw:style-name="gr61" draw:text-style-name="P19" draw:layer="layout" svg:width="0.048cm" svg:height="0.049cm" svg:x="1.269cm" svg:y="4.001cm" svg:viewBox="0 0 49 50" svg:d="M49 25c0 4-1 8-3 12s-5 7-9 9-8 4-12 4c-5 0-9-2-13-4s-7-5-9-9-3-8-3-12 1-9 3-12c2-4 5-6 9-9s8-4 13-4c4 0 8 1 12 4s7 5 9 9c2 3 3 8 3 12z">
          <text:p/>
        </draw:path>
        <draw:path draw:style-name="gr61" draw:text-style-name="P19" draw:layer="layout" svg:width="0.049cm" svg:height="0.049cm" svg:x="2.585cm" svg:y="3.709cm" svg:viewBox="0 0 50 50" svg:d="M50 25c0 4-1 8-4 12s-6 7-9 10c-4 2-8 3-12 3s-8 0-12-3-7-6-9-10-4-8-4-12 2-8 4-12 5-7 9-9 8-4 12-4 8 2 12 4 7 5 9 9c3 4 4 8 4 12z">
          <text:p/>
        </draw:path>
        <draw:path draw:style-name="gr61" draw:text-style-name="P19" draw:layer="layout" svg:width="0.048cm" svg:height="0.048cm" svg:x="3.813cm" svg:y="4.182cm" svg:viewBox="0 0 49 49" svg:d="M49 25c0 4 0 8-3 12s-5 7-9 9-9 3-13 3c-5 0-8-1-12-3s-7-5-9-9-3-8-3-12c0-5 1-9 3-13 2-3 5-6 9-9s8-3 12-3c5 0 9 0 13 3s6 6 9 9c2 4 3 8 3 13z">
          <text:p/>
        </draw:path>
        <draw:path draw:style-name="gr61" draw:text-style-name="P19" draw:layer="layout" svg:width="0.048cm" svg:height="0.048cm" svg:x="3.986cm" svg:y="4.413cm" svg:viewBox="0 0 49 49" svg:d="M49 24c0 5-1 9-3 13s-5 7-9 9-8 3-12 3c-5 0-9-1-13-3s-7-5-9-9-3-8-3-13c0-4 1-8 3-12s5-7 9-9 8-3 13-3c4 0 8 1 12 3s7 5 9 9 3 8 3 12z">
          <text:p/>
        </draw:path>
        <draw:path draw:style-name="gr61" draw:text-style-name="P19" draw:layer="layout" svg:width="0.049cm" svg:height="0.048cm" svg:x="5.202cm" svg:y="6.709cm" svg:viewBox="0 0 50 49" svg:d="M50 24c0 5-2 9-4 13s-6 6-9 9c-4 2-8 3-12 3s-9-1-12-3c-4-3-6-6-9-9-3-4-4-8-4-13 0-4 1-8 4-12 2-4 5-7 9-9s8-3 12-3 8 1 12 3 7 5 9 9 4 8 4 12z">
          <text:p/>
        </draw:path>
        <draw:path draw:style-name="gr61" draw:text-style-name="P19" draw:layer="layout" svg:width="0.048cm" svg:height="0.049cm" svg:x="6.013cm" svg:y="7.543cm" svg:viewBox="0 0 49 50" svg:d="M49 25c0 4-1 8-3 12-3 3-5 7-9 9s-9 4-13 4c-5 0-8-2-12-4s-7-5-9-9-3-8-3-12 1-9 3-12c2-4 5-6 9-9s8-4 12-4c5 0 9 1 13 4 3 3 6 5 9 9 2 3 3 8 3 12z">
          <text:p/>
        </draw:path>
        <draw:path draw:style-name="gr61" draw:text-style-name="P19" draw:layer="layout" svg:width="0.048cm" svg:height="0.048cm" svg:x="6.806cm" svg:y="7.833cm" svg:viewBox="0 0 49 49" svg:d="M49 25c0 4-1 8-3 12s-5 7-9 9-9 3-13 3c-5 0-8-1-12-3s-7-5-9-9-3-8-3-12c0-5 1-9 3-13 2-3 5-7 9-9s8-3 12-3c5 0 9 1 13 3s7 6 9 9c2 4 3 8 3 13z">
          <text:p/>
        </draw:path>
        <draw:path draw:style-name="gr61" draw:text-style-name="P19" draw:layer="layout" svg:width="0.048cm" svg:height="0.048cm" svg:x="7.384cm" svg:y="7.814cm" svg:viewBox="0 0 49 49" svg:d="M49 25c0 4-1 8-3 12s-5 7-9 9-9 3-13 3c-5 0-8-1-12-3s-7-5-9-9-3-8-3-12c0-5 1-9 3-13 2-3 5-6 9-9s8-3 12-3c5 0 9 0 13 3s7 6 9 9c2 4 3 8 3 13z">
          <text:p/>
        </draw:path>
        <draw:path draw:style-name="gr61" draw:text-style-name="P19" draw:layer="layout" svg:width="0.048cm" svg:height="0.048cm" svg:x="7.953cm" svg:y="7.576cm" svg:viewBox="0 0 49 49" svg:d="M49 25c0 4-1 8-3 12s-5 7-9 9-9 3-13 3c-5 0-8-1-12-3s-7-5-9-9-3-8-3-12c0-5 1-9 3-13 2-3 5-6 9-9s8-3 12-3c5 0 9 0 13 3s7 6 9 9c2 4 3 8 3 13z">
          <text:p/>
        </draw:path>
        <draw:path draw:style-name="gr61" draw:text-style-name="P19" draw:layer="layout" svg:width="0.049cm" svg:height="0.048cm" svg:x="8.965cm" svg:y="6.977cm" svg:viewBox="0 0 50 49" svg:d="M50 24c0 5-1 9-4 13s-5 7-9 9-8 3-12 3-8-1-12-3-7-5-9-9-4-8-4-13c0-4 2-8 4-12s5-7 9-9 8-3 12-3 8 1 12 3 7 5 9 9c3 4 4 8 4 12z">
          <text:p/>
        </draw:path>
        <draw:path draw:style-name="gr61" draw:text-style-name="P19" draw:layer="layout" svg:width="0.049cm" svg:height="0.049cm" svg:x="10.116cm" svg:y="5.912cm" svg:viewBox="0 0 50 50" svg:d="M50 25c0 4-1 8-4 12s-5 6-9 9-8 4-12 4-8-1-12-4-7-5-9-9-4-8-4-12 2-9 4-12c2-4 5-6 9-9s8-4 12-4 8 1 12 4 7 5 9 9c3 3 4 8 4 12z">
          <text:p/>
        </draw:path>
        <draw:path draw:style-name="gr61" draw:text-style-name="P19" draw:layer="layout" svg:width="0.048cm" svg:height="0.048cm" svg:x="10.034cm" svg:y="5.952cm" svg:viewBox="0 0 49 49" svg:d="M49 25c0 4-1 8-3 12s-5 7-9 9-8 3-12 3c-5 0-9-1-13-3s-7-5-9-9-3-8-3-12c0-5 1-9 3-13 2-3 5-7 9-9s8-3 13-3c4 0 8 1 12 3s7 6 9 9c2 4 3 8 3 13z">
          <text:p/>
        </draw:path>
        <draw:path draw:style-name="gr61" draw:text-style-name="P19" draw:layer="layout" svg:width="0.048cm" svg:height="0.048cm" svg:x="10.011cm" svg:y="5.954cm" svg:viewBox="0 0 49 49" svg:d="M49 24c0 5-1 9-3 13s-5 7-9 9-9 3-13 3c-5 0-8-1-12-3s-7-5-9-9-3-8-3-13c0-4 1-8 3-12s5-7 9-9 8-3 12-3c5 0 9 1 13 3s7 5 9 9 3 8 3 12z">
          <text:p/>
        </draw:path>
        <draw:path draw:style-name="gr61" draw:text-style-name="P19" draw:layer="layout" svg:width="0.048cm" svg:height="0.049cm" svg:x="10.335cm" svg:y="5.946cm" svg:viewBox="0 0 49 50" svg:d="M49 25c0 4-1 8-3 12-3 3-5 7-9 9s-9 4-13 4c-5 0-8-2-12-4s-7-5-9-9-3-8-3-12 1-9 3-12c2-4 5-6 9-9s8-4 12-4c5 0 9 1 13 4 3 3 6 5 9 9 2 3 3 8 3 12z">
          <text:p/>
        </draw:path>
        <draw:path draw:style-name="gr61" draw:text-style-name="P19" draw:layer="layout" svg:width="0.049cm" svg:height="0.049cm" svg:x="9.997cm" svg:y="5.168cm" svg:viewBox="0 0 50 50" svg:d="M50 25c0 4-2 8-4 12s-5 7-9 9-8 4-12 4-8-2-12-4-6-5-9-9-4-8-4-12 1-9 4-12c2-4 5-6 9-9s8-4 12-4 8 1 12 4 7 5 9 9c2 3 4 8 4 12z">
          <text:p/>
        </draw:path>
        <draw:path draw:style-name="gr61" draw:text-style-name="P19" draw:layer="layout" svg:width="0.048cm" svg:height="0.048cm" svg:x="9.864cm" svg:y="5.262cm" svg:viewBox="0 0 49 49" svg:d="M49 25c0 4 0 8-3 12s-5 7-9 9-9 3-13 3c-5 0-8-1-12-3s-7-5-9-9-3-8-3-12c0-5 1-9 3-13 2-3 5-6 9-9s8-3 12-3c5 0 9 0 13 3s6 6 9 9c2 4 3 8 3 13z">
          <text:p/>
        </draw:path>
        <draw:path draw:style-name="gr61" draw:text-style-name="P19" draw:layer="layout" svg:width="0.048cm" svg:height="0.048cm" svg:x="9.694cm" svg:y="5.405cm" svg:viewBox="0 0 49 49" svg:d="M49 24c0 5-1 9-3 13s-5 7-9 9-8 3-12 3c-5 0-9-1-13-3s-7-5-9-9-3-8-3-13c0-4 1-8 3-12s5-7 9-9 8-3 13-3c4 0 8 1 12 3s7 5 9 9 3 8 3 12z">
          <text:p/>
        </draw:path>
        <draw:path draw:style-name="gr61" draw:text-style-name="P19" draw:layer="layout" svg:width="0.048cm" svg:height="0.048cm" svg:x="9.037cm" svg:y="5.959cm" svg:viewBox="0 0 49 49" svg:d="M49 25c0 4 0 8-3 12s-5 7-9 9-9 3-13 3c-5 0-8-1-12-3s-7-5-9-9-3-8-3-12c0-5 1-9 3-13s5-7 9-9 8-3 12-3c5 0 9 1 13 3s6 5 9 9c2 4 3 8 3 13z">
          <text:p/>
        </draw:path>
        <draw:path draw:style-name="gr61" draw:text-style-name="P19" draw:layer="layout" svg:width="0.048cm" svg:height="0.049cm" svg:x="9.052cm" svg:y="5.947cm" svg:viewBox="0 0 49 50" svg:d="M49 25c0 5-1 9-3 13s-5 6-9 9-9 3-13 3c-5 0-8 0-12-3s-7-5-9-9-3-8-3-13c0-4 1-8 3-12s5-7 9-9 8-4 12-4c5 0 9 2 13 4s7 5 9 9 3 8 3 12z">
          <text:p/>
        </draw:path>
        <draw:path draw:style-name="gr61" draw:text-style-name="P19" draw:layer="layout" svg:width="0.048cm" svg:height="0.048cm" svg:x="8.723cm" svg:y="6.162cm" svg:viewBox="0 0 49 49" svg:d="M49 25c0 4-1 8-3 12s-5 7-9 9-8 3-12 3c-5 0-9-1-13-3s-6-5-9-9-3-8-3-12c0-5 1-9 3-13 3-3 5-6 9-9s8-3 13-3c4 0 8 0 12 3s7 6 9 9c2 4 3 8 3 13z">
          <text:p/>
        </draw:path>
        <draw:path draw:style-name="gr61" draw:text-style-name="P19" draw:layer="layout" svg:width="0.048cm" svg:height="0.049cm" svg:x="8.743cm" svg:y="6.151cm" svg:viewBox="0 0 49 50" svg:d="M49 25c0 4-1 8-3 12s-5 7-9 9-9 4-13 4c-5 0-8-2-12-4s-7-5-9-9-3-8-3-12 1-9 3-12c2-4 5-6 9-9s8-4 12-4c5 0 9 1 13 4s7 5 9 9c2 3 3 8 3 12z">
          <text:p/>
        </draw:path>
        <draw:path draw:style-name="gr61" draw:text-style-name="P19" draw:layer="layout" svg:width="0.049cm" svg:height="0.048cm" svg:x="8.085cm" svg:y="6.456cm" svg:viewBox="0 0 50 49" svg:d="M50 25c0 4-1 8-4 12s-5 7-9 9-8 3-12 3-8-1-12-3-6-5-9-9-4-8-4-12c0-5 1-9 4-13 2-4 5-7 9-9s8-3 12-3 8 1 12 3 7 5 9 9c3 4 4 8 4 13z">
          <text:p/>
        </draw:path>
        <draw:path draw:style-name="gr61" draw:text-style-name="P19" draw:layer="layout" svg:width="0.048cm" svg:height="0.048cm" svg:x="8.114cm" svg:y="6.446cm" svg:viewBox="0 0 49 49" svg:d="M49 25c0 4-1 8-3 12s-5 7-9 9-9 3-13 3c-5 0-8-1-12-3s-7-5-9-9-3-8-3-12c0-5 1-9 3-13s5-7 9-9 8-3 12-3c5 0 9 1 13 3s7 5 9 9 3 8 3 13z">
          <text:p/>
        </draw:path>
        <draw:path draw:style-name="gr61" draw:text-style-name="P19" draw:layer="layout" svg:width="0.048cm" svg:height="0.048cm" svg:x="7.608cm" svg:y="6.57cm" svg:viewBox="0 0 49 49" svg:d="M49 25c0 4-1 8-3 12s-5 7-9 9-9 3-13 3c-5 0-8-1-12-3s-7-5-9-9-3-8-3-12c0-5 1-9 3-13 2-3 5-7 9-9s8-3 12-3c5 0 9 1 13 3s7 6 9 9c2 4 3 8 3 13z">
          <text:p/>
        </draw:path>
        <draw:path draw:style-name="gr61" draw:text-style-name="P19" draw:layer="layout" svg:width="0.048cm" svg:height="0.048cm" svg:x="7.633cm" svg:y="6.566cm" svg:viewBox="0 0 49 49" svg:d="M49 25c0 4-1 8-3 12s-5 7-9 9-8 3-12 3c-5 0-9-1-13-3s-7-5-9-9-3-8-3-12c0-5 1-9 3-13 2-3 5-7 9-9s8-3 13-3c4 0 8 1 12 3s7 6 9 9c2 4 3 8 3 13z">
          <text:p/>
        </draw:path>
        <draw:path draw:style-name="gr61" draw:text-style-name="P19" draw:layer="layout" svg:width="0.048cm" svg:height="0.048cm" svg:x="7.102cm" svg:y="6.606cm" svg:viewBox="0 0 49 49" svg:d="M49 25c0 4-1 8-3 12s-5 7-9 9-8 3-12 3c-5 0-9-1-13-3s-7-5-9-9-3-8-3-12c0-5 1-9 3-13 2-3 5-6 9-9s8-3 13-3c4 0 8 0 12 3s7 6 9 9c2 4 3 8 3 13z">
          <text:p/>
        </draw:path>
        <draw:path draw:style-name="gr61" draw:text-style-name="P19" draw:layer="layout" svg:width="0.048cm" svg:height="0.048cm" svg:x="7.138cm" svg:y="6.608cm" svg:viewBox="0 0 49 49" svg:d="M49 24c0 5-1 9-3 13s-5 6-9 9-8 3-12 3c-5 0-9 0-13-3s-6-5-9-9-3-8-3-13c0-4 1-8 3-12 3-4 5-7 9-9s8-3 13-3c4 0 8 1 12 3s7 5 9 9 3 8 3 12z">
          <text:p/>
        </draw:path>
        <draw:path draw:style-name="gr61" draw:text-style-name="P19" draw:layer="layout" svg:width="0.048cm" svg:height="0.049cm" svg:x="6.961cm" svg:y="6.579cm" svg:viewBox="0 0 49 50" svg:d="M49 25c0 4-1 8-3 12s-5 6-9 9-8 4-12 4c-5 0-10-2-13-4-4-3-7-5-9-9s-3-8-3-12 1-9 3-12c2-4 5-6 9-9 3-3 8-4 13-4 4 0 8 1 12 4s7 5 9 9c2 3 3 8 3 12z">
          <text:p/>
        </draw:path>
        <draw:path draw:style-name="gr61" draw:text-style-name="P19" draw:layer="layout" svg:width="0.049cm" svg:height="0.049cm" svg:x="7.007cm" svg:y="6.594cm" svg:viewBox="0 0 50 50" svg:d="M50 25c0 4-2 8-4 12s-5 6-9 9-8 4-12 4-8-1-12-4-6-5-9-9-4-8-4-12 1-9 4-12c2-4 5-7 9-9s8-4 12-4 8 2 12 4 7 5 9 9c2 3 4 8 4 12z">
          <text:p/>
        </draw:path>
        <draw:path draw:style-name="gr61" draw:text-style-name="P19" draw:layer="layout" svg:width="0.049cm" svg:height="0.048cm" svg:x="6.653cm" svg:y="6.414cm" svg:viewBox="0 0 50 49" svg:d="M50 24c0 5-2 9-4 13s-5 7-9 9-8 3-12 3-8-1-12-3-6-6-9-9c-3-4-4-8-4-13 0-4 1-8 4-12 2-4 5-7 9-9s8-3 12-3 8 1 12 3 7 5 9 9 4 8 4 12z">
          <text:p/>
        </draw:path>
        <draw:path draw:style-name="gr61" draw:text-style-name="P19" draw:layer="layout" svg:width="0.048cm" svg:height="0.048cm" svg:x="6.672cm" svg:y="6.425cm" svg:viewBox="0 0 49 49" svg:d="M49 24c0 5 0 9-3 13s-5 7-9 9-9 3-13 3c-5 0-8-1-12-3s-7-5-9-9-3-8-3-13c0-4 1-8 3-12s5-7 9-9 8-3 12-3c5 0 9 1 13 3s6 5 9 9c2 4 3 8 3 12z">
          <text:p/>
        </draw:path>
        <draw:path draw:style-name="gr61" draw:text-style-name="P19" draw:layer="layout" svg:width="0.048cm" svg:height="0.049cm" svg:x="6.293cm" svg:y="6.159cm" svg:viewBox="0 0 49 50" svg:d="M49 25c0 4-1 8-3 12-3 3-6 6-9 9-4 2-9 4-13 4-5 0-8-1-12-4s-7-5-9-9-3-8-3-12 1-9 3-12c2-4 5-6 9-9s8-4 12-4c5 0 9 1 13 4 3 3 6 5 9 9 2 3 3 8 3 12z">
          <text:p/>
        </draw:path>
        <draw:path draw:style-name="gr61" draw:text-style-name="P19" draw:layer="layout" svg:width="0.048cm" svg:height="0.049cm" svg:x="6.315cm" svg:y="6.178cm" svg:viewBox="0 0 49 50" svg:d="M49 25c0 4-1 8-3 12s-5 7-9 9-9 4-13 4c-5 0-8-2-12-4s-7-5-9-9-3-8-3-12 1-9 3-12c2-4 5-7 9-10s8-3 12-3c5 0 9 0 13 3s7 6 9 10c2 3 3 8 3 12z">
          <text:p/>
        </draw:path>
        <draw:path draw:style-name="gr61" draw:text-style-name="P19" draw:layer="layout" svg:width="0.048cm" svg:height="0.048cm" svg:x="6.125cm" svg:y="5.984cm" svg:viewBox="0 0 49 49" svg:d="M49 24c0 5-1 9-3 13s-5 6-9 9-8 3-12 3c-5 0-9 0-13-3s-6-5-9-9-3-8-3-13c0-4 1-8 3-12 3-4 5-7 9-9s8-3 13-3c4 0 8 1 12 3s7 5 9 9 3 8 3 12z">
          <text:p/>
        </draw:path>
        <draw:path draw:style-name="gr61" draw:text-style-name="P19" draw:layer="layout" svg:width="0.048cm" svg:height="0.048cm" svg:x="6.139cm" svg:y="6cm" svg:viewBox="0 0 49 49" svg:d="M49 24c0 5-1 9-3 13s-5 7-9 9-8 3-12 3c-5 0-9-1-13-3s-7-5-9-9-3-8-3-13c0-4 1-8 3-12s5-7 9-9 8-3 13-3c4 0 8 1 12 3s7 5 9 9 3 8 3 12z">
          <text:p/>
        </draw:path>
        <draw:path draw:style-name="gr61" draw:text-style-name="P19" draw:layer="layout" svg:width="0.048cm" svg:height="0.048cm" svg:x="5.949cm" svg:y="5.743cm" svg:viewBox="0 0 49 49" svg:d="M49 24c0 5-1 9-3 13s-5 7-9 9-8 3-12 3c-5 0-9-1-13-3s-7-5-9-9-3-8-3-13c0-4 1-8 3-12s5-7 9-9 8-3 13-3c4 0 8 1 12 3s7 5 9 9 3 8 3 12z">
          <text:p/>
        </draw:path>
        <draw:path draw:style-name="gr61" draw:text-style-name="P19" draw:layer="layout" svg:width="0.048cm" svg:height="0.048cm" svg:x="5.958cm" svg:y="5.756cm" svg:viewBox="0 0 49 49" svg:d="M49 25c0 4-1 8-3 12s-5 7-9 9-9 3-13 3c-5 0-8-1-12-3s-7-5-9-9-3-8-3-12c0-5 1-9 3-13s5-7 9-9 8-3 12-3c5 0 9 1 13 3s7 5 9 9 3 8 3 13z">
          <text:p/>
        </draw:path>
        <draw:path draw:style-name="gr61" draw:text-style-name="P19" draw:layer="layout" svg:width="0.048cm" svg:height="0.048cm" svg:x="5.571cm" svg:y="5.166cm" svg:viewBox="0 0 49 49" svg:d="M49 25c0 4-1 8-3 12s-5 7-9 9-8 3-12 3c-5 0-9-1-13-3s-7-5-9-9-3-8-3-12c0-5 1-9 3-13 2-3 5-7 9-9s8-3 13-3c4 0 8 1 12 3s7 6 9 9c2 4 3 8 3 13z">
          <text:p/>
        </draw:path>
        <draw:path draw:style-name="gr61" draw:text-style-name="P19" draw:layer="layout" svg:width="0.049cm" svg:height="0.048cm" svg:x="5.591cm" svg:y="5.204cm" svg:viewBox="0 0 50 49" svg:d="M50 24c0 5-2 9-4 13-3 3-5 7-9 9s-8 3-12 3-8-1-12-3-6-6-9-9c-3-4-4-8-4-13 0-4 1-8 4-12 2-4 5-7 9-9s8-3 12-3 8 1 12 3 7 5 9 9c3 4 4 8 4 12z">
          <text:p/>
        </draw:path>
        <draw:path draw:style-name="gr61" draw:text-style-name="P19" draw:layer="layout" svg:width="0.049cm" svg:height="0.049cm" svg:x="5.194cm" svg:y="4.261cm" svg:viewBox="0 0 50 50" svg:d="M50 25c0 4-2 8-4 12s-5 6-9 9-8 4-12 4-8-1-12-4-7-6-10-9c-3-4-3-8-3-12s1-9 3-12c3-4 6-7 10-9s8-4 12-4 8 2 12 4 7 5 9 9c2 3 4 8 4 12z">
          <text:p/>
        </draw:path>
        <draw:path draw:style-name="gr61" draw:text-style-name="P19" draw:layer="layout" svg:width="0.048cm" svg:height="0.049cm" svg:x="5.2cm" svg:y="4.274cm" svg:viewBox="0 0 49 50" svg:d="M49 25c0 4-1 8-3 12s-6 6-9 9c-4 2-9 4-13 4-5 0-8-1-12-4s-7-5-9-9-3-8-3-12 1-8 3-12 5-7 9-9 8-4 12-4c5 0 9 2 13 4s7 5 9 9 3 8 3 12z">
          <text:p/>
        </draw:path>
        <draw:path draw:style-name="gr61" draw:text-style-name="P19" draw:layer="layout" svg:width="0.048cm" svg:height="0.048cm" svg:x="4.995cm" svg:y="3.72cm" svg:viewBox="0 0 49 49" svg:d="M49 24c0 5-1 9-3 13s-5 7-9 9-9 3-13 3c-5 0-8-1-12-3s-7-5-9-9-3-8-3-13c0-4 1-8 3-12s5-7 9-9 8-3 12-3c5 0 9 1 13 3s7 5 9 9 3 8 3 12z">
          <text:p/>
        </draw:path>
        <draw:path draw:style-name="gr61" draw:text-style-name="P19" draw:layer="layout" svg:width="0.049cm" svg:height="0.049cm" svg:x="4.575cm" svg:y="2.825cm" svg:viewBox="0 0 50 50" svg:d="M50 25c0 4-2 8-4 12s-5 7-9 9-8 4-12 4-8-2-12-4-6-5-9-9-4-8-4-12 1-9 4-12c2-4 5-6 9-9s8-4 12-4 8 1 12 4 7 5 9 9c2 3 4 8 4 12z">
          <text:p/>
        </draw:path>
        <draw:path draw:style-name="gr61" draw:text-style-name="P19" draw:layer="layout" svg:width="0.049cm" svg:height="0.048cm" svg:x="4.36cm" svg:y="2.36cm" svg:viewBox="0 0 50 49" svg:d="M50 24c0 5-2 9-4 13s-6 6-9 9c-4 2-8 3-12 3s-9-1-12-3c-4-3-6-6-9-9-3-4-4-8-4-13 0-4 1-8 4-12 2-4 5-7 9-9s8-3 12-3 8 1 12 3 7 5 9 9 4 8 4 12z">
          <text:p/>
        </draw:path>
        <draw:path draw:style-name="gr61" draw:text-style-name="P19" draw:layer="layout" svg:width="0.048cm" svg:height="0.048cm" svg:x="2.932cm" svg:y="1.137cm" svg:viewBox="0 0 49 49" svg:d="M49 25c0 4-1 8-3 12s-5 7-9 9-8 3-12 3c-5 0-9-1-13-3s-7-5-9-9-3-8-3-12c0-5 1-9 3-13s5-7 9-9 8-3 13-3c4 0 8 1 12 3s7 5 9 9 3 8 3 13z">
          <text:p/>
        </draw:path>
        <draw:path draw:style-name="gr61" draw:text-style-name="P19" draw:layer="layout" svg:width="0.048cm" svg:height="0.048cm" svg:x="1.793cm" svg:y="1.101cm" svg:viewBox="0 0 49 49" svg:d="M49 25c0 4-1 8-3 12s-5 7-9 9-8 3-12 3c-5 0-9-1-13-3s-6-5-9-9-3-8-3-12c0-5 1-9 3-13 3-3 5-6 9-9s8-3 13-3c4 0 8 0 12 3s7 6 9 9c2 4 3 8 3 13z">
          <text:p/>
        </draw:path>
        <draw:path draw:style-name="gr61" draw:text-style-name="P19" draw:layer="layout" svg:width="0.048cm" svg:height="0.048cm" svg:x="1.572cm" svg:y="1.144cm" svg:viewBox="0 0 49 49" svg:d="M49 24c0 5-1 9-3 13s-5 7-9 9-8 3-12 3c-5 0-9-1-13-3s-7-5-9-9-3-8-3-13c0-4 1-8 3-12s5-7 9-9 8-3 13-3c4 0 8 1 12 3s7 5 9 9 3 8 3 12z">
          <text:p/>
        </draw:path>
        <draw:path draw:style-name="gr61" draw:text-style-name="P19" draw:layer="layout" svg:width="0.048cm" svg:height="0.048cm" svg:x="1.309cm" svg:y="1.201cm" svg:viewBox="0 0 49 49" svg:d="M49 25c0 4-1 8-3 12s-5 7-9 9-8 3-12 3c-5 0-9-1-13-3s-7-5-9-9-3-8-3-12c0-5 1-9 3-13s5-7 9-9 8-3 13-3c4 0 8 1 12 3s7 5 9 9 3 8 3 13z">
          <text:p/>
        </draw:path>
        <draw:path draw:style-name="gr61" draw:text-style-name="P19" draw:layer="layout" svg:width="0.049cm" svg:height="0.048cm" svg:x="0.145cm" svg:y="1.809cm" svg:viewBox="0 0 50 49" svg:d="M50 25c0 4-2 8-4 12s-5 7-9 9-8 3-12 3-8-1-12-3-6-5-9-9-4-8-4-12c0-5 1-9 4-13 2-3 5-7 9-9s8-3 12-3 8 1 12 3 7 6 9 9c2 4 4 8 4 13z">
          <text:p/>
        </draw:path>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ans-serif" svg:font-family="sans-serif"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draw:stroke-dash draw:name="Dash_20_Dot_20_5" draw:display-name="Dash Dot 5" draw:style="rect" draw:dots2="1" draw:dots2-length="0.037cm" draw:distance="0.024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731cm" fo:margin-bottom="0.731cm" fo:margin-left="0.731cm" fo:margin-right="0.731cm" fo:page-width="11.774cm" fo:page-height="23.83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6-04-19T21:46:43.113070982</dc:date>
    <meta:editing-duration>PT4M40S</meta:editing-duration>
    <meta:editing-cycles>1</meta:editing-cycles>
    <meta:document-statistic meta:object-count="636"/>
    <meta:generator>LibreOffice/7.3.7.2$Linux_X86_64 LibreOffice_project/30$Build-2</meta:generator>
  </office:meta>
</office:document-meta>
</file>